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063in"/>
    </style:style>
    <style:style style:name="co2" style:family="table-column">
      <style:table-column-properties fo:break-before="auto" style:column-width="0.5173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339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7043in"/>
    </style:style>
    <style:style style:name="co8" style:family="table-column">
      <style:table-column-properties fo:break-before="auto" style:column-width="3.7953in"/>
    </style:style>
    <style:style style:name="co9" style:family="table-column">
      <style:table-column-properties fo:break-before="auto" style:column-width="4.0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65in" fo:break-before="auto" style:use-optimal-row-height="true"/>
    </style:style>
    <style:style style:name="ro3" style:family="table-row">
      <style:table-row-properties style:row-height="0.4673in" fo:break-before="auto" style:use-optimal-row-height="true"/>
    </style:style>
    <style:style style:name="ro4" style:family="table-row">
      <style:table-row-properties style:row-height="1.0717in" fo:break-before="auto" style:use-optimal-row-height="true"/>
    </style:style>
    <style:style style:name="ro5" style:family="table-row">
      <style:table-row-properties style:row-height="0.6189in" fo:break-before="auto" style:use-optimal-row-height="true"/>
    </style:style>
    <style:style style:name="ro6" style:family="table-row">
      <style:table-row-properties style:row-height="1.3736in" fo:break-before="auto" style:use-optimal-row-height="true"/>
    </style:style>
    <style:style style:name="ro7" style:family="table-row">
      <style:table-row-properties style:row-height="0.7693in" fo:break-before="auto" style:use-optimal-row-height="true"/>
    </style:style>
    <style:style style:name="ro8" style:family="table-row">
      <style:table-row-properties style:row-height="0.92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SCOStandard</text:p>
          </table:table-cell>
          <table:table-cell office:value-type="string" calcext:value-type="string">
            <text:p>ValidCodesTotal</text:p>
          </table:table-cell>
          <table:table-cell office:value-type="string" calcext:value-type="string">
            <text:p>ExtraCodesTotal</text:p>
          </table:table-cell>
          <table:table-cell office:value-type="string" calcext:value-type="string">
            <text:p>MissingCodesTotal</text:p>
          </table:table-cell>
          <table:table-cell office:value-type="string" calcext:value-type="string">
            <text:p>UnavailableCodesTotal</text:p>
          </table:table-cell>
          <table:table-cell office:value-type="string" calcext:value-type="string">
            <text:p>ExtraCodesList</text:p>
          </table:table-cell>
          <table:table-cell office:value-type="string" calcext:value-type="string">
            <text:p>MissingCodesList</text:p>
          </table:table-cell>
          <table:table-cell office:value-type="string" calcext:value-type="string">
            <text:p>UnavailableCodesList</text:p>
          </table:table-cell>
        </table:table-row>
        <table:table-row table:style-name="ro2">
          <table:table-cell office:value-type="string" calcext:value-type="string">
            <text:p>Austria (AT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223; 331; 333; 521; 817; 912</text:p>
          </table:table-cell>
          <table:table-cell office:value-type="string" calcext:value-type="string">
            <text:p>114; 212; 221; 234; 235; 243; 314; 315; 321; 348; 614; 615; 733; 811; 813; 816; 824; 834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223; 234; 331; 333; 521; 817; 834; 912</text:p>
          </table:table-cell>
          <table:table-cell office:value-type="string" calcext:value-type="string">
            <text:p>114; 212; 221; 235; 243; 246; 315; 321; 348; 614; 615; 733; 811; 813; 816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223; 234; 331; 333; 817; 834; 912</text:p>
          </table:table-cell>
          <table:table-cell office:value-type="string" calcext:value-type="string">
            <text:p>111; 114; 212; 221; 235; 243; 315; 321; 348; 521; 615; 733; 811; 813; 816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223; 234; 331; 333; 521; 817; 834; 912</text:p>
          </table:table-cell>
          <table:table-cell office:value-type="string" calcext:value-type="string">
            <text:p>111; 114; 212; 221; 235; 243; 315; 321; 348; 615; 733; 811; 813; 816</text:p>
          </table:table-cell>
        </table:table-row>
        <table:table-row table:style-name="ro2">
          <table:table-cell office:value-type="string" calcext:value-type="string">
            <text:p>Austria (AT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; 300; Not applicable; Not stated</text:p>
          </table:table-cell>
          <table:table-cell office:value-type="string" calcext:value-type="string">
            <text:p>10; 331; 333; 733; 817; 834; 912</text:p>
          </table:table-cell>
          <table:table-cell office:value-type="string" calcext:value-type="string">
            <text:p>114; 212; 221; 223; 243; 321; 345; 348; 521; 612; 615; 744; 811; 813; 816; 824; 829</text:p>
          </table:table-cell>
        </table:table-row>
        <table:table-row table:style-name="ro2">
          <table:table-cell office:value-type="string" calcext:value-type="string">
            <text:p>Austria (AT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331; 333; 817; 834; 912</text:p>
          </table:table-cell>
          <table:table-cell office:value-type="string" calcext:value-type="string">
            <text:p>114; 212; 223; 246; 314; 321; 345; 348; 521; 612; 615; 733; 744; 811; 813; 816; 824; 829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31; 333; 813; 817; 912</text:p>
          </table:table-cell>
          <table:table-cell office:value-type="string" calcext:value-type="string">
            <text:p>114; 212; 223; 348; 521; 612; 615; 733; 811; 822; 824; 829; 834</text:p>
          </table:table-cell>
        </table:table-row>
        <table:table-row table:style-name="ro2">
          <table:table-cell office:value-type="string" calcext:value-type="string">
            <text:p>Austria (AT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; 340; Not applicable</text:p>
          </table:table-cell>
          <table:table-cell office:value-type="string" calcext:value-type="string">
            <text:p>10; 331; 333; 817; 912</text:p>
          </table:table-cell>
          <table:table-cell office:value-type="string" calcext:value-type="string">
            <text:p>114; 212; 221; 223; 243; 246; 321; 348; 521; 612; 615; 733; 744; 811; 813; 822; 824; 829; 834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; 800; Not applicable</text:p>
          </table:table-cell>
          <table:table-cell office:value-type="string" calcext:value-type="string">
            <text:p>10; 331; 333; 817; 912</text:p>
          </table:table-cell>
          <table:table-cell office:value-type="string" calcext:value-type="string">
            <text:p>114; 212; 223; 243; 246; 321; 348; 521; 615; 711; 733; 811; 813; 824; 829; 834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331; 333; 817; 912</text:p>
          </table:table-cell>
          <table:table-cell office:value-type="string" calcext:value-type="string">
            <text:p>114; 212; 223; 243; 345; 348; 521; 615; 733; 744; 811; 813; 824; 829; 834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331; 333; 817; 912</text:p>
          </table:table-cell>
          <table:table-cell office:value-type="string" calcext:value-type="string">
            <text:p>114; 212; 223; 345; 348; 521; 615; 733; 744; 811; 813; 824; 829; 834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4; 323; 631; 632; 633; 634</text:p>
          </table:table-cell>
          <table:table-cell office:value-type="string" calcext:value-type="string">
            <text:p>11; 31; 212; 223; 324; 521; 622; 835; 951; 952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323; 631; 632; 633; 634; 835</text:p>
          </table:table-cell>
          <table:table-cell office:value-type="string" calcext:value-type="string">
            <text:p>11; 31; 131; 212; 222; 223; 225; 313; 324; 413; 622; 811; 951; 952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4; 631; 632; 633; 634; 835; 951</text:p>
          </table:table-cell>
          <table:table-cell office:value-type="string" calcext:value-type="string">
            <text:p>11; 31; 212; 223; 323; 324; 622; 811; 952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4; 323; 631; 632; 633; 634; 835</text:p>
          </table:table-cell>
          <table:table-cell office:value-type="string" calcext:value-type="string">
            <text:p>11; 31; 212; 223; 324; 413; 521; 622; 951; 952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4; 631; 632; 633; 634</text:p>
          </table:table-cell>
          <table:table-cell office:value-type="string" calcext:value-type="string">
            <text:p>11; 212; 223; 262; 323; 324; 413; 622; 835; 951; 952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3; 224; 631; 632; 633; 634</text:p>
          </table:table-cell>
          <table:table-cell office:value-type="string" calcext:value-type="string">
            <text:p>31; 212; 222; 323; 324; 413; 622; 811; 835; 951; 952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4; 631; 632; 633; 634</text:p>
          </table:table-cell>
          <table:table-cell office:value-type="string" calcext:value-type="string">
            <text:p>11; 31; 212; 223; 323; 324; 413; 521; 622; 835; 951; 952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4; 631; 632; 633; 634; 835</text:p>
          </table:table-cell>
          <table:table-cell office:value-type="string" calcext:value-type="string">
            <text:p>11; 212; 223; 262; 322; 323; 324; 413; 521; 622; 811; 951; 952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4; 631; 632; 633; 634</text:p>
          </table:table-cell>
          <table:table-cell office:value-type="string" calcext:value-type="string">
            <text:p>11; 31; 212; 223; 262; 322; 323; 324; 413; 521; 622; 811; 835; 951; 952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11; 131; 212; 223; 262; 322; 323; 324; 413; 622; 835; 951; 952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11; 131; 223; 323; 324; 622; 835; 951; 952</text:p>
          </table:table-cell>
        </table:table-row>
        <table:table-row table:style-name="ro1">
          <table:table-cell office:value-type="string" calcext:value-type="string">
            <text:p>Austria (AT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11; 31; 131; 212; 223; 323; 324; 413; 622; 835; 951; 952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234; 346; 348; 613; 912; 921</text:p>
          </table:table-cell>
          <table:table-cell office:value-type="string" calcext:value-type="string">
            <text:p>212; 321; 521; 612; 614; 615; 733; 811; 813; 834; 911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46; 348; 613; 615; 813</text:p>
          </table:table-cell>
          <table:table-cell office:value-type="string" calcext:value-type="string">
            <text:p>212; 234; 321; 332; 521; 612; 614; 733; 811; 816; 822; 824; 911; 912; 921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46; 348; 613; 733; 813</text:p>
          </table:table-cell>
          <table:table-cell office:value-type="string" calcext:value-type="string">
            <text:p>114; 212; 234; 321; 342; 344; 612; 614; 615; 722; 811; 816; 824; 834; 912; 921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46; 348; 613; 615; 733; 813; 912; 921</text:p>
          </table:table-cell>
          <table:table-cell office:value-type="string" calcext:value-type="string">
            <text:p>212; 221; 234; 321; 342; 612; 744; 811; 816; 824; 834; 911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; 320; Not applicable; Not stated</text:p>
          </table:table-cell>
          <table:table-cell office:value-type="string" calcext:value-type="string">
            <text:p>10; 342; 346; 348; 613; 912</text:p>
          </table:table-cell>
          <table:table-cell office:value-type="string" calcext:value-type="string">
            <text:p>114; 212; 234; 321; 521; 614; 615; 733; 744; 811; 813; 816; 824; 834; 911; 921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; 320; Not applicable; Not stated</text:p>
          </table:table-cell>
          <table:table-cell office:value-type="string" calcext:value-type="string">
            <text:p>10; 346; 348; 613</text:p>
          </table:table-cell>
          <table:table-cell office:value-type="string" calcext:value-type="string">
            <text:p>212; 234; 321; 342; 615; 733; 744; 811; 813; 816; 824; 834; 912; 921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; 320; Not applicable; Not stated</text:p>
          </table:table-cell>
          <table:table-cell office:value-type="string" calcext:value-type="string">
            <text:p>10; 346; 348; 613; 813</text:p>
          </table:table-cell>
          <table:table-cell office:value-type="string" calcext:value-type="string">
            <text:p>212; 234; 321; 521; 615; 733; 811; 824; 834; 912; 921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; 320; Not applicable; Not stated</text:p>
          </table:table-cell>
          <table:table-cell office:value-type="string" calcext:value-type="string">
            <text:p>10; 346; 348; 613; 912</text:p>
          </table:table-cell>
          <table:table-cell office:value-type="string" calcext:value-type="string">
            <text:p>212; 321; 615; 733; 744; 811; 813; 816; 824; 834; 921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46; 348; 613; 912</text:p>
          </table:table-cell>
          <table:table-cell office:value-type="string" calcext:value-type="string">
            <text:p>212; 321; 615; 733; 744; 811; 813; 816; 824; 834; 921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346; 348; 613</text:p>
          </table:table-cell>
          <table:table-cell office:value-type="string" calcext:value-type="string">
            <text:p>212; 321; 615; 733; 744; 811; 813; 816; 824; 834; 912; 921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346; 348; 613; 813; 912</text:p>
          </table:table-cell>
          <table:table-cell office:value-type="string" calcext:value-type="string">
            <text:p>212; 321; 615; 733; 744; 811; 816; 824; 834; 921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212; 223; 323; 324; 622; 632; 634; 811; 835; 951; 952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4</text:p>
          </table:table-cell>
          <table:table-cell office:value-type="string" calcext:value-type="string">
            <text:p>131; 223; 323; 324; 621; 622; 632; 835; 951; 952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131; 223; 323; 324; 621; 622; 632; 634; 835; 951; 952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4</text:p>
          </table:table-cell>
          <table:table-cell office:value-type="string" calcext:value-type="string">
            <text:p>131; 223; 323; 324; 622; 631; 632; 835; 951; 952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4</text:p>
          </table:table-cell>
          <table:table-cell office:value-type="string" calcext:value-type="string">
            <text:p>131; 212; 223; 323; 324; 413; 621; 622; 631; 632; 835; 951; 952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4</text:p>
          </table:table-cell>
          <table:table-cell office:value-type="string" calcext:value-type="string">
            <text:p>131; 212; 223; 323; 324; 413; 621; 622; 632; 835; 951; 952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4</text:p>
          </table:table-cell>
          <table:table-cell office:value-type="string" calcext:value-type="string">
            <text:p>131; 223; 323; 324; 413; 622; 632; 835; 951; 952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4</text:p>
          </table:table-cell>
          <table:table-cell office:value-type="string" calcext:value-type="string">
            <text:p>131; 223; 323; 324; 622; 631; 632; 835; 951; 952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4</text:p>
          </table:table-cell>
          <table:table-cell office:value-type="string" calcext:value-type="string">
            <text:p>131; 223; 323; 324; 621; 622; 631; 632; 835; 951; 952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4</text:p>
          </table:table-cell>
          <table:table-cell office:value-type="string" calcext:value-type="string">
            <text:p>131; 223; 323; 324; 413; 621; 622; 632; 951; 952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323; 634</text:p>
          </table:table-cell>
          <table:table-cell office:value-type="string" calcext:value-type="string">
            <text:p>131; 223; 324; 621; 622; 631; 632; 633; 835; 951; 952</text:p>
          </table:table-cell>
        </table:table-row>
        <table:table-row table:style-name="ro1">
          <table:table-cell office:value-type="string" calcext:value-type="string">
            <text:p>Belgium (BE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2; 634</text:p>
          </table:table-cell>
          <table:table-cell office:value-type="string" calcext:value-type="string">
            <text:p>131; 223; 323; 324; 413; 622; 631; 633; 835; 951; 952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10; 600; Not applicable; Not stated</text:p>
          </table:table-cell>
          <table:table-cell office:value-type="string" calcext:value-type="string">
            <text:p>223; 521; 912</text:p>
          </table:table-cell>
          <table:table-cell office:value-type="string" calcext:value-type="string">
            <text:p>111; 114; 212; 234; 235; 246; 333; 334; 346; 348; 615; 731; 732; 733; 811; 813; 817; 824; 825; 834; 914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10; 600; Not applicable; Not stated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11; 114; 212; 234; 235; 246; 333; 334; 346; 348; 521; 615; 731; 732; 733; 811; 817; 824; 825; 912; 914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; 600; Not applicable; Not stated</text:p>
          </table:table-cell>
          <table:table-cell office:value-type="string" calcext:value-type="string">
            <text:p>223; 348; 912</text:p>
          </table:table-cell>
          <table:table-cell office:value-type="string" calcext:value-type="string">
            <text:p>111; 114; 212; 234; 235; 246; 333; 334; 346; 521; 615; 731; 732; 733; 811; 817; 824; 825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0; 600; Not applicable; Not stated</text:p>
          </table:table-cell>
          <table:table-cell office:value-type="string" calcext:value-type="string">
            <text:p>223; 912</text:p>
          </table:table-cell>
          <table:table-cell office:value-type="string" calcext:value-type="string">
            <text:p>111; 114; 211; 212; 213; 235; 246; 333; 334; 346; 348; 521; 614; 615; 731; 732; 733; 811; 812; 817; 824; 825; 914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10; 600; Not applicable; Not stated</text:p>
          </table:table-cell>
          <table:table-cell office:value-type="string" calcext:value-type="string">
            <text:p>223; 912</text:p>
          </table:table-cell>
          <table:table-cell office:value-type="string" calcext:value-type="string">
            <text:p>111; 114; 212; 234; 235; 246; 333; 334; 346; 348; 521; 615; 731; 732; 733; 811; 812; 817; 824; 825; 914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0; 600; Not applicable; Not stated</text:p>
          </table:table-cell>
          <table:table-cell office:value-type="string" calcext:value-type="string">
            <text:p>223; 912</text:p>
          </table:table-cell>
          <table:table-cell office:value-type="string" calcext:value-type="string">
            <text:p>111; 114; 212; 234; 235; 246; 333; 334; 346; 348; 521; 615; 731; 732; 733; 811; 817; 824; 825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; 600; 700; Not applicable; Not stated</text:p>
          </table:table-cell>
          <table:table-cell office:value-type="string" calcext:value-type="string">
            <text:p>223; 912</text:p>
          </table:table-cell>
          <table:table-cell office:value-type="string" calcext:value-type="string">
            <text:p>111; 114; 211; 212; 234; 246; 321; 333; 346; 348; 521; 615; 731; 732; 733; 811; 813; 817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; 600; 700; Not applicable</text:p>
          </table:table-cell>
          <table:table-cell office:value-type="string" calcext:value-type="string">
            <text:p>223; 521; 912</text:p>
          </table:table-cell>
          <table:table-cell office:value-type="string" calcext:value-type="string">
            <text:p>111; 114; 212; 234; 246; 321; 333; 346; 348; 615; 731; 733; 811; 812; 813; 817; 824; 825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0; 600; 700; Not applicable</text:p>
          </table:table-cell>
          <table:table-cell office:value-type="string" calcext:value-type="string">
            <text:p>223; 521</text:p>
          </table:table-cell>
          <table:table-cell office:value-type="string" calcext:value-type="string">
            <text:p>111; 114; 212; 234; 246; 321; 333; 346; 348; 615; 731; 733; 811; 813; 825; 834; 912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0; 600; 700; Not applicabl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11; 114; 211; 212; 234; 246; 321; 333; 346; 348; 521; 615; 731; 733; 811; 812; 813; 817; 825; 912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0; 600; 740; Not applicable</text:p>
          </table:table-cell>
          <table:table-cell office:value-type="string" calcext:value-type="string">
            <text:p>223; 912</text:p>
          </table:table-cell>
          <table:table-cell office:value-type="string" calcext:value-type="string">
            <text:p>111; 114; 211; 212; 234; 246; 321; 333; 346; 348; 521; 615; 731; 732; 733; 811; 812; 813; 817; 825</text:p>
          </table:table-cell>
        </table:table-row>
        <table:table-row table:style-name="ro1">
          <table:table-cell office:value-type="string" calcext:value-type="string">
            <text:p>Bulgaria (BG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211; 212; 223; 224; 314; 322; 323; 324; 341; 622; 631; 632; 634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323</text:p>
          </table:table-cell>
          <table:table-cell office:value-type="string" calcext:value-type="string">
            <text:p>131; 211; 212; 224; 225; 232; 314; 315; 322; 324; 341; 613; 622; 631; 632; 633; 634; 835; 952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applicable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31; 212; 223; 224; 232; 314; 322; 323; 324; 341; 613; 622; 631; 632; 633; 835; 952</text:p>
          </table:table-cell>
        </table:table-row>
        <table:table-row table:style-name="ro1">
          <table:table-cell office:value-type="string" calcext:value-type="string">
            <text:p>Bulgaria (BG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applicable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212; 223; 224; 225; 232; 314; 322; 323; 324; 613; 622; 631; 632; 633; 952</text:p>
          </table:table-cell>
        </table:table-row>
        <table:table-row table:style-name="ro1">
          <table:table-cell office:value-type="string" calcext:value-type="string">
            <text:p>Bulgaria (BG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23; 634</text:p>
          </table:table-cell>
          <table:table-cell office:value-type="string" calcext:value-type="string">
            <text:p>131; 211; 212; 223; 224; 225; 232; 314; 322; 324; 613; 622; 631; 632; 633; 952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applicable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212; 223; 224; 225; 232; 314; 322; 323; 324; 341; 613; 622; 631; 632; 633; 835; 952</text:p>
          </table:table-cell>
        </table:table-row>
        <table:table-row table:style-name="ro1">
          <table:table-cell office:value-type="string" calcext:value-type="string">
            <text:p>Bulgaria (BG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212; 223; 224; 225; 314; 322; 323; 324; 613; 622; 631; 632; 633; 952</text:p>
          </table:table-cell>
        </table:table-row>
        <table:table-row table:style-name="ro1">
          <table:table-cell office:value-type="string" calcext:value-type="string">
            <text:p>Bulgaria (BG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211; 212; 223; 224; 314; 322; 323; 324; 613; 622; 631; 632; 633; 634; 952</text:p>
          </table:table-cell>
        </table:table-row>
        <table:table-row table:style-name="ro1">
          <table:table-cell office:value-type="string" calcext:value-type="string">
            <text:p>Bulgaria (BG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211; 212; 223; 224; 314; 322; 323; 324; 613; 622; 631; 632; 633; 634; 952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112; 131; 211; 212; 223; 224; 232; 314; 322; 323; 324; 341; 613; 622; 631; 632; 633; 634; 952</text:p>
          </table:table-cell>
        </table:table-row>
        <table:table-row table:style-name="ro2">
          <table:table-cell office:value-type="string" calcext:value-type="string">
            <text:p>Bulgaria (BG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131; 211; 212; 223; 224; 232; 314; 322; 323; 324; 341; 613; 622; 631; 632; 633; 634; 952</text:p>
          </table:table-cell>
        </table:table-row>
        <table:table-row table:style-name="ro1">
          <table:table-cell office:value-type="string" calcext:value-type="string">
            <text:p>Bulgaria (BG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 applicable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31; 212; 223; 224; 314; 322; 323; 324; 341; 413; 613; 622; 631; 632; 633; 952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0; 300; 310; 340; 400; 500; 720; 730; 800; 810; 900; Not applicable; Not stated</text:p>
          </table:table-cell>
          <table:table-cell office:value-type="string" calcext:value-type="string">
            <text:p>223; 247; 345; 811; 817; 829; 912; 933</text:p>
          </table:table-cell>
          <table:table-cell office:value-type="string" calcext:value-type="string">
            <text:p>114; 212; 233; 521; 615; 711; 813; 822; 824; 834; 911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; 110; 200; 210; 300; 310; 340; 400; 500; 510; 700; 720; 730; 800; 810; 820; 900; 910; 930; Not applicable; Not stated</text:p>
          </table:table-cell>
          <table:table-cell office:value-type="string" calcext:value-type="string">
            <text:p>121; 122; 123; 131; 223; 247; 811; 817; 912; 933</text:p>
          </table:table-cell>
          <table:table-cell office:value-type="string" calcext:value-type="string">
            <text:p>114; 212; 233; 345; 521; 615; 711; 733; 814; 816; 824; 829; 834; 911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; 110; 200; 210; 230; 300; 310; 340; 400; 510; 700; 720; 730; 800; 810; 820; 900; 910; 930; Not applicable; Not stated</text:p>
          </table:table-cell>
          <table:table-cell office:value-type="string" calcext:value-type="string">
            <text:p>121; 122; 123; 131; 223; 247; 817; 912</text:p>
          </table:table-cell>
          <table:table-cell office:value-type="string" calcext:value-type="string">
            <text:p>212; 233; 345; 521; 615; 711; 811; 813; 822; 824; 829; 834; 911; 933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; 110; 200; 210; 230; 300; 310; 340; 400; 700; 720; 730; 800; 810; 820; 900; 910; 930; Not applicable; Not stated</text:p>
          </table:table-cell>
          <table:table-cell office:value-type="string" calcext:value-type="string">
            <text:p>121; 122; 131; 223; 247; 817; 912</text:p>
          </table:table-cell>
          <table:table-cell office:value-type="string" calcext:value-type="string">
            <text:p>123; 233; 345; 521; 615; 811; 813; 822; 824; 829; 834; 911; 933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; 110; 200; 210; 300; 310; 340; 400; 700; 720; 730; 800; 810; 820; 900; 910; 930; Not applicable; Not stated</text:p>
          </table:table-cell>
          <table:table-cell office:value-type="string" calcext:value-type="string">
            <text:p>121; 122; 131; 223; 247; 345; 817; 912</text:p>
          </table:table-cell>
          <table:table-cell office:value-type="string" calcext:value-type="string">
            <text:p>123; 212; 233; 333; 521; 615; 811; 813; 822; 824; 829; 834; 911; 916; 933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; 110; 200; 210; 300; 310; 340; 400; 510; 700; 720; 730; 800; 810; 820; 900; 910; 930; Not applicable; Not stated</text:p>
          </table:table-cell>
          <table:table-cell office:value-type="string" calcext:value-type="string">
            <text:p>121; 122; 131; 223; 247; 615; 817; 911; 912</text:p>
          </table:table-cell>
          <table:table-cell office:value-type="string" calcext:value-type="string">
            <text:p>123; 212; 233; 333; 345; 521; 811; 813; 814; 822; 824; 829; 834; 933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; 110; 200; 210; 230; 300; 310; 340; 400; 510; 700; 720; 730; 800; 810; 830; 900; 910; 930; Not applicable; Not stated</text:p>
          </table:table-cell>
          <table:table-cell office:value-type="string" calcext:value-type="string">
            <text:p>121; 122; 131; 223; 247; 521; 817; 911; 912</text:p>
          </table:table-cell>
          <table:table-cell office:value-type="string" calcext:value-type="string">
            <text:p>233; 333; 345; 615; 811; 813; 814; 822; 824; 829; 834; 933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; 110; 200; 230; 300; 310; 340; 400; 410; 500; 510; 700; 720; 730; 800; 810; 830; 900; 930; Not applicable; Not stated</text:p>
          </table:table-cell>
          <table:table-cell office:value-type="string" calcext:value-type="string">
            <text:p>121; 122; 131; 223; 247; 345; 521; 817; 911; 912</text:p>
          </table:table-cell>
          <table:table-cell office:value-type="string" calcext:value-type="string">
            <text:p>233; 333; 615; 811; 813; 822; 824; 834; 933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; 200; 210; 300; 310; 330; 340; 400; 410; 500; 510; 720; 730; 800; 810; 820; 830; 900; 910; 930; Not applicable; Not stated</text:p>
          </table:table-cell>
          <table:table-cell office:value-type="string" calcext:value-type="string">
            <text:p>121; 122; 131; 223; 247; 817; 912</text:p>
          </table:table-cell>
          <table:table-cell office:value-type="string" calcext:value-type="string">
            <text:p>233; 345; 521; 615; 811; 813; 822; 824; 834; 911; 916; 933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; 200; 210; 230; 300; 310; 340; 400; 410; 500; 510; 720; 730; 800; 810; 820; 900; 930; Not applicable; Not stated</text:p>
          </table:table-cell>
          <table:table-cell office:value-type="string" calcext:value-type="string">
            <text:p>121; 122; 131; 223; 247; 817; 912</text:p>
          </table:table-cell>
          <table:table-cell office:value-type="string" calcext:value-type="string">
            <text:p>233; 345; 521; 615; 811; 813; 824; 834; 911; 933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; 200; 230; 300; 310; 330; 340; 400; 410; 500; 510; 700; 720; 730; 740; 800; 810; 820; 830; 900; 910; 930; Not applicable; Not stated</text:p>
          </table:table-cell>
          <table:table-cell office:value-type="string" calcext:value-type="string">
            <text:p>121; 122; 131; 223; 817; 834; 912</text:p>
          </table:table-cell>
          <table:table-cell office:value-type="string" calcext:value-type="string">
            <text:p>233; 247; 345; 521; 811; 813; 824; 911; 933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; 110; 130; 200; 210; 220; 230; 240; 250; 300; 310; 330; 510; 530; 700; 720; 740; 800; 810; 830; 900; Not applicable; Not stated</text:p>
          </table:table-cell>
          <table:table-cell office:value-type="string" calcext:value-type="string">
            <text:p>11; 21; 31; 224; 631; 632; 633; 634; 835; 951; 952</text:p>
          </table:table-cell>
          <table:table-cell office:value-type="string" calcext:value-type="string">
            <text:p>131; 622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; 110; 130; 200; 210; 230; 240; 250; 300; 310; 330; 510; 530; 700; 720; 740; 800; 810; 830; 900; Not applicable; Not stated</text:p>
          </table:table-cell>
          <table:table-cell office:value-type="string" calcext:value-type="string">
            <text:p>11; 21; 31; 224; 631; 632; 633; 634; 951</text:p>
          </table:table-cell>
          <table:table-cell office:value-type="string" calcext:value-type="string">
            <text:p>131; 622; 835; 952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; 110; 130; 200; 210; 230; 240; 250; 300; 310; 330; 510; 700; 720; 740; 800; 810; 830; 900; Not applicable; Not stated</text:p>
          </table:table-cell>
          <table:table-cell office:value-type="string" calcext:value-type="string">
            <text:p>11; 21; 31; 224; 631; 632; 633; 634; 951; 952</text:p>
          </table:table-cell>
          <table:table-cell office:value-type="string" calcext:value-type="string">
            <text:p>131; 323; 413; 622; 835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; 110; 130; 200; 210; 230; 240; 250; 260; 300; 310; 330; 510; 530; 700; 720; 740; 800; 810; 830; 900; Not applicable; Not stated</text:p>
          </table:table-cell>
          <table:table-cell office:value-type="string" calcext:value-type="string">
            <text:p>11; 21; 31; 224; 631; 632; 633; 634; 951; 952</text:p>
          </table:table-cell>
          <table:table-cell office:value-type="string" calcext:value-type="string">
            <text:p>131; 323; 413; 622; 835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; 110; 130; 200; 210; 220; 230; 240; 250; 260; 300; 310; 330; 510; 530; 700; 720; 810; 830; 900; Not applicable; Not stated</text:p>
          </table:table-cell>
          <table:table-cell office:value-type="string" calcext:value-type="string">
            <text:p>11; 21; 31; 224; 631; 632; 633; 634; 951; 952</text:p>
          </table:table-cell>
          <table:table-cell office:value-type="string" calcext:value-type="string">
            <text:p>131; 323; 413; 622; 811; 835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; 110; 130; 200; 210; 230; 240; 250; 300; 310; 330; 510; 530; 700; 720; 810; 830; 900; Not applicable; Not stated</text:p>
          </table:table-cell>
          <table:table-cell office:value-type="string" calcext:value-type="string">
            <text:p>11; 21; 31; 224; 631; 632; 633; 634; 951; 952</text:p>
          </table:table-cell>
          <table:table-cell office:value-type="string" calcext:value-type="string">
            <text:p>131; 323; 413; 622; 835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; 110; 130; 200; 210; 230; 240; 250; 300; 310; 330; 510; 530; 700; 720; 810; 830; 900; Not applicable; Not stated</text:p>
          </table:table-cell>
          <table:table-cell office:value-type="string" calcext:value-type="string">
            <text:p>11; 21; 31; 224; 631; 632; 633; 634; 951; 952</text:p>
          </table:table-cell>
          <table:table-cell office:value-type="string" calcext:value-type="string">
            <text:p>131; 323; 413; 622; 835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; 110; 130; 200; 210; 230; 240; 250; 260; 300; 310; 330; 510; 530; 700; 720; 810; 830; 900; Not applicable; Not stated</text:p>
          </table:table-cell>
          <table:table-cell office:value-type="string" calcext:value-type="string">
            <text:p>11; 21; 31; 224; 631; 632; 633; 634; 951</text:p>
          </table:table-cell>
          <table:table-cell office:value-type="string" calcext:value-type="string">
            <text:p>131; 323; 413; 622; 811; 835; 952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; 110; 130; 200; 210; 220; 230; 240; 250; 300; 310; 330; 400; 510; 530; 700; 720; 810; 830; 900; Not applicable; Not stated</text:p>
          </table:table-cell>
          <table:table-cell office:value-type="string" calcext:value-type="string">
            <text:p>11; 21; 31; 224; 631; 632; 633; 634; 951</text:p>
          </table:table-cell>
          <table:table-cell office:value-type="string" calcext:value-type="string">
            <text:p>131; 413; 622; 835; 952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; 110; 130; 200; 210; 220; 230; 240; 250; 260; 300; 310; 330; 510; 530; 700; 720; 810; 830; 900; Not applicable; Not stated</text:p>
          </table:table-cell>
          <table:table-cell office:value-type="string" calcext:value-type="string">
            <text:p>11; 21; 31; 224; 631; 632; 633; 634; 951; 952</text:p>
          </table:table-cell>
          <table:table-cell office:value-type="string" calcext:value-type="string">
            <text:p>131; 413; 622; 835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00; 130; 200; 210; 230; 240; 250; 300; 310; 330; 700; 720; 810; 830; 900; Not applicable; Not stated</text:p>
          </table:table-cell>
          <table:table-cell office:value-type="string" calcext:value-type="string">
            <text:p>224; 631; 632; 633; 634; 951; 952</text:p>
          </table:table-cell>
          <table:table-cell office:value-type="string" calcext:value-type="string">
            <text:p>21; 31; 131; 413; 622; 811; 835</text:p>
          </table:table-cell>
        </table:table-row>
        <table:table-row table:style-name="ro2">
          <table:table-cell office:value-type="string" calcext:value-type="string">
            <text:p>Switzerland (CH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00; 130; 200; 210; 230; 240; 250; 300; 310; 330; 700; 720; 800; 810; 830; 900; Not applicable; Not stated</text:p>
          </table:table-cell>
          <table:table-cell office:value-type="string" calcext:value-type="string">
            <text:p>224; 631; 632; 633; 634; 951; 952</text:p>
          </table:table-cell>
          <table:table-cell office:value-type="string" calcext:value-type="string">
            <text:p>21; 31; 131; 413; 622; 811; 835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4; 234; 331; 333; 521; 733; 812; 815; 817; 831; 912</text:p>
          </table:table-cell>
          <table:table-cell office:value-type="string" calcext:value-type="string">
            <text:p>111; 121; 212; 221; 235; 243; 314; 315; 321; 334; 345; 346; 348; 614; 615; 711; 732; 744; 811; 813; 814; 816; 822; 824; 825; 828; 829; 834; 911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4; 234; 243; 331; 346; 521; 711; 812; 814; 815; 817; 824; 831; 912</text:p>
          </table:table-cell>
          <table:table-cell office:value-type="string" calcext:value-type="string">
            <text:p>111; 121; 212; 221; 231; 235; 246; 314; 315; 321; 332; 333; 334; 348; 614; 733; 811; 813; 816; 822; 825; 828; 829; 834; 911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4; 234; 243; 331; 333; 521; 812; 814; 817; 822; 831; 912</text:p>
          </table:table-cell>
          <table:table-cell office:value-type="string" calcext:value-type="string">
            <text:p>111; 121; 212; 221; 235; 246; 312; 315; 321; 332; 334; 345; 346; 348; 614; 711; 722; 733; 744; 811; 813; 815; 816; 824; 825; 828; 829; 834</text:p>
          </table:table-cell>
        </table:table-row>
        <table:table-row table:style-name="ro3">
          <table:table-cell office:value-type="string" calcext:value-type="string">
            <text:p>Cyprus (CY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4; 331; 333; 521; 817; 831; 912</text:p>
          </table:table-cell>
          <table:table-cell office:value-type="string" calcext:value-type="string">
            <text:p>111; 121; 212; 221; 234; 235; 243; 315; 321; 323; 332; 334; 345; 346; 348; 614; 615; 711; 722; 733; 744; 811; 812; 813; 814; 815; 816; 822; 823; 824; 825; 828; 829; 834</text:p>
          </table:table-cell>
        </table:table-row>
        <table:table-row table:style-name="ro3">
          <table:table-cell office:value-type="string" calcext:value-type="string">
            <text:p>Cyprus (CY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31; 348; 521; 817; 828; 831; 912</text:p>
          </table:table-cell>
          <table:table-cell office:value-type="string" calcext:value-type="string">
            <text:p>111; 114; 121; 212; 234; 235; 243; 315; 321; 323; 333; 334; 345; 346; 614; 615; 711; 722; 732; 733; 744; 811; 812; 813; 814; 815; 816; 821; 822; 824; 825; 829; 834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521; 817; 829; 831; 834</text:p>
          </table:table-cell>
          <table:table-cell office:value-type="string" calcext:value-type="string">
            <text:p>111; 114; 212; 221; 234; 243; 314; 315; 331; 332; 333; 334; 346; 348; 614; 615; 711; 732; 733; 744; 811; 812; 813; 814; 815; 816; 821; 822; 824; 828; 912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31; 346; 521; 817; 831</text:p>
          </table:table-cell>
          <table:table-cell office:value-type="string" calcext:value-type="string">
            <text:p>111; 114; 212; 234; 243; 315; 332; 333; 334; 348; 614; 711; 732; 733; 744; 811; 812; 813; 814; 815; 816; 822; 823; 824; 825; 828; 829; 834; 912</text:p>
          </table:table-cell>
        </table:table-row>
        <table:table-row table:style-name="ro3">
          <table:table-cell office:value-type="string" calcext:value-type="string">
            <text:p>Cyprus (CY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817; 831</text:p>
          </table:table-cell>
          <table:table-cell office:value-type="string" calcext:value-type="string">
            <text:p>111; 114; 212; 234; 243; 315; 321; 331; 333; 334; 346; 348; 521; 614; 615; 711; 732; 733; 744; 811; 812; 813; 814; 815; 816; 821; 822; 823; 824; 825; 828; 829; 834; 912</text:p>
          </table:table-cell>
        </table:table-row>
        <table:table-row table:style-name="ro3">
          <table:table-cell office:value-type="string" calcext:value-type="string">
            <text:p>Cyprus (CY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12; 331; 333; 346; 817; 831</text:p>
          </table:table-cell>
          <table:table-cell office:value-type="string" calcext:value-type="string">
            <text:p>111; 114; 211; 243; 246; 314; 315; 334; 348; 521; 613; 614; 615; 711; 732; 733; 744; 811; 812; 813; 814; 815; 816; 821; 822; 823; 824; 828; 829; 834; 911; 912</text:p>
          </table:table-cell>
        </table:table-row>
        <table:table-row table:style-name="ro3">
          <table:table-cell office:value-type="string" calcext:value-type="string">
            <text:p>Cyprus (CY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12; 331; 348; 733; 814; 817</text:p>
          </table:table-cell>
          <table:table-cell office:value-type="string" calcext:value-type="string">
            <text:p>111; 114; 211; 234; 243; 314; 315; 332; 333; 334; 346; 521; 613; 614; 615; 711; 731; 732; 744; 811; 812; 813; 815; 816; 821; 822; 823; 824; 825; 827; 828; 829; 831; 834; 911; 912</text:p>
          </table:table-cell>
        </table:table-row>
        <table:table-row table:style-name="ro3">
          <table:table-cell office:value-type="string" calcext:value-type="string">
            <text:p>Cyprus (CY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12; 331; 348; 521; 744; 817</text:p>
          </table:table-cell>
          <table:table-cell office:value-type="string" calcext:value-type="string">
            <text:p>111; 114; 211; 234; 243; 246; 332; 333; 334; 346; 614; 615; 711; 732; 733; 734; 811; 812; 813; 814; 815; 816; 822; 823; 824; 825; 827; 828; 829; 831; 834; 911; 912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323; 632; 633; 634; 754</text:p>
          </table:table-cell>
          <table:table-cell office:value-type="string" calcext:value-type="string">
            <text:p>131; 211; 212; 224; 225; 252; 262; 313; 314; 322; 324; 341; 621; 622; 631; 722; 812; 813; 816; 817; 818; 821; 831; 835; 951; 952</text:p>
          </table:table-cell>
        </table:table-row>
        <table:table-row table:style-name="ro3">
          <table:table-cell office:value-type="string" calcext:value-type="string">
            <text:p>Cyprus (CY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633; 634; 754</text:p>
          </table:table-cell>
          <table:table-cell office:value-type="string" calcext:value-type="string">
            <text:p>31; 111; 112; 131; 143; 211; 212; 224; 225; 232; 252; 262; 313; 314; 322; 323; 324; 341; 441; 621; 622; 631; 632; 722; 753; 811; 812; 813; 814; 816; 817; 818; 821; 831; 835; 951; 952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224; 621; 633; 634; 951</text:p>
          </table:table-cell>
          <table:table-cell office:value-type="string" calcext:value-type="string">
            <text:p>31; 111; 131; 133; 212; 225; 232; 252; 262; 313; 314; 322; 323; 324; 341; 622; 631; 632; 754; 812; 813; 814; 816; 817; 818; 821; 831; 835; 952</text:p>
          </table:table-cell>
        </table:table-row>
        <table:table-row table:style-name="ro3">
          <table:table-cell office:value-type="string" calcext:value-type="string">
            <text:p>Cyprus (CY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23; 621; 632; 633; 951; 952</text:p>
          </table:table-cell>
          <table:table-cell office:value-type="string" calcext:value-type="string">
            <text:p>31; 111; 131; 133; 143; 211; 212; 223; 224; 225; 262; 313; 314; 315; 322; 324; 341; 413; 516; 521; 622; 631; 634; 754; 811; 812; 813; 814; 816; 817; 818; 821; 831; 835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323; 621; 631; 632; 633; 821; 831</text:p>
          </table:table-cell>
          <table:table-cell office:value-type="string" calcext:value-type="string">
            <text:p>31; 111; 131; 143; 212; 223; 225; 252; 262; 313; 314; 315; 322; 324; 325; 341; 352; 413; 511; 516; 521; 634; 752; 754; 811; 812; 813; 816; 817; 835; 951; 952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313; 323; 621; 631; 632; 633; 634; 817; 821</text:p>
          </table:table-cell>
          <table:table-cell office:value-type="string" calcext:value-type="string">
            <text:p>31; 111; 131; 143; 212; 213; 223; 225; 232; 252; 262; 322; 324; 341; 413; 516; 521; 622; 752; 811; 812; 813; 831; 835; 951; 952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262; 323; 621; 631; 632; 633; 634; 812; 817; 821; 951</text:p>
          </table:table-cell>
          <table:table-cell office:value-type="string" calcext:value-type="string">
            <text:p>131; 143; 212; 223; 225; 252; 313; 322; 324; 413; 613; 622; 753; 811; 813; 816; 831; 835; 952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323; 621; 631; 632; 633; 634; 817; 821; 831; 951</text:p>
          </table:table-cell>
          <table:table-cell office:value-type="string" calcext:value-type="string">
            <text:p>111; 131; 212; 223; 225; 252; 262; 313; 314; 322; 324; 341; 413; 521; 613; 622; 754; 811; 812; 816; 835; 952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323; 621; 631; 632; 633; 634; 821; 831; 951</text:p>
          </table:table-cell>
          <table:table-cell office:value-type="string" calcext:value-type="string">
            <text:p>131; 212; 223; 225; 262; 313; 314; 322; 324; 341; 511; 521; 613; 622; 812; 813; 817; 835; 952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313; 323; 621; 631; 632; 633; 634; 831</text:p>
          </table:table-cell>
          <table:table-cell office:value-type="string" calcext:value-type="string">
            <text:p>131; 143; 212; 223; 225; 262; 314; 324; 341; 412; 511; 521; 613; 622; 812; 813; 817; 821; 835; 951; 952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5; 313; 323; 621; 631; 632; 633; 634; 817; 831</text:p>
          </table:table-cell>
          <table:table-cell office:value-type="string" calcext:value-type="string">
            <text:p>131; 143; 212; 223; 224; 232; 262; 315; 322; 324; 341; 413; 511; 521; 622; 731; 732; 752; 811; 812; 813; 814; 821; 835; 951; 952</text:p>
          </table:table-cell>
        </table:table-row>
        <table:table-row table:style-name="ro2">
          <table:table-cell office:value-type="string" calcext:value-type="string">
            <text:p>Cyprus (CY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313; 323; 621; 631; 632; 633; 634; 831</text:p>
          </table:table-cell>
          <table:table-cell office:value-type="string" calcext:value-type="string">
            <text:p>131; 143; 212; 223; 225; 262; 322; 324; 341; 511; 521; 622; 752; 811; 812; 813; 814; 817; 821; 835; 951; 952</text:p>
          </table:table-cell>
        </table:table-row>
        <table:table-row table:style-name="ro3">
          <table:table-cell office:value-type="string" calcext:value-type="string">
            <text:p>Czechia (CZ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; 11; 120; 130; 220; 240; 310; 320; 330; 340; 400; 410; 420; 500; 510; 520; 610; 710; 720; 730; 740; 820; 830; 900; 910; 920; 930; Not applicable; Not stated</text:p>
          </table:table-cell>
          <table:table-cell office:value-type="string" calcext:value-type="string">
            <text:p>10; 223; 348</text:p>
          </table:table-cell>
          <table:table-cell office:value-type="float" office:value="912" calcext:value-type="float">
            <text:p>912</text:p>
          </table:table-cell>
        </table:table-row>
        <table:table-row table:style-name="ro3">
          <table:table-cell office:value-type="string" calcext:value-type="string">
            <text:p>Czechia (CZ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; 130; 220; 230; 240; 310; 320; 330; 340; 410; 420; 500; 510; 520; 610; 700; 710; 720; 730; 740; 810; 820; 830; 910; 920; 930; Not applicable; Not stated</text:p>
          </table:table-cell>
          <table:table-cell office:value-type="string" calcext:value-type="string">
            <text:p>10; 223; 348</text:p>
          </table:table-cell>
          <table:table-cell office:value-type="float" office:value="912" calcext:value-type="float">
            <text:p>912</text:p>
          </table:table-cell>
        </table:table-row>
        <table:table-row table:style-name="ro3">
          <table:table-cell office:value-type="string" calcext:value-type="string">
            <text:p>Czechia (CZ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; 120; 130; 200; 210; 220; 230; 240; 300; 310; 320; 330; 340; 400; 410; 420; 500; 510; 520; 600; 610; 700; 710; 720; 730; 740; 800; 810; 820; 830; 900; 910; 920; 930; Not applicable; Not stated</text:p>
          </table:table-cell>
          <table:table-cell office:value-type="string" calcext:value-type="string">
            <text:p>223; 348</text:p>
          </table:table-cell>
          <table:table-cell office:value-type="string" calcext:value-type="string">
            <text:p>10; 521</text:p>
          </table:table-cell>
        </table:table-row>
        <table:table-row table:style-name="ro3">
          <table:table-cell office:value-type="string" calcext:value-type="string">
            <text:p>Czechia (CZ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; 120; 130; 210; 220; 230; 310; 320; 330; 340; 410; 420; 510; 520; 610; 710; 720; 730; 740; 810; 820; 830; 910; 920; 930; Not applicable; Not stated</text:p>
          </table:table-cell>
          <table:table-cell office:value-type="string" calcext:value-type="string">
            <text:p>223; 912</text:p>
          </table:table-cell>
          <table:table-cell office:value-type="string" calcext:value-type="string">
            <text:p>10; 114; 348; 521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; 11; 130; 210; 240; 310; 340; 420; 520; 610; 720; 730; 740; 810; 910; 930; Not applicable; Not stated</text:p>
          </table:table-cell>
          <table:table-cell office:value-type="string" calcext:value-type="string">
            <text:p>10; 223</text:p>
          </table:table-cell>
          <table:table-cell office:value-type="string" calcext:value-type="string">
            <text:p>348; 521; 615; 91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; 120; 130; 240; 310; 340; 400; 410; 420; 500; 510; 520; 710; 720; 730; 740; 810; 910; 920; 930; Not applicable; Not stated</text:p>
          </table:table-cell>
          <table:table-cell office:value-type="string" calcext:value-type="string">
            <text:p>10; 223</text:p>
          </table:table-cell>
          <table:table-cell/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; 120; 130; 340; 410; 420; 510; 520; 610; 720; 730; 810; 910; 920; 930; Not applicable; Not stated</text:p>
          </table:table-cell>
          <table:table-cell office:value-type="string" calcext:value-type="string">
            <text:p>10; 223</text:p>
          </table:table-cell>
          <table:table-cell office:value-type="string" calcext:value-type="string">
            <text:p>521; 91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; 130; 240; 330; 340; 410; 420; 510; 520; 730; 910; Not applicable; Not stated</text:p>
          </table:table-cell>
          <table:table-cell office:value-type="string" calcext:value-type="string">
            <text:p>10; 223</text:p>
          </table:table-cell>
          <table:table-cell office:value-type="string" calcext:value-type="string">
            <text:p>521; 91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; 130; 330; 340; 410; 420; 510; 520; 720; 730; 740; 820; 910; 930; Not applicable; Not stated</text:p>
          </table:table-cell>
          <table:table-cell office:value-type="string" calcext:value-type="string">
            <text:p>10; 223</text:p>
          </table:table-cell>
          <table:table-cell office:value-type="string" calcext:value-type="string">
            <text:p>348; 521; 91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; 120; 130; 230; 310; 320; 330; 340; 410; 420; 510; 520; 610; 720; 740; 810; 830; 910; 930; Not applicable; Not stated</text:p>
          </table:table-cell>
          <table:table-cell office:value-type="string" calcext:value-type="string">
            <text:p>10; 223</text:p>
          </table:table-cell>
          <table:table-cell office:value-type="string" calcext:value-type="string">
            <text:p>348; 521; 91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; 120; 130; 220; 230; 310; 320; 330; 340; 410; 420; 510; 520; 610; 710; 720; 740; 810; 910; 920; 930; Not applicable; Not stated</text:p>
          </table:table-cell>
          <table:table-cell office:value-type="string" calcext:value-type="string">
            <text:p>223; 521</text:p>
          </table:table-cell>
          <table:table-cell office:value-type="string" calcext:value-type="string">
            <text:p>10; 91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; 130; 230; 310; 320; 350; 410; 510; 520; 540; 740; 810; 830; 910; 930; 950; Not applicable; Not stated</text:p>
          </table:table-cell>
          <table:table-cell office:value-type="string" calcext:value-type="string">
            <text:p>634; 951</text:p>
          </table:table-cell>
          <table:table-cell office:value-type="string" calcext:value-type="string">
            <text:p>223; 224; 323; 63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; 130; 230; 260; 30; 310; 320; 350; 410; 440; 520; 540; 610; 810; 820; 910; 930; 950; Not applicable; Not stated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223; 224; 951; 95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; 230; 240; 250; 260; 30; 310; 330; 350; 410; 440; 520; 530; 610; 710; 810; 820; 830; 910; 920; 960; Not applicable</text:p>
          </table:table-cell>
          <table:table-cell office:value-type="string" calcext:value-type="string">
            <text:p>224; 634</text:p>
          </table:table-cell>
          <table:table-cell office:value-type="string" calcext:value-type="string">
            <text:p>223; 951; 95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0; 130; 250; 260; 330; 410; 520; 530; 820; 830; 960; Not applicable; Not stated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24; 634; 951; 95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; 130; 250; 330; 410; 510; 520; 810; 820; 830; 910; 920; 960; Not applicable; Not stated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24; 323; 631; 634; 951; 95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; 250; 260; 310; 330; 410; 440; 510; 520; 810; 820; 920; Not applicable; Not stated</text:p>
          </table:table-cell>
          <table:table-cell office:value-type="string" calcext:value-type="string">
            <text:p>223; 224; 951</text:p>
          </table:table-cell>
          <table:table-cell office:value-type="string" calcext:value-type="string">
            <text:p>323; 632; 634; 95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0; 250; 260; 410; 440; 510; 540; 810; 820; 830; 910; 940; Not applicable; Not stated</text:p>
          </table:table-cell>
          <table:table-cell office:value-type="string" calcext:value-type="string">
            <text:p>224; 951; 952</text:p>
          </table:table-cell>
          <table:table-cell office:value-type="string" calcext:value-type="string">
            <text:p>223; 634; 835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; 130; 210; 220; 250; 310; 330; 350; 410; 420; 510; 740; 810; 820; Not applicable; Not stated</text:p>
          </table:table-cell>
          <table:table-cell office:value-type="string" calcext:value-type="string">
            <text:p>223; 224; 634; 951</text:p>
          </table:table-cell>
          <table:table-cell office:value-type="float" office:value="952" calcext:value-type="float">
            <text:p>95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0; 230; 250; 310; 330; 350; 410; 520; 740; 810; 820; Not applicable; Not stated</text:p>
          </table:table-cell>
          <table:table-cell office:value-type="string" calcext:value-type="string">
            <text:p>224; 634; 951</text:p>
          </table:table-cell>
          <table:table-cell office:value-type="string" calcext:value-type="string">
            <text:p>223; 952</text:p>
          </table:table-cell>
        </table:table-row>
        <table:table-row table:style-name="ro2">
          <table:table-cell office:value-type="string" calcext:value-type="string">
            <text:p>Czechia (CZ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; 220; 230; 310; 410; 430; 440; 520; 620; 810; 960; Not applicable; Not stated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223; 224; 323; 632; 951; 952</text:p>
          </table:table-cell>
        </table:table-row>
        <table:table-row table:style-name="ro1">
          <table:table-cell office:value-type="string" calcext:value-type="string">
            <text:p>Czechia (CZ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0; 220; 250; 30; 310; 410; 810; 820; Not applicable; Not stated</text:p>
          </table:table-cell>
          <table:table-cell office:value-type="string" calcext:value-type="string">
            <text:p>223; 634</text:p>
          </table:table-cell>
          <table:table-cell office:value-type="string" calcext:value-type="string">
            <text:p>224; 951; 952</text:p>
          </table:table-cell>
        </table:table-row>
        <table:table-row table:style-name="ro1">
          <table:table-cell office:value-type="string" calcext:value-type="string">
            <text:p>Czechia (CZ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; 130; 250; 30; 310; 820; 920; Not applicable; Not stated</text:p>
          </table:table-cell>
          <table:table-cell office:value-type="string" calcext:value-type="string">
            <text:p>224; 634; 951; 952</text:p>
          </table:table-cell>
          <table:table-cell office:value-type="string" calcext:value-type="string">
            <text:p>223; 622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; 120; 130; 610; Not applicable; Not stated</text:p>
          </table:table-cell>
          <table:table-cell office:value-type="string" calcext:value-type="string">
            <text:p>10; 223; 331; 613; 817; 912</text:p>
          </table:table-cell>
          <table:table-cell office:value-type="string" calcext:value-type="string">
            <text:p>521; 615; 811; 813; 824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; 120; 130; 610; Not applicable; Not stated</text:p>
          </table:table-cell>
          <table:table-cell office:value-type="string" calcext:value-type="string">
            <text:p>10; 223; 331; 613; 817; 912</text:p>
          </table:table-cell>
          <table:table-cell office:value-type="string" calcext:value-type="string">
            <text:p>521; 615; 813; 824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; 120; 130; 610; Not applicable; Not stated</text:p>
          </table:table-cell>
          <table:table-cell office:value-type="string" calcext:value-type="string">
            <text:p>10; 223; 331; 613; 817; 912</text:p>
          </table:table-cell>
          <table:table-cell office:value-type="string" calcext:value-type="string">
            <text:p>521; 813; 824; 834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; 120; 130; 610; Not applicable; Not stated</text:p>
          </table:table-cell>
          <table:table-cell office:value-type="string" calcext:value-type="string">
            <text:p>10; 223; 331; 613; 817; 912</text:p>
          </table:table-cell>
          <table:table-cell office:value-type="string" calcext:value-type="string">
            <text:p>521; 615; 813; 824; 911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; 120; 130; 610; Not applicable; Not stated</text:p>
          </table:table-cell>
          <table:table-cell office:value-type="string" calcext:value-type="string">
            <text:p>10; 223; 331; 613; 817; 912</text:p>
          </table:table-cell>
          <table:table-cell office:value-type="string" calcext:value-type="string">
            <text:p>521; 615; 813; 824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; 120; 130; 610; Not applicable; Not stated</text:p>
          </table:table-cell>
          <table:table-cell office:value-type="string" calcext:value-type="string">
            <text:p>10; 223; 331; 613; 817; 912</text:p>
          </table:table-cell>
          <table:table-cell office:value-type="string" calcext:value-type="string">
            <text:p>521; 615; 813; 824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; 120; 130; 610; Not applicable; Not stated</text:p>
          </table:table-cell>
          <table:table-cell office:value-type="string" calcext:value-type="string">
            <text:p>10; 223; 331; 613; 817; 912</text:p>
          </table:table-cell>
          <table:table-cell office:value-type="string" calcext:value-type="string">
            <text:p>521; 615; 813; 824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; 120; 130; 610; Not applicable; Not stated</text:p>
          </table:table-cell>
          <table:table-cell office:value-type="string" calcext:value-type="string">
            <text:p>10; 223; 331; 613; 817; 912</text:p>
          </table:table-cell>
          <table:table-cell office:value-type="string" calcext:value-type="string">
            <text:p>521; 615; 813; 824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; 120; 130; 610; Not applicable; Not stated</text:p>
          </table:table-cell>
          <table:table-cell office:value-type="string" calcext:value-type="string">
            <text:p>10; 223; 331; 613; 817; 912</text:p>
          </table:table-cell>
          <table:table-cell office:value-type="string" calcext:value-type="string">
            <text:p>521; 813; 824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; 120; 130; 610; Not applicable; Not stated</text:p>
          </table:table-cell>
          <table:table-cell office:value-type="string" calcext:value-type="string">
            <text:p>10; 223; 331; 613; 817; 912</text:p>
          </table:table-cell>
          <table:table-cell office:value-type="string" calcext:value-type="string">
            <text:p>521; 615; 813; 824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; 120; 130; 610; Not applicable; Not stated</text:p>
          </table:table-cell>
          <table:table-cell office:value-type="string" calcext:value-type="string">
            <text:p>10; 223; 331; 613; 817; 912</text:p>
          </table:table-cell>
          <table:table-cell office:value-type="string" calcext:value-type="string">
            <text:p>521; 615; 813; 824; 911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; 131; 224; 323; 521; 631; 632; 633; 634; 951; 952</text:p>
          </table:table-cell>
          <table:table-cell office:value-type="string" calcext:value-type="string">
            <text:p>143; 622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4; 323; 631; 632; 633; 634; 951; 952</text:p>
          </table:table-cell>
          <table:table-cell office:value-type="string" calcext:value-type="string">
            <text:p>142; 411; 835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4; 323; 631; 632; 633; 634; 951; 952</text:p>
          </table:table-cell>
          <table:table-cell office:value-type="string" calcext:value-type="string">
            <text:p>131; 142; 411; 622; 835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23; 631; 632; 633; 634; 951; 952</text:p>
          </table:table-cell>
          <table:table-cell office:value-type="string" calcext:value-type="string">
            <text:p>131; 142; 224; 411; 622; 835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23; 631; 632; 633; 634; 951; 952</text:p>
          </table:table-cell>
          <table:table-cell office:value-type="string" calcext:value-type="string">
            <text:p>131; 142; 224; 411; 622; 835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323; 631; 632; 633; 634; 951; 952</text:p>
          </table:table-cell>
          <table:table-cell office:value-type="string" calcext:value-type="string">
            <text:p>142; 224; 411; 622; 835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323; 631; 632; 633; 634; 951; 952</text:p>
          </table:table-cell>
          <table:table-cell office:value-type="string" calcext:value-type="string">
            <text:p>142; 224; 411; 622; 835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23; 631; 632; 633; 634; 951; 952</text:p>
          </table:table-cell>
          <table:table-cell office:value-type="string" calcext:value-type="string">
            <text:p>131; 142; 224; 411; 622; 835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23; 631; 632; 633; 634; 951; 952</text:p>
          </table:table-cell>
          <table:table-cell office:value-type="string" calcext:value-type="string">
            <text:p>131; 142; 224; 411; 622; 835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11; 21; 131; 143; 212; 224; 323; 324; 413; 521; 621; 622; 817; 835; 951; 952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631; 632; 633; 634; 952</text:p>
          </table:table-cell>
          <table:table-cell office:value-type="string" calcext:value-type="string">
            <text:p>11; 21; 131; 224; 323; 324; 622; 835; 951</text:p>
          </table:table-cell>
        </table:table-row>
        <table:table-row table:style-name="ro1">
          <table:table-cell office:value-type="string" calcext:value-type="string">
            <text:p>Germany (DE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631; 632; 633; 634; 952</text:p>
          </table:table-cell>
          <table:table-cell office:value-type="string" calcext:value-type="string">
            <text:p>11; 21; 131; 224; 323; 324; 622; 835; 951</text:p>
          </table:table-cell>
        </table:table-row>
        <table:table-row table:style-name="ro1">
          <table:table-cell office:value-type="string" calcext:value-type="string">
            <text:p>Denmark (DK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; 200; 300; 700; 800; 900; Not applicable; Not stated</text:p>
          </table:table-cell>
          <table:table-cell office:value-type="string" calcext:value-type="string">
            <text:p>10; 733; 811; 912</text:p>
          </table:table-cell>
          <table:table-cell office:value-type="string" calcext:value-type="string">
            <text:p>111; 212; 246; 345; 348; 521; 614; 711; 732; 743; 744; 812; 813; 815; 817</text:p>
          </table:table-cell>
        </table:table-row>
        <table:table-row table:style-name="ro1">
          <table:table-cell office:value-type="string" calcext:value-type="string">
            <text:p>Denmark (DK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; 200; 700; 800; 900; Not applicable; Not stated</text:p>
          </table:table-cell>
          <table:table-cell office:value-type="string" calcext:value-type="string">
            <text:p>10; 614; 711; 733; 912</text:p>
          </table:table-cell>
          <table:table-cell office:value-type="string" calcext:value-type="string">
            <text:p>111; 212; 246; 315; 345; 348; 521; 732; 744; 811; 812; 813; 814; 815; 817; 834</text:p>
          </table:table-cell>
        </table:table-row>
        <table:table-row table:style-name="ro1">
          <table:table-cell office:value-type="string" calcext:value-type="string">
            <text:p>Denmark (DK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; 200; 700; 800; 900; Not applicable; Not stated</text:p>
          </table:table-cell>
          <table:table-cell office:value-type="string" calcext:value-type="string">
            <text:p>10; 711; 733; 811; 815; 817; 912</text:p>
          </table:table-cell>
          <table:table-cell office:value-type="string" calcext:value-type="string">
            <text:p>114; 212; 331; 344; 345; 348; 521; 614; 732; 744; 812; 813; 814; 834</text:p>
          </table:table-cell>
        </table:table-row>
        <table:table-row table:style-name="ro1">
          <table:table-cell office:value-type="string" calcext:value-type="string">
            <text:p>Denmark (DK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; 200; 300; 400; 700; 800; 900; Not applicable; Not stated</text:p>
          </table:table-cell>
          <table:table-cell office:value-type="string" calcext:value-type="string">
            <text:p>10; 733; 811; 814; 815; 817; 912</text:p>
          </table:table-cell>
          <table:table-cell office:value-type="string" calcext:value-type="string">
            <text:p>212; 331; 345; 348; 521; 614; 711; 732; 744; 812; 813; 829; 834</text:p>
          </table:table-cell>
        </table:table-row>
        <table:table-row table:style-name="ro1">
          <table:table-cell office:value-type="string" calcext:value-type="string">
            <text:p>Denmark (DK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; 300; 400; 700; 800; 900; Not applicable; Not stated</text:p>
          </table:table-cell>
          <table:table-cell office:value-type="string" calcext:value-type="string">
            <text:p>10; 733; 814; 912</text:p>
          </table:table-cell>
          <table:table-cell office:value-type="string" calcext:value-type="string">
            <text:p>345; 348; 521; 614; 711; 732; 744; 811; 813; 815; 817; 834</text:p>
          </table:table-cell>
        </table:table-row>
        <table:table-row table:style-name="ro1">
          <table:table-cell office:value-type="string" calcext:value-type="string">
            <text:p>Denmark (DK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; 700; 800; 900; Not applicable; Not stated</text:p>
          </table:table-cell>
          <table:table-cell office:value-type="string" calcext:value-type="string">
            <text:p>10; 733; 912</text:p>
          </table:table-cell>
          <table:table-cell office:value-type="string" calcext:value-type="string">
            <text:p>212; 348; 521; 614; 711; 732; 744; 811; 813; 814; 815; 817; 834</text:p>
          </table:table-cell>
        </table:table-row>
        <table:table-row table:style-name="ro1">
          <table:table-cell office:value-type="string" calcext:value-type="string">
            <text:p>Denmark (DK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; 200; 700; 900; Not applicable; Not stated</text:p>
          </table:table-cell>
          <table:table-cell office:value-type="string" calcext:value-type="string">
            <text:p>10; 912</text:p>
          </table:table-cell>
          <table:table-cell office:value-type="string" calcext:value-type="string">
            <text:p>212; 345; 348; 521; 614; 711; 732; 733; 744; 811; 812; 813; 814; 815; 817; 834</text:p>
          </table:table-cell>
        </table:table-row>
        <table:table-row table:style-name="ro2">
          <table:table-cell office:value-type="string" calcext:value-type="string">
            <text:p>Denmark (DK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; 110; 200; 300; 400; 500; 700; 800; 900; Not applicable; Not sta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1; 212; 246; 345; 348; 521; 614; 711; 732; 733; 744; 811; 813; 814; 815; 817; 834; 912</text:p>
          </table:table-cell>
        </table:table-row>
        <table:table-row table:style-name="ro2">
          <table:table-cell office:value-type="string" calcext:value-type="string">
            <text:p>Denmark (DK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; 110; 200; 700; 800; 900; Not applicable; Not sta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1; 212; 345; 348; 521; 614; 615; 711; 732; 733; 744; 811; 814; 815; 817; 834; 912</text:p>
          </table:table-cell>
        </table:table-row>
        <table:table-row table:style-name="ro2">
          <table:table-cell office:value-type="string" calcext:value-type="string">
            <text:p>Denmark (DK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; 110; 200; 700; 800; 900; Not applicable; Not stated</text:p>
          </table:table-cell>
          <table:table-cell office:value-type="string" calcext:value-type="string">
            <text:p>10; 711</text:p>
          </table:table-cell>
          <table:table-cell office:value-type="string" calcext:value-type="string">
            <text:p>111; 114; 212; 345; 348; 521; 614; 615; 732; 733; 744; 811; 813; 814; 817; 834; 912</text:p>
          </table:table-cell>
        </table:table-row>
        <table:table-row table:style-name="ro2">
          <table:table-cell office:value-type="string" calcext:value-type="string">
            <text:p>Denmark (DK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; 110; 200; 300; 500; 700; 800; 900; Not applicable; Not sta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1; 114; 212; 345; 348; 521; 614; 711; 732; 733; 743; 744; 811; 812; 813; 814; 815; 817; 834; 912</text:p>
          </table:table-cell>
        </table:table-row>
        <table:table-row table:style-name="ro2">
          <table:table-cell office:value-type="string" calcext:value-type="string">
            <text:p>Denmark (DK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; Not applicable; Not stated</text:p>
          </table:table-cell>
          <table:table-cell office:value-type="string" calcext:value-type="string">
            <text:p>112; 631; 632; 633; 634</text:p>
          </table:table-cell>
          <table:table-cell office:value-type="string" calcext:value-type="string">
            <text:p>131; 133; 143; 223; 224; 225; 313; 314; 322; 323; 324; 521; 621; 622; 754; 835; 951; 952</text:p>
          </table:table-cell>
        </table:table-row>
        <table:table-row table:style-name="ro2">
          <table:table-cell office:value-type="string" calcext:value-type="string">
            <text:p>Denmark (DK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10; Not applicable; Not stated</text:p>
          </table:table-cell>
          <table:table-cell office:value-type="string" calcext:value-type="string">
            <text:p>112; 631; 632; 633; 634</text:p>
          </table:table-cell>
          <table:table-cell office:value-type="string" calcext:value-type="string">
            <text:p>131; 133; 141; 143; 223; 224; 225; 313; 314; 322; 323; 324; 421; 521; 621; 622; 754; 815; 835; 951; 952</text:p>
          </table:table-cell>
        </table:table-row>
        <table:table-row table:style-name="ro2">
          <table:table-cell office:value-type="string" calcext:value-type="string">
            <text:p>Denmark (DK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0; Not applicable; Not stated</text:p>
          </table:table-cell>
          <table:table-cell office:value-type="string" calcext:value-type="string">
            <text:p>112; 631; 632; 633; 634; 952</text:p>
          </table:table-cell>
          <table:table-cell office:value-type="string" calcext:value-type="string">
            <text:p>131; 133; 141; 143; 212; 223; 224; 225; 313; 314; 322; 323; 324; 413; 521; 621; 622; 754; 815; 951</text:p>
          </table:table-cell>
        </table:table-row>
        <table:table-row table:style-name="ro2">
          <table:table-cell office:value-type="string" calcext:value-type="string">
            <text:p>Denmark (DK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0; Not applicable; Not stated</text:p>
          </table:table-cell>
          <table:table-cell office:value-type="string" calcext:value-type="string">
            <text:p>112; 631; 632; 633; 634; 951; 952</text:p>
          </table:table-cell>
          <table:table-cell office:value-type="string" calcext:value-type="string">
            <text:p>131; 133; 141; 143; 223; 224; 313; 314; 322; 323; 324; 413; 521; 621; 622; 742; 754</text:p>
          </table:table-cell>
        </table:table-row>
        <table:table-row table:style-name="ro1">
          <table:table-cell office:value-type="string" calcext:value-type="string">
            <text:p>Denmark (DK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; Not applicable; Not stated</text:p>
          </table:table-cell>
          <table:table-cell office:value-type="string" calcext:value-type="string">
            <text:p>112; 521; 631; 632; 633; 634; 951; 952</text:p>
          </table:table-cell>
          <table:table-cell office:value-type="string" calcext:value-type="string">
            <text:p>131; 133; 141; 143; 224; 313; 314; 323; 324; 413; 621; 622; 742; 754; 835</text:p>
          </table:table-cell>
        </table:table-row>
        <table:table-row table:style-name="ro2">
          <table:table-cell office:value-type="string" calcext:value-type="string">
            <text:p>Denmark (DK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0; 200; 210; 230; 240; 260; 310; 410; 440; 920; Not applicable; Not stated</text:p>
          </table:table-cell>
          <table:table-cell office:value-type="string" calcext:value-type="string">
            <text:p>112; 224; 631; 632; 633; 634; 951; 952</text:p>
          </table:table-cell>
          <table:table-cell office:value-type="string" calcext:value-type="string">
            <text:p>11; 131; 143; 223; 313; 314; 323; 324; 413; 421; 521; 621; 622; 754; 811; 815; 835</text:p>
          </table:table-cell>
        </table:table-row>
        <table:table-row table:style-name="ro2">
          <table:table-cell office:value-type="string" calcext:value-type="string">
            <text:p>Denmark (DK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; Not applicable; Not stated</text:p>
          </table:table-cell>
          <table:table-cell office:value-type="string" calcext:value-type="string">
            <text:p>112; 631; 632; 633; 634; 951; 952</text:p>
          </table:table-cell>
          <table:table-cell office:value-type="string" calcext:value-type="string">
            <text:p>111; 131; 133; 141; 143; 223; 224; 313; 314; 322; 323; 324; 413; 421; 521; 621; 622; 742; 754; 811; 815; 835</text:p>
          </table:table-cell>
        </table:table-row>
        <table:table-row table:style-name="ro2">
          <table:table-cell office:value-type="string" calcext:value-type="string">
            <text:p>Denmark (DK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; Not applicable; Not stated</text:p>
          </table:table-cell>
          <table:table-cell office:value-type="string" calcext:value-type="string">
            <text:p>112; 631; 632; 633; 634; 951; 952</text:p>
          </table:table-cell>
          <table:table-cell office:value-type="string" calcext:value-type="string">
            <text:p>131; 143; 223; 224; 313; 314; 322; 323; 324; 413; 521; 621; 622; 742; 754; 811; 815; 835</text:p>
          </table:table-cell>
        </table:table-row>
        <table:table-row table:style-name="ro1">
          <table:table-cell office:value-type="string" calcext:value-type="string">
            <text:p>Denmark (DK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0; Not applicable; Not stated</text:p>
          </table:table-cell>
          <table:table-cell office:value-type="string" calcext:value-type="string">
            <text:p>112; 631; 632; 633; 634; 951; 952</text:p>
          </table:table-cell>
          <table:table-cell office:value-type="string" calcext:value-type="string">
            <text:p>131; 143; 224; 314; 322; 323; 324; 413; 521; 622; 742; 754; 835</text:p>
          </table:table-cell>
        </table:table-row>
        <table:table-row table:style-name="ro1">
          <table:table-cell office:value-type="string" calcext:value-type="string">
            <text:p>Denmark (DK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0; Not applicable; Not stated</text:p>
          </table:table-cell>
          <table:table-cell office:value-type="string" calcext:value-type="string">
            <text:p>112; 224; 521; 631; 632; 633; 634; 951; 952</text:p>
          </table:table-cell>
          <table:table-cell office:value-type="string" calcext:value-type="string">
            <text:p>111; 131; 223; 314; 323; 413; 421; 622; 742; 754; 811; 815; 835</text:p>
          </table:table-cell>
        </table:table-row>
        <table:table-row table:style-name="ro1">
          <table:table-cell office:value-type="string" calcext:value-type="string">
            <text:p>Denmark (DK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4; 521; 631; 632; 633; 634; 951; 952</text:p>
          </table:table-cell>
          <table:table-cell office:value-type="string" calcext:value-type="string">
            <text:p>111; 131; 133; 143; 223; 313; 314; 322; 323; 324; 413; 621; 754; 811; 815; 835</text:p>
          </table:table-cell>
        </table:table-row>
        <table:table-row table:style-name="ro2">
          <table:table-cell office:value-type="string" calcext:value-type="string">
            <text:p>Denmark (DK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4; 521; 631; 632; 633; 634; 951; 952</text:p>
          </table:table-cell>
          <table:table-cell office:value-type="string" calcext:value-type="string">
            <text:p>11; 131; 133; 143; 223; 313; 314; 322; 323; 324; 413; 421; 621; 622; 753; 754; 811; 815; 835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10; Not applicable</text:p>
          </table:table-cell>
          <table:table-cell office:value-type="string" calcext:value-type="string">
            <text:p>114; 223; 331; 333; 346; 521; 731; 817; 912</text:p>
          </table:table-cell>
          <table:table-cell office:value-type="string" calcext:value-type="string">
            <text:p>10; 111; 211; 212; 231; 234; 242; 246; 321; 334; 342; 345; 348; 412; 419; 511; 611; 711; 732; 733; 734; 744; 812; 813; 815; 822; 825; 834; 911; 931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4; 212; 331; 346; 419; 521; 734; 812; 817; 911; 912</text:p>
          </table:table-cell>
          <table:table-cell office:value-type="string" calcext:value-type="string">
            <text:p>211; 234; 246; 313; 321; 333; 334; 342; 348; 412; 611; 711; 731; 732; 733; 813; 823; 825; 829; 834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11; 212; 223; 246; 331; 348; 419; 812; 817; 911; 912</text:p>
          </table:table-cell>
          <table:table-cell office:value-type="string" calcext:value-type="string">
            <text:p>114; 221; 234; 321; 332; 333; 334; 342; 346; 411; 412; 511; 514; 521; 611; 615; 711; 731; 732; 733; 734; 744; 811; 813; 815; 822; 823; 825; 829; 831; 834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12; 234; 331; 348; 419; 521; 732; 734; 812; 817; 912</text:p>
          </table:table-cell>
          <table:table-cell office:value-type="string" calcext:value-type="string">
            <text:p>111; 114; 211; 221; 223; 244; 246; 312; 313; 333; 334; 412; 511; 611; 711; 731; 733; 744; 811; 813; 815; 822; 829; 831; 834; 911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0; Not applicable</text:p>
          </table:table-cell>
          <table:table-cell office:value-type="string" calcext:value-type="string">
            <text:p>211; 331; 333; 348; 521; 732; 733; 812; 817; 912</text:p>
          </table:table-cell>
          <table:table-cell office:value-type="string" calcext:value-type="string">
            <text:p>114; 212; 213; 221; 223; 234; 246; 321; 332; 334; 342; 412; 419; 511; 611; 614; 615; 731; 744; 811; 813; 815; 822; 823; 829; 911</text:p>
          </table:table-cell>
        </table:table-row>
        <table:table-row table:style-name="ro3">
          <table:table-cell office:value-type="string" calcext:value-type="string">
            <text:p>Estonia (EE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48; 521; 817; 912</text:p>
          </table:table-cell>
          <table:table-cell office:value-type="string" calcext:value-type="string">
            <text:p>111; 114; 211; 212; 223; 234; 246; 313; 314; 321; 331; 332; 333; 334; 346; 412; 419; 611; 711; 731; 732; 733; 744; 811; 812; 813; 815; 823; 825; 829; 834; 911</text:p>
          </table:table-cell>
        </table:table-row>
        <table:table-row table:style-name="ro3">
          <table:table-cell office:value-type="string" calcext:value-type="string">
            <text:p>Estonia (EE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31; 419; 521; 732; 812; 912</text:p>
          </table:table-cell>
          <table:table-cell office:value-type="string" calcext:value-type="string">
            <text:p>114; 211; 212; 221; 223; 243; 246; 312; 313; 321; 332; 333; 334; 342; 344; 346; 348; 511; 611; 615; 711; 731; 733; 734; 744; 811; 813; 815; 817; 822; 825; 834; 911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20; Not applicable; Not stated</text:p>
          </table:table-cell>
          <table:table-cell office:value-type="string" calcext:value-type="string">
            <text:p>331; 348; 732; 812; 817; 912</text:p>
          </table:table-cell>
          <table:table-cell office:value-type="string" calcext:value-type="string">
            <text:p>114; 211; 212; 221; 234; 246; 312; 321; 332; 333; 334; 342; 346; 412; 419; 422; 511; 521; 615; 711; 731; 733; 734; 744; 811; 813; 815; 822; 825; 834; 911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46; 332; 333; 732; 812; 912</text:p>
          </table:table-cell>
          <table:table-cell office:value-type="string" calcext:value-type="string">
            <text:p>114; 211; 212; 223; 243; 312; 321; 331; 334; 342; 345; 346; 348; 412; 419; 511; 521; 615; 711; 731; 733; 744; 811; 813; 817; 822; 825; 834; 911</text:p>
          </table:table-cell>
        </table:table-row>
        <table:table-row table:style-name="ro3">
          <table:table-cell office:value-type="string" calcext:value-type="string">
            <text:p>Estonia (EE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20; Not applicable; Not stated</text:p>
          </table:table-cell>
          <table:table-cell office:value-type="string" calcext:value-type="string">
            <text:p>331; 332; 333; 521; 732; 912</text:p>
          </table:table-cell>
          <table:table-cell office:value-type="string" calcext:value-type="string">
            <text:p>114; 211; 212; 223; 234; 243; 246; 312; 321; 334; 342; 345; 346; 348; 412; 419; 511; 613; 615; 711; 731; 733; 734; 744; 811; 812; 813; 815; 817; 822; 825; 834; 911</text:p>
          </table:table-cell>
        </table:table-row>
        <table:table-row table:style-name="ro3">
          <table:table-cell office:value-type="string" calcext:value-type="string">
            <text:p>Estonia (EE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0; Not applicable; Not stated</text:p>
          </table:table-cell>
          <table:table-cell office:value-type="string" calcext:value-type="string">
            <text:p>331; 333; 812; 912</text:p>
          </table:table-cell>
          <table:table-cell office:value-type="string" calcext:value-type="string">
            <text:p>114; 211; 212; 234; 246; 247; 312; 314; 321; 332; 334; 342; 345; 348; 412; 419; 521; 615; 711; 731; 732; 733; 734; 744; 811; 813; 815; 817; 822; 825; 834; 911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23; 631; 632; 633; 634; 952</text:p>
          </table:table-cell>
          <table:table-cell office:value-type="string" calcext:value-type="string">
            <text:p>11; 21; 31; 112; 211; 212; 222; 223; 224; 225; 314; 324; 411; 412; 511; 516; 521; 622; 813; 835; 951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2; 224; 323; 631; 632; 633; 634; 951; 952</text:p>
          </table:table-cell>
          <table:table-cell office:value-type="string" calcext:value-type="string">
            <text:p>11; 21; 31; 211; 212; 222; 223; 225; 313; 324; 411; 412; 511; 516; 622; 731; 835</text:p>
          </table:table-cell>
        </table:table-row>
        <table:table-row table:style-name="ro1">
          <table:table-cell office:value-type="string" calcext:value-type="string">
            <text:p>Estonia (EE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323; 411; 631; 632; 633; 634; 952</text:p>
          </table:table-cell>
          <table:table-cell office:value-type="string" calcext:value-type="string">
            <text:p>11; 21; 31; 112; 212; 225; 314; 321; 324; 511; 516; 622; 731; 835; 951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50; Not applicable; Not stated</text:p>
          </table:table-cell>
          <table:table-cell office:value-type="string" calcext:value-type="string">
            <text:p>223; 224; 411; 631; 632; 633; 634; 951; 952</text:p>
          </table:table-cell>
          <table:table-cell office:value-type="string" calcext:value-type="string">
            <text:p>11; 21; 31; 112; 212; 225; 314; 323; 324; 331; 412; 516; 622; 731; 732; 835; 912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0; Not applicable; Not stated</text:p>
          </table:table-cell>
          <table:table-cell office:value-type="string" calcext:value-type="string">
            <text:p>224; 323; 631; 632; 633; 634; 951; 952</text:p>
          </table:table-cell>
          <table:table-cell office:value-type="string" calcext:value-type="string">
            <text:p>11; 31; 112; 211; 212; 223; 225; 313; 314; 324; 411; 412; 511; 521; 622; 731; 831; 835; 912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0; 810; Not applicable; Not stated</text:p>
          </table:table-cell>
          <table:table-cell office:value-type="string" calcext:value-type="string">
            <text:p>223; 224; 323; 411; 631; 632; 634; 951; 952</text:p>
          </table:table-cell>
          <table:table-cell office:value-type="string" calcext:value-type="string">
            <text:p>11; 21; 111; 112; 211; 212; 225; 232; 313; 314; 324; 331; 352; 412; 511; 516; 521; 622; 633; 812; 813; 831; 835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10; Not applicable; Not stated</text:p>
          </table:table-cell>
          <table:table-cell office:value-type="string" calcext:value-type="string">
            <text:p>223; 323; 631; 632; 633; 634; 951; 952</text:p>
          </table:table-cell>
          <table:table-cell office:value-type="string" calcext:value-type="string">
            <text:p>11; 21; 112; 211; 212; 222; 224; 225; 232; 314; 324; 411; 412; 516; 622; 811; 835</text:p>
          </table:table-cell>
        </table:table-row>
        <table:table-row table:style-name="ro1">
          <table:table-cell office:value-type="string" calcext:value-type="string">
            <text:p>Estonia (EE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0; 210; 250; 740; 810; Not applicable; Not stated</text:p>
          </table:table-cell>
          <table:table-cell office:value-type="string" calcext:value-type="string">
            <text:p>224; 411; 631; 632; 633; 634; 951; 952</text:p>
          </table:table-cell>
          <table:table-cell office:value-type="string" calcext:value-type="string">
            <text:p>11; 21; 112; 211; 212; 223; 225; 314; 323; 324; 412; 516; 521; 613; 622; 831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4; 631; 632; 633; 634; 952</text:p>
          </table:table-cell>
          <table:table-cell office:value-type="string" calcext:value-type="string">
            <text:p>31; 111; 112; 211; 212; 223; 225; 314; 323; 324; 411; 412; 516; 622; 731; 831; 835; 951</text:p>
          </table:table-cell>
        </table:table-row>
        <table:table-row table:style-name="ro1">
          <table:table-cell office:value-type="string" calcext:value-type="string">
            <text:p>Estonia (EE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; 951; 952</text:p>
          </table:table-cell>
          <table:table-cell office:value-type="string" calcext:value-type="string">
            <text:p>11; 21; 112; 211; 225; 232; 314; 323; 324; 411; 412; 516; 622; 835</text:p>
          </table:table-cell>
        </table:table-row>
        <table:table-row table:style-name="ro2">
          <table:table-cell office:value-type="string" calcext:value-type="string">
            <text:p>Estonia (EE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2; 224; 631; 632; 634; 952</text:p>
          </table:table-cell>
          <table:table-cell office:value-type="string" calcext:value-type="string">
            <text:p>11; 31; 131; 211; 223; 225; 314; 323; 324; 411; 412; 511; 516; 521; 622; 633; 835; 912; 951</text:p>
          </table:table-cell>
        </table:table-row>
        <table:table-row table:style-name="ro1">
          <table:table-cell office:value-type="string" calcext:value-type="string">
            <text:p>Estonia (EE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1; 632; 633; 634; 951; 952</text:p>
          </table:table-cell>
          <table:table-cell office:value-type="string" calcext:value-type="string">
            <text:p>11; 31; 112; 131; 223; 225; 314; 323; 324; 412; 511; 516; 622; 835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114; 333; 334; 348; 521; 817; 912</text:p>
          </table:table-cell>
          <table:table-cell office:value-type="string" calcext:value-type="string">
            <text:p>111; 212; 223; 234; 243; 315; 733; 814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114; 333; 334; 348; 521; 817; 912</text:p>
          </table:table-cell>
          <table:table-cell office:value-type="string" calcext:value-type="string">
            <text:p>111; 223; 234; 315; 733; 814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333; 334; 348; 817; 912</text:p>
          </table:table-cell>
          <table:table-cell office:value-type="string" calcext:value-type="string">
            <text:p>111; 114; 212; 223; 234; 243; 521; 733; 814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114; 333; 334; 348; 521; 817; 912</text:p>
          </table:table-cell>
          <table:table-cell office:value-type="string" calcext:value-type="string">
            <text:p>212; 223; 234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33; 334; 348; 817; 912</text:p>
          </table:table-cell>
          <table:table-cell office:value-type="string" calcext:value-type="string">
            <text:p>111; 114; 234; 315; 521; 733; 816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33; 334; 348; 817; 912</text:p>
          </table:table-cell>
          <table:table-cell office:value-type="string" calcext:value-type="string">
            <text:p>114; 223; 234; 315; 521; 733; 816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31; 332; 348; 817</text:p>
          </table:table-cell>
          <table:table-cell office:value-type="string" calcext:value-type="string">
            <text:p>114; 223; 234; 521; 733; 912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31; 332; 348; 817; 912</text:p>
          </table:table-cell>
          <table:table-cell office:value-type="string" calcext:value-type="string">
            <text:p>114; 234; 521; 733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31; 332; 348; 817; 912</text:p>
          </table:table-cell>
          <table:table-cell office:value-type="string" calcext:value-type="string">
            <text:p>114; 234; 521; 733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4; 331; 332; 348; 912</text:p>
          </table:table-cell>
          <table:table-cell office:value-type="string" calcext:value-type="string">
            <text:p>234; 521; 733; 817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4; 331; 332; 348</text:p>
          </table:table-cell>
          <table:table-cell office:value-type="string" calcext:value-type="string">
            <text:p>234; 521; 733; 817; 912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23; 631; 632; 633; 634; 952</text:p>
          </table:table-cell>
          <table:table-cell office:value-type="string" calcext:value-type="string">
            <text:p>111; 131; 223; 224; 324; 951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23; 631; 632; 633; 634; 952</text:p>
          </table:table-cell>
          <table:table-cell office:value-type="string" calcext:value-type="string">
            <text:p>111; 131; 224; 324; 951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23; 631; 632; 633; 634; 952</text:p>
          </table:table-cell>
          <table:table-cell office:value-type="string" calcext:value-type="string">
            <text:p>111; 131; 223; 224; 324; 951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30; Not applicable</text:p>
          </table:table-cell>
          <table:table-cell office:value-type="string" calcext:value-type="string">
            <text:p>323; 631; 632; 633; 634; 952</text:p>
          </table:table-cell>
          <table:table-cell office:value-type="string" calcext:value-type="string">
            <text:p>111; 131; 223; 224; 252; 262; 324; 951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323; 631; 632; 633; 634; 952</text:p>
          </table:table-cell>
          <table:table-cell office:value-type="string" calcext:value-type="string">
            <text:p>223; 224; 262; 324; 817; 951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23; 631; 632; 633; 634; 952</text:p>
          </table:table-cell>
          <table:table-cell office:value-type="string" calcext:value-type="string">
            <text:p>131; 223; 324; 831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23; 631; 632; 633; 634</text:p>
          </table:table-cell>
          <table:table-cell office:value-type="string" calcext:value-type="string">
            <text:p>111; 131; 223; 324; 831; 952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111; 131; 133; 223; 224; 262; 323; 324; 831; 952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131; 212; 223; 262; 323; 324; 754; 951; 952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131; 212; 223; 224; 323; 324; 754; 831; 951; 952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631; 633; 634</text:p>
          </table:table-cell>
          <table:table-cell office:value-type="string" calcext:value-type="string">
            <text:p>131; 224; 262; 323; 324; 632; 831; 952</text:p>
          </table:table-cell>
        </table:table-row>
        <table:table-row table:style-name="ro1">
          <table:table-cell office:value-type="string" calcext:value-type="string">
            <text:p>Greece (EL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applicable; Not stated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223; 224; 262; 314; 323; 324; 632; 633; 634; 831; 951; 952</text:p>
          </table:table-cell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; Not applicable</text:p>
          </table:table-cell>
          <table:table-cell office:value-type="string" calcext:value-type="string">
            <text:p>323; 331; 332; 33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; Not applicable</text:p>
          </table:table-cell>
          <table:table-cell office:value-type="string" calcext:value-type="string">
            <text:p>323; 331; 332; 333; 34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; Not applicable</text:p>
          </table:table-cell>
          <table:table-cell office:value-type="string" calcext:value-type="string">
            <text:p>323; 331; 332; 33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; Not applicable</text:p>
          </table:table-cell>
          <table:table-cell office:value-type="string" calcext:value-type="string">
            <text:p>323; 331; 332; 33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; Not applicable</text:p>
          </table:table-cell>
          <table:table-cell office:value-type="string" calcext:value-type="string">
            <text:p>323; 331; 332; 333</text:p>
          </table:table-cell>
          <table:table-cell office:value-type="string" calcext:value-type="string">
            <text:p>114; 348</text:p>
          </table:table-cell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0; Not applicable</text:p>
          </table:table-cell>
          <table:table-cell office:value-type="string" calcext:value-type="string">
            <text:p>323; 331; 332; 333</text:p>
          </table:table-cell>
          <table:table-cell/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; Not applicable</text:p>
          </table:table-cell>
          <table:table-cell office:value-type="string" calcext:value-type="string">
            <text:p>323; 331; 332; 33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; Not applicable</text:p>
          </table:table-cell>
          <table:table-cell office:value-type="string" calcext:value-type="string">
            <text:p>323; 331; 332; 33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; Not applicable</text:p>
          </table:table-cell>
          <table:table-cell office:value-type="string" calcext:value-type="string">
            <text:p>323; 331; 332; 33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0; Not applicable</text:p>
          </table:table-cell>
          <table:table-cell office:value-type="string" calcext:value-type="string">
            <text:p>323; 331; 332; 333</text:p>
          </table:table-cell>
          <table:table-cell/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; Not applicable</text:p>
          </table:table-cell>
          <table:table-cell office:value-type="string" calcext:value-type="string">
            <text:p>323; 331; 332; 33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0; Not applicable</text:p>
          </table:table-cell>
          <table:table-cell office:value-type="string" calcext:value-type="string">
            <text:p>224; 322; 411; 412; 413; 631; 632; 633; 634</text:p>
          </table:table-cell>
          <table:table-cell/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0; Not applicable</text:p>
          </table:table-cell>
          <table:table-cell office:value-type="string" calcext:value-type="string">
            <text:p>224; 322; 411; 412; 413; 631; 632; 633; 634</text:p>
          </table:table-cell>
          <table:table-cell/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0; Not applicable</text:p>
          </table:table-cell>
          <table:table-cell office:value-type="string" calcext:value-type="string">
            <text:p>224; 322; 411; 412; 413; 631; 632; 633; 63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0; Not applicable</text:p>
          </table:table-cell>
          <table:table-cell office:value-type="string" calcext:value-type="string">
            <text:p>224; 322; 411; 412; 413; 631; 632; 633; 634</text:p>
          </table:table-cell>
          <table:table-cell/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0; Not applicable</text:p>
          </table:table-cell>
          <table:table-cell office:value-type="string" calcext:value-type="string">
            <text:p>224; 322; 411; 412; 413; 631; 632; 633; 634</text:p>
          </table:table-cell>
          <table:table-cell/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0; Not applicable</text:p>
          </table:table-cell>
          <table:table-cell office:value-type="string" calcext:value-type="string">
            <text:p>224; 322; 411; 412; 413; 631; 632; 633; 634</text:p>
          </table:table-cell>
          <table:table-cell/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0; Not applicable</text:p>
          </table:table-cell>
          <table:table-cell office:value-type="string" calcext:value-type="string">
            <text:p>224; 322; 411; 412; 413; 631; 632; 633; 634</text:p>
          </table:table-cell>
          <table:table-cell/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0; Not applicable</text:p>
          </table:table-cell>
          <table:table-cell office:value-type="string" calcext:value-type="string">
            <text:p>224; 322; 411; 412; 413; 631; 632; 633; 634</text:p>
          </table:table-cell>
          <table:table-cell/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0; Not applicable</text:p>
          </table:table-cell>
          <table:table-cell office:value-type="string" calcext:value-type="string">
            <text:p>224; 322; 411; 412; 413; 631; 632; 633; 634</text:p>
          </table:table-cell>
          <table:table-cell office:value-type="string" calcext:value-type="string">
            <text:p>223; 323</text:p>
          </table:table-cell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0; Not applicable</text:p>
          </table:table-cell>
          <table:table-cell office:value-type="string" calcext:value-type="string">
            <text:p>224; 322; 411; 412; 413; 631; 632; 633; 63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224; 322; 412; 631; 632; 633; 634</text:p>
          </table:table-cell>
          <table:table-cell/>
        </table:table-row>
        <table:table-row table:style-name="ro1">
          <table:table-cell office:value-type="string" calcext:value-type="string">
            <text:p>Spain (ES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224; 322; 412; 631; 632; 633; 634</text:p>
          </table:table-cell>
          <table:table-cell/>
        </table:table-row>
        <table:table-row table:style-name="ro4">
          <table:table-cell office:value-type="string" calcext:value-type="string">
            <text:p>EU (EU27_2020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EU (EU27_2020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3">
          <table:table-cell office:value-type="string" calcext:value-type="string">
            <text:p>EU (EU27_2020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; 11; 110; 120; 130; 200; 210; 220; 230; 240; 300; 310; 320; 330; 340; 400; 410; 420; 500; 510; 520; 600; 610; 700; 710; 720; 730; 740; 800; 810; 820; 830; 900; 910; 92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 (EU27_2020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; 11; 110; 120; 130; 200; 210; 220; 230; 240; 300; 310; 320; 330; 340; 400; 410; 420; 500; 510; 520; 600; 610; 700; 710; 720; 730; 740; 800; 810; 820; 830; 900; 910; 92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 (EU27_2020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; 11; 110; 120; 130; 200; 210; 220; 230; 240; 300; 310; 320; 330; 340; 400; 410; 420; 500; 510; 520; 600; 610; 700; 710; 720; 730; 740; 800; 810; 820; 830; 900; 91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 (EU27_2020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; 100; 11; 110; 120; 130; 200; 210; 220; 230; 240; 300; 310; 320; 330; 340; 400; 410; 420; 500; 510; 520; 600; 610; 700; 710; 720; 730; 740; 800; 810; 820; 830; 900; 910; 92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 (EU27_2020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; 11; 110; 120; 130; 200; 210; 230; 240; 300; 310; 320; 330; 340; 400; 410; 420; 500; 510; 520; 600; 610; 700; 710; 720; 730; 740; 800; 810; 820; 830; 900; 910; 92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 (EU27_2020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; 11; 110; 120; 130; 200; 210; 220; 230; 240; 300; 310; 320; 330; 340; 400; 410; 420; 500; 510; 520; 600; 610; 700; 710; 720; 730; 740; 800; 810; 820; 830; 900; 91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 (EU27_2020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; 11; 110; 120; 130; 200; 220; 230; 300; 320; 330; 340; 400; 410; 420; 500; 510; 520; 600; 610; 700; 710; 720; 730; 740; 800; 810; 820; 830; 900; 91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 (EU27_2020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; 110; 120; 130; 200; 230; 310; 320; 330; 340; 400; 410; 420; 500; 510; 520; 600; 610; 700; 710; 720; 730; 740; 800; 810; 820; 830; 900; 91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 (EU27_2020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; 110; 120; 130; 200; 220; 230; 240; 300; 310; 320; 330; 340; 410; 420; 500; 510; 520; 600; 610; 700; 710; 720; 730; 740; 800; 810; 820; 830; 900; 910; 92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 (EU27_2020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; 110; 120; 130; 200; 210; 230; 250; 310; 320; 330; 350; 400; 410; 420; 510; 520; 540; 620; 740; 750; 810; 830; 910; 930; 950; Not applicable; Not stated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5">
          <table:table-cell office:value-type="string" calcext:value-type="string">
            <text:p>EU (EU27_2020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; 100; 110; 120; 130; 140; 200; 210; 230; 240; 250; 260; 30; 300; 310; 320; 330; 350; 400; 410; 440; 500; 510; 520; 530; 540; 600; 610; 620; 700; 710; 720; 740; 750; 800; 810; 820; 830; 900; 910; 930; 950; Not applicable; Not stated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5">
          <table:table-cell office:value-type="string" calcext:value-type="string">
            <text:p>EU (EU27_2020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; 100; 110; 120; 130; 140; 200; 210; 220; 230; 240; 250; 260; 30; 300; 310; 320; 330; 340; 350; 400; 410; 420; 440; 500; 510; 520; 530; 600; 610; 620; 700; 710; 720; 730; 740; 750; 800; 810; 820; 830; 900; 910; 920; 930; 950; 960; Not applicable; Not stated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5">
          <table:table-cell office:value-type="string" calcext:value-type="string">
            <text:p>EU (EU27_2020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100; 110; 120; 130; 140; 200; 210; 220; 230; 240; 250; 260; 300; 310; 320; 330; 340; 350; 400; 410; 420; 440; 510; 520; 530; 540; 600; 610; 620; 700; 710; 720; 730; 740; 800; 810; 820; 830; 900; 910; 920; 950; 960; Not applicable; Not stated</text:p>
          </table:table-cell>
          <table:table-cell/>
          <table:table-cell office:value-type="string" calcext:value-type="string">
            <text:p>632; 634</text:p>
          </table:table-cell>
        </table:table-row>
        <table:table-row table:style-name="ro5">
          <table:table-cell office:value-type="string" calcext:value-type="string">
            <text:p>EU (EU27_2020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; 100; 110; 120; 130; 140; 200; 210; 220; 230; 240; 250; 300; 310; 320; 330; 340; 350; 400; 410; 420; 500; 510; 520; 530; 540; 600; 610; 620; 700; 710; 720; 740; 800; 810; 820; 830; 900; 910; 920; 930; 960; Not applicable; Not stated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5">
          <table:table-cell office:value-type="string" calcext:value-type="string">
            <text:p>EU (EU27_2020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100; 110; 120; 130; 140; 200; 210; 220; 230; 240; 250; 260; 300; 310; 320; 330; 350; 400; 410; 420; 440; 500; 510; 520; 530; 540; 600; 610; 620; 700; 710; 720; 740; 800; 810; 820; 830; 900; 910; 920; 930; Not applicable; Not stated</text:p>
          </table:table-cell>
          <table:table-cell/>
          <table:table-cell office:value-type="string" calcext:value-type="string">
            <text:p>632; 634</text:p>
          </table:table-cell>
        </table:table-row>
        <table:table-row table:style-name="ro5">
          <table:table-cell office:value-type="string" calcext:value-type="string">
            <text:p>EU (EU27_2020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10; 100; 110; 120; 130; 140; 200; 210; 230; 240; 250; 260; 300; 320; 330; 350; 400; 410; 420; 440; 500; 510; 520; 530; 540; 610; 620; 700; 710; 720; 730; 740; 800; 810; 820; 830; 900; 910; 920; 930; 940; Not applicable; Not stated</text:p>
          </table:table-cell>
          <table:table-cell/>
          <table:table-cell office:value-type="string" calcext:value-type="string">
            <text:p>632; 634</text:p>
          </table:table-cell>
        </table:table-row>
        <table:table-row table:style-name="ro5">
          <table:table-cell office:value-type="string" calcext:value-type="string">
            <text:p>EU (EU27_2020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10; 100; 110; 120; 130; 140; 200; 210; 220; 230; 240; 250; 260; 300; 310; 320; 330; 340; 350; 400; 410; 420; 430; 440; 500; 510; 520; 530; 540; 600; 610; 620; 700; 710; 720; 740; 800; 810; 820; 830; 900; 910; 930; 940; Not applicable; Not stated</text:p>
          </table:table-cell>
          <table:table-cell/>
          <table:table-cell office:value-type="string" calcext:value-type="string">
            <text:p>632; 634</text:p>
          </table:table-cell>
        </table:table-row>
        <table:table-row table:style-name="ro5">
          <table:table-cell office:value-type="string" calcext:value-type="string">
            <text:p>EU (EU27_2020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100; 110; 120; 130; 140; 200; 210; 220; 230; 240; 250; 260; 300; 310; 320; 330; 340; 350; 400; 410; 420; 430; 440; 500; 510; 520; 530; 600; 620; 700; 710; 720; 740; 750; 800; 810; 820; 830; 900; 910; 920; 930; 960; Not applicable; Not stated</text:p>
          </table:table-cell>
          <table:table-cell/>
          <table:table-cell office:value-type="string" calcext:value-type="string">
            <text:p>632; 634</text:p>
          </table:table-cell>
        </table:table-row>
        <table:table-row table:style-name="ro5">
          <table:table-cell office:value-type="string" calcext:value-type="string">
            <text:p>EU (EU27_2020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; 100; 110; 120; 130; 140; 200; 210; 220; 230; 240; 250; 260; 300; 310; 320; 330; 340; 350; 400; 410; 420; 430; 440; 500; 510; 520; 530; 540; 600; 610; 620; 630; 700; 710; 740; 800; 810; 820; 830; 900; 910; 930; 960; Not applicable; Not stated</text:p>
          </table:table-cell>
          <table:table-cell/>
          <table:table-cell office:value-type="string" calcext:value-type="string">
            <text:p>224; 323; 632; 634</text:p>
          </table:table-cell>
        </table:table-row>
        <table:table-row table:style-name="ro5">
          <table:table-cell office:value-type="string" calcext:value-type="string">
            <text:p>EU (EU27_2020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; 100; 120; 130; 140; 200; 210; 220; 230; 240; 250; 30; 300; 310; 320; 330; 340; 350; 400; 410; 420; 430; 440; 500; 510; 520; 530; 540; 600; 610; 620; 630; 700; 710; 720; 730; 740; 750; 800; 810; 820; 830; 900; 910; 920; 930; Not applicable; Not stated</text:p>
          </table:table-cell>
          <table:table-cell/>
          <table:table-cell office:value-type="string" calcext:value-type="string">
            <text:p>224; 631; 632; 634</text:p>
          </table:table-cell>
        </table:table-row>
        <table:table-row table:style-name="ro5">
          <table:table-cell office:value-type="string" calcext:value-type="string">
            <text:p>EU (EU27_2020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; 100; 110; 120; 130; 140; 200; 210; 220; 230; 240; 250; 260; 30; 300; 310; 320; 330; 340; 350; 400; 410; 420; 430; 440; 500; 510; 520; 530; 540; 600; 610; 620; 630; 700; 710; 720; 730; 740; 750; 800; 810; 820; 830; 900; 910; 920; 930; Not applicable; Not stated</text:p>
          </table:table-cell>
          <table:table-cell/>
          <table:table-cell office:value-type="string" calcext:value-type="string">
            <text:p>224; 631; 632; 634</text:p>
          </table:table-cell>
        </table:table-row>
        <table:table-row table:style-name="ro4">
          <table:table-cell office:value-type="string" calcext:value-type="string">
            <text:p>EU+UK (EU28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EU+UK (EU28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3">
          <table:table-cell office:value-type="string" calcext:value-type="string">
            <text:p>EU+UK (EU28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; 11; 110; 120; 130; 200; 210; 220; 230; 240; 300; 310; 320; 330; 340; 400; 410; 420; 500; 510; 520; 600; 610; 700; 710; 720; 730; 740; 800; 810; 820; 830; 900; 910; 92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+UK (EU28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; 11; 110; 120; 130; 200; 210; 220; 230; 240; 300; 310; 320; 330; 340; 400; 410; 420; 500; 510; 520; 600; 610; 700; 710; 720; 730; 740; 800; 810; 820; 830; 900; 910; 92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+UK (EU28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; 11; 110; 120; 130; 200; 210; 220; 230; 240; 300; 310; 320; 330; 340; 400; 410; 420; 500; 510; 520; 600; 610; 700; 710; 720; 730; 740; 800; 810; 820; 830; 900; 91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+UK (EU28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; 100; 11; 110; 120; 130; 200; 210; 220; 230; 240; 300; 310; 320; 330; 340; 400; 410; 420; 500; 510; 520; 600; 610; 700; 710; 720; 730; 740; 800; 810; 820; 830; 900; 910; 92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+UK (EU28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; 11; 110; 120; 130; 200; 210; 230; 240; 300; 310; 320; 330; 340; 400; 410; 420; 500; 510; 520; 600; 610; 700; 710; 720; 730; 740; 800; 810; 820; 830; 900; 910; 92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+UK (EU28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; 11; 110; 120; 130; 200; 210; 220; 230; 240; 300; 310; 320; 330; 340; 400; 410; 420; 500; 510; 520; 600; 610; 700; 710; 720; 730; 740; 800; 810; 820; 830; 900; 91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+UK (EU28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; 11; 110; 120; 130; 200; 220; 230; 300; 320; 330; 340; 400; 410; 420; 500; 510; 520; 600; 610; 700; 710; 720; 730; 740; 800; 810; 820; 830; 900; 91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+UK (EU28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; 110; 120; 130; 200; 230; 310; 320; 330; 340; 400; 410; 420; 500; 510; 520; 600; 610; 700; 710; 720; 730; 740; 800; 810; 820; 830; 900; 91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+UK (EU28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; 110; 120; 130; 200; 220; 230; 240; 300; 310; 320; 330; 340; 410; 420; 500; 510; 520; 600; 610; 700; 710; 720; 730; 740; 800; 810; 820; 830; 900; 910; 920; 930; Not applicable; Not stat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U+UK (EU28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; 110; 120; 130; 200; 210; 230; 250; 310; 320; 330; 350; 400; 410; 420; 510; 520; 540; 620; 740; 750; 810; 830; 910; 930; 950; Not applicable; Not stated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5">
          <table:table-cell office:value-type="string" calcext:value-type="string">
            <text:p>EU+UK (EU28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; 100; 110; 120; 130; 140; 200; 210; 230; 240; 250; 260; 30; 300; 310; 320; 330; 350; 400; 410; 440; 500; 510; 520; 530; 540; 600; 610; 620; 700; 710; 720; 740; 750; 800; 810; 820; 830; 900; 910; 930; 950; Not applicable; Not stated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5">
          <table:table-cell office:value-type="string" calcext:value-type="string">
            <text:p>EU+UK (EU28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; 100; 110; 120; 130; 140; 200; 210; 220; 230; 240; 250; 260; 30; 300; 310; 320; 330; 340; 350; 400; 410; 420; 440; 500; 510; 520; 530; 600; 610; 620; 700; 710; 720; 730; 740; 750; 800; 810; 820; 830; 900; 910; 920; 930; 950; 960; Not applicable; Not stated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5">
          <table:table-cell office:value-type="string" calcext:value-type="string">
            <text:p>EU+UK (EU28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100; 110; 120; 130; 140; 200; 210; 220; 230; 240; 250; 260; 300; 310; 320; 330; 340; 350; 400; 410; 420; 440; 510; 520; 530; 540; 600; 610; 620; 700; 710; 720; 730; 740; 800; 810; 820; 830; 900; 910; 920; 950; 960; Not applicable; Not stated</text:p>
          </table:table-cell>
          <table:table-cell/>
          <table:table-cell office:value-type="string" calcext:value-type="string">
            <text:p>632; 634</text:p>
          </table:table-cell>
        </table:table-row>
        <table:table-row table:style-name="ro5">
          <table:table-cell office:value-type="string" calcext:value-type="string">
            <text:p>EU+UK (EU28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; 100; 110; 120; 130; 140; 200; 210; 220; 230; 240; 250; 300; 310; 320; 330; 340; 350; 400; 410; 420; 500; 510; 520; 530; 540; 600; 610; 620; 700; 710; 720; 740; 800; 810; 820; 830; 900; 910; 920; 930; 960; Not applicable; Not stated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5">
          <table:table-cell office:value-type="string" calcext:value-type="string">
            <text:p>EU+UK (EU28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100; 110; 120; 130; 140; 200; 210; 220; 230; 240; 250; 260; 300; 310; 320; 330; 350; 400; 410; 420; 440; 500; 510; 520; 530; 540; 600; 610; 620; 700; 710; 720; 740; 800; 810; 820; 830; 900; 910; 920; 930; Not applicable; Not stated</text:p>
          </table:table-cell>
          <table:table-cell/>
          <table:table-cell office:value-type="string" calcext:value-type="string">
            <text:p>632; 634</text:p>
          </table:table-cell>
        </table:table-row>
        <table:table-row table:style-name="ro5">
          <table:table-cell office:value-type="string" calcext:value-type="string">
            <text:p>EU+UK (EU28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10; 100; 110; 120; 130; 140; 200; 210; 230; 240; 250; 260; 300; 320; 330; 350; 400; 410; 420; 440; 500; 510; 520; 530; 540; 610; 620; 700; 710; 720; 730; 740; 800; 810; 820; 830; 900; 910; 920; 930; 940; Not applicable; Not stated</text:p>
          </table:table-cell>
          <table:table-cell/>
          <table:table-cell office:value-type="string" calcext:value-type="string">
            <text:p>632; 634</text:p>
          </table:table-cell>
        </table:table-row>
        <table:table-row table:style-name="ro5">
          <table:table-cell office:value-type="string" calcext:value-type="string">
            <text:p>EU+UK (EU28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10; 100; 110; 120; 130; 140; 200; 210; 220; 230; 240; 250; 260; 300; 310; 320; 330; 340; 350; 400; 410; 420; 430; 440; 500; 510; 520; 530; 540; 600; 610; 620; 700; 710; 720; 740; 800; 810; 820; 830; 900; 910; 930; 940; Not applicable; Not stated</text:p>
          </table:table-cell>
          <table:table-cell/>
          <table:table-cell office:value-type="string" calcext:value-type="string">
            <text:p>632; 634</text:p>
          </table:table-cell>
        </table:table-row>
        <table:table-row table:style-name="ro5">
          <table:table-cell office:value-type="string" calcext:value-type="string">
            <text:p>EU+UK (EU28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100; 110; 120; 130; 140; 200; 210; 220; 230; 240; 250; 260; 300; 310; 320; 330; 340; 350; 400; 410; 420; 430; 440; 500; 510; 520; 530; 600; 620; 700; 710; 720; 740; 750; 800; 810; 820; 830; 900; 910; 920; 930; 960; Not applicable; Not stated</text:p>
          </table:table-cell>
          <table:table-cell/>
          <table:table-cell office:value-type="string" calcext:value-type="string">
            <text:p>632; 634</text:p>
          </table:table-cell>
        </table:table-row>
        <table:table-row table:style-name="ro6">
          <table:table-cell office:value-type="string" calcext:value-type="string">
            <text:p>EU+UK (EU28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6">
          <table:table-cell office:value-type="string" calcext:value-type="string">
            <text:p>EU+UK (EU28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6">
          <table:table-cell office:value-type="string" calcext:value-type="string">
            <text:p>EU+UK (EU28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31; 332; 333; 733; 912</text:p>
          </table:table-cell>
          <table:table-cell office:value-type="string" calcext:value-type="string">
            <text:p>212; 334; 521; 615; 732; 744; 811; 817; 829; 834; 911; 916; 92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31; 332; 333; 733; 912</text:p>
          </table:table-cell>
          <table:table-cell office:value-type="string" calcext:value-type="string">
            <text:p>212; 334; 521; 615; 732; 744; 811; 817; 829; 911; 916; 92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31; 332; 333; 733; 912</text:p>
          </table:table-cell>
          <table:table-cell office:value-type="string" calcext:value-type="string">
            <text:p>212; 334; 521; 615; 732; 744; 811; 817; 824; 829; 911; 916; 92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31; 332; 333; 733; 912</text:p>
          </table:table-cell>
          <table:table-cell office:value-type="string" calcext:value-type="string">
            <text:p>212; 334; 521; 615; 732; 744; 811; 817; 824; 829; 834; 916; 92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31; 332; 333; 521; 733; 912</text:p>
          </table:table-cell>
          <table:table-cell office:value-type="string" calcext:value-type="string">
            <text:p>212; 334; 615; 711; 732; 744; 811; 817; 824; 829; 834; 916; 92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31; 332; 333; 733; 912</text:p>
          </table:table-cell>
          <table:table-cell office:value-type="string" calcext:value-type="string">
            <text:p>212; 334; 521; 615; 732; 744; 817; 829; 834; 916; 92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31; 332; 333; 912</text:p>
          </table:table-cell>
          <table:table-cell office:value-type="string" calcext:value-type="string">
            <text:p>212; 334; 521; 615; 732; 733; 744; 811; 817; 829; 834; 916; 92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31; 332; 333; 912</text:p>
          </table:table-cell>
          <table:table-cell office:value-type="string" calcext:value-type="string">
            <text:p>212; 334; 521; 615; 732; 733; 744; 811; 817; 829; 834; 916; 92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31; 332; 333; 912</text:p>
          </table:table-cell>
          <table:table-cell office:value-type="string" calcext:value-type="string">
            <text:p>212; 334; 521; 615; 732; 733; 744; 811; 813; 817; 824; 829; 834; 916; 92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31; 332; 333; 912</text:p>
          </table:table-cell>
          <table:table-cell office:value-type="string" calcext:value-type="string">
            <text:p>212; 334; 521; 615; 732; 733; 744; 811; 817; 824; 829; 834; 916; 92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31; 332; 333; 733; 912</text:p>
          </table:table-cell>
          <table:table-cell office:value-type="string" calcext:value-type="string">
            <text:p>212; 334; 521; 615; 732; 744; 811; 813; 817; 829; 916; 92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223; 224; 631; 632; 633; 634</text:p>
          </table:table-cell>
          <table:table-cell office:value-type="string" calcext:value-type="string">
            <text:p>31; 212; 225; 323; 324; 413; 622; 754; 912; 951; 952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223; 224; 631; 632; 633; 634</text:p>
          </table:table-cell>
          <table:table-cell office:value-type="string" calcext:value-type="string">
            <text:p>31; 141; 212; 225; 323; 324; 413; 521; 622; 754; 835; 912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223; 224; 631; 632; 633; 634</text:p>
          </table:table-cell>
          <table:table-cell office:value-type="string" calcext:value-type="string">
            <text:p>31; 141; 142; 225; 323; 324; 413; 521; 622; 754; 835; 912; 952; 96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223; 224; 631; 632; 633; 634</text:p>
          </table:table-cell>
          <table:table-cell office:value-type="string" calcext:value-type="string">
            <text:p>31; 141; 225; 323; 324; 411; 413; 521; 622; 754; 835; 912; 952; 96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223; 224; 631; 632; 633; 634</text:p>
          </table:table-cell>
          <table:table-cell office:value-type="string" calcext:value-type="string">
            <text:p>31; 141; 323; 324; 411; 413; 521; 622; 754; 835; 912; 952; 96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223; 224; 631; 632; 633; 634</text:p>
          </table:table-cell>
          <table:table-cell office:value-type="string" calcext:value-type="string">
            <text:p>31; 141; 225; 323; 324; 413; 622; 754; 835; 912; 952; 96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</text:p>
          </table:table-cell>
          <table:table-cell office:value-type="string" calcext:value-type="string">
            <text:p>31; 131; 141; 225; 323; 324; 411; 413; 521; 622; 754; 835; 912; 952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</text:p>
          </table:table-cell>
          <table:table-cell office:value-type="string" calcext:value-type="string">
            <text:p>31; 131; 141; 212; 225; 323; 324; 413; 521; 622; 754; 831; 835; 912; 952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223; 224; 631; 632; 633; 634</text:p>
          </table:table-cell>
          <table:table-cell office:value-type="string" calcext:value-type="string">
            <text:p>31; 141; 212; 225; 323; 324; 411; 413; 521; 622; 754; 831; 835; 912; 952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</text:p>
          </table:table-cell>
          <table:table-cell office:value-type="string" calcext:value-type="string">
            <text:p>31; 131; 141; 143; 323; 324; 411; 413; 521; 622; 754; 835; 912; 952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</text:p>
          </table:table-cell>
          <table:table-cell office:value-type="string" calcext:value-type="string">
            <text:p>31; 131; 141; 225; 323; 324; 413; 521; 622; 835; 912; 951; 952; 961</text:p>
          </table:table-cell>
        </table:table-row>
        <table:table-row table:style-name="ro1">
          <table:table-cell office:value-type="string" calcext:value-type="string">
            <text:p>Finland (FI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223; 224; 631; 632; 633; 634</text:p>
          </table:table-cell>
          <table:table-cell office:value-type="string" calcext:value-type="string">
            <text:p>31; 141; 225; 323; 324; 413; 521; 622; 754; 831; 835; 912; 952</text:p>
          </table:table-cell>
        </table:table-row>
        <table:table-row table:style-name="ro2">
          <table:table-cell office:value-type="string" calcext:value-type="string">
            <text:p>France (FR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; 410; 500; 700; 710; 720; 730; 740; 800; 820; 910; Not applicable; Not stated</text:p>
          </table:table-cell>
          <table:table-cell office:value-type="string" calcext:value-type="string">
            <text:p>114; 212; 223; 233; 234; 315; 332; 521; 817; 823; 829; 911; 912; 914; 921</text:p>
          </table:table-cell>
          <table:table-cell office:value-type="string" calcext:value-type="string">
            <text:p>345; 348; 732; 744; 811; 824; 834</text:p>
          </table:table-cell>
        </table:table-row>
        <table:table-row table:style-name="ro2">
          <table:table-cell office:value-type="string" calcext:value-type="string">
            <text:p>France (FR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; 410; 500; 700; 710; 720; 730; 740; 800; 820; 910; Not applicable; Not stated</text:p>
          </table:table-cell>
          <table:table-cell office:value-type="string" calcext:value-type="string">
            <text:p>114; 212; 223; 233; 234; 315; 332; 521; 817; 823; 829; 911; 912; 914; 921</text:p>
          </table:table-cell>
          <table:table-cell office:value-type="string" calcext:value-type="string">
            <text:p>314; 345; 348; 732; 744; 811; 824; 834</text:p>
          </table:table-cell>
        </table:table-row>
        <table:table-row table:style-name="ro2">
          <table:table-cell office:value-type="string" calcext:value-type="string">
            <text:p>France (FR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; 410; 500; 700; 710; 720; 730; 740; 800; 820; 910; Not applicable; Not stated</text:p>
          </table:table-cell>
          <table:table-cell office:value-type="string" calcext:value-type="string">
            <text:p>114; 212; 223; 233; 234; 315; 332; 521; 744; 817; 823; 829; 911; 912; 914; 921</text:p>
          </table:table-cell>
          <table:table-cell office:value-type="string" calcext:value-type="string">
            <text:p>345; 348; 732; 811; 824; 834</text:p>
          </table:table-cell>
        </table:table-row>
        <table:table-row table:style-name="ro2">
          <table:table-cell office:value-type="string" calcext:value-type="string">
            <text:p>France (FR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; 410; 700; 710; 720; 730; 740; 800; 820; 910; Not applicable; Not stated</text:p>
          </table:table-cell>
          <table:table-cell office:value-type="string" calcext:value-type="string">
            <text:p>114; 121; 212; 223; 234; 315; 331; 332; 521; 733; 817; 823; 824; 829; 911; 912; 914; 921</text:p>
          </table:table-cell>
          <table:table-cell office:value-type="string" calcext:value-type="string">
            <text:p>348; 732; 811; 834</text:p>
          </table:table-cell>
        </table:table-row>
        <table:table-row table:style-name="ro2">
          <table:table-cell office:value-type="string" calcext:value-type="string">
            <text:p>France (FR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; 410; 700; 710; 720; 730; 740; 800; 820; 910; Not applicable; Not stated</text:p>
          </table:table-cell>
          <table:table-cell office:value-type="string" calcext:value-type="string">
            <text:p>114; 121; 212; 223; 234; 315; 331; 332; 348; 521; 733; 817; 823; 824; 829; 911; 912; 914; 921</text:p>
          </table:table-cell>
          <table:table-cell office:value-type="string" calcext:value-type="string">
            <text:p>246; 732; 744; 811; 834</text:p>
          </table:table-cell>
        </table:table-row>
        <table:table-row table:style-name="ro2">
          <table:table-cell office:value-type="string" calcext:value-type="string">
            <text:p>France (FR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; 410; 700; 710; 720; 730; 740; 800; 820; 910; Not applicable; Not stated</text:p>
          </table:table-cell>
          <table:table-cell office:value-type="string" calcext:value-type="string">
            <text:p>114; 121; 212; 223; 234; 315; 331; 332; 521; 733; 817; 823; 824; 829; 911; 912; 914; 921</text:p>
          </table:table-cell>
          <table:table-cell office:value-type="string" calcext:value-type="string">
            <text:p>348; 732; 811; 834</text:p>
          </table:table-cell>
        </table:table-row>
        <table:table-row table:style-name="ro2">
          <table:table-cell office:value-type="string" calcext:value-type="string">
            <text:p>France (FR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; 410; 700; 710; 720; 730; 740; 800; 820; 910; Not applicable; Not stated</text:p>
          </table:table-cell>
          <table:table-cell office:value-type="string" calcext:value-type="string">
            <text:p>114; 121; 212; 223; 234; 315; 331; 332; 521; 733; 817; 823; 824; 829; 911; 912; 914; 921</text:p>
          </table:table-cell>
          <table:table-cell office:value-type="string" calcext:value-type="string">
            <text:p>348; 732; 811; 834</text:p>
          </table:table-cell>
        </table:table-row>
        <table:table-row table:style-name="ro2">
          <table:table-cell office:value-type="string" calcext:value-type="string">
            <text:p>France (FR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; 410; 700; 710; 720; 730; 740; 800; 820; 910; Not applicable; Not stated</text:p>
          </table:table-cell>
          <table:table-cell office:value-type="string" calcext:value-type="string">
            <text:p>114; 121; 212; 223; 234; 315; 331; 332; 521; 733; 817; 823; 824; 829; 911; 912; 914; 921</text:p>
          </table:table-cell>
          <table:table-cell office:value-type="string" calcext:value-type="string">
            <text:p>348; 732; 744; 811; 834</text:p>
          </table:table-cell>
        </table:table-row>
        <table:table-row table:style-name="ro2">
          <table:table-cell office:value-type="string" calcext:value-type="string">
            <text:p>France (FR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; 410; 700; 710; 720; 730; 740; 800; 820; 910; Not applicable; Not stated</text:p>
          </table:table-cell>
          <table:table-cell office:value-type="string" calcext:value-type="string">
            <text:p>114; 121; 212; 223; 234; 315; 331; 332; 521; 733; 817; 823; 824; 829; 911; 912; 914; 921</text:p>
          </table:table-cell>
          <table:table-cell office:value-type="string" calcext:value-type="string">
            <text:p>246; 348; 732; 811; 816; 834</text:p>
          </table:table-cell>
        </table:table-row>
        <table:table-row table:style-name="ro2">
          <table:table-cell office:value-type="string" calcext:value-type="string">
            <text:p>France (FR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; 410; 700; 710; 720; 730; 740; 800; 820; 910; Not applicable; Not stated</text:p>
          </table:table-cell>
          <table:table-cell office:value-type="string" calcext:value-type="string">
            <text:p>114; 212; 223; 234; 315; 331; 332; 521; 733; 817; 823; 824; 829; 911; 912; 914; 921</text:p>
          </table:table-cell>
          <table:table-cell office:value-type="string" calcext:value-type="string">
            <text:p>348; 732; 811; 834</text:p>
          </table:table-cell>
        </table:table-row>
        <table:table-row table:style-name="ro2">
          <table:table-cell office:value-type="string" calcext:value-type="string">
            <text:p>France (FR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; 410; 700; 710; 720; 730; 740; 800; 820; 910; Not applicable; Not stated</text:p>
          </table:table-cell>
          <table:table-cell office:value-type="string" calcext:value-type="string">
            <text:p>114; 212; 223; 234; 315; 331; 332; 521; 733; 817; 823; 824; 829; 911; 912; 914; 921</text:p>
          </table:table-cell>
          <table:table-cell office:value-type="string" calcext:value-type="string">
            <text:p>348; 732; 811; 834</text:p>
          </table:table-cell>
        </table:table-row>
        <table:table-row table:style-name="ro1">
          <table:table-cell office:value-type="string" calcext:value-type="string">
            <text:p>France (FR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; 230; 330; Not applicable; Not stated</text:p>
          </table:table-cell>
          <table:table-cell office:value-type="string" calcext:value-type="string">
            <text:p>211; 212; 223; 224; 323; 324; 411; 631; 632; 633; 634; 912; 951; 952</text:p>
          </table:table-cell>
          <table:table-cell office:value-type="string" calcext:value-type="string">
            <text:p>133; 811</text:p>
          </table:table-cell>
        </table:table-row>
        <table:table-row table:style-name="ro1">
          <table:table-cell office:value-type="string" calcext:value-type="string">
            <text:p>France (FR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; 230; 330; Not applicable; Not stated</text:p>
          </table:table-cell>
          <table:table-cell office:value-type="string" calcext:value-type="string">
            <text:p>211; 212; 223; 224; 323; 324; 411; 631; 632; 633; 634; 912; 951; 952</text:p>
          </table:table-cell>
          <table:table-cell office:value-type="string" calcext:value-type="string">
            <text:p>131; 133; 811; 835</text:p>
          </table:table-cell>
        </table:table-row>
        <table:table-row table:style-name="ro1">
          <table:table-cell office:value-type="string" calcext:value-type="string">
            <text:p>France (FR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200; 230; 330; Not applicable; Not stated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223; 323</text:p>
          </table:table-cell>
        </table:table-row>
        <table:table-row table:style-name="ro1">
          <table:table-cell office:value-type="string" calcext:value-type="string">
            <text:p>France (FR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; 200; 230; 330; Not applicable; Not stated</text:p>
          </table:table-cell>
          <table:table-cell office:value-type="string" calcext:value-type="string">
            <text:p>224; 631; 632; 633; 634</text:p>
          </table:table-cell>
          <table:table-cell/>
        </table:table-row>
        <table:table-row table:style-name="ro1">
          <table:table-cell office:value-type="string" calcext:value-type="string">
            <text:p>France (FR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24; 631; 632; 633; 634</text:p>
          </table:table-cell>
          <table:table-cell/>
        </table:table-row>
        <table:table-row table:style-name="ro1">
          <table:table-cell office:value-type="string" calcext:value-type="string">
            <text:p>France (FR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24; 631; 632; 633; 634</text:p>
          </table:table-cell>
          <table:table-cell/>
        </table:table-row>
        <table:table-row table:style-name="ro1">
          <table:table-cell office:value-type="string" calcext:value-type="string">
            <text:p>France (FR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631; 632; 633; 63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France (FR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223; 224; 835; 921</text:p>
          </table:table-cell>
        </table:table-row>
        <table:table-row table:style-name="ro1">
          <table:table-cell office:value-type="string" calcext:value-type="string">
            <text:p>France (FR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223; 323</text:p>
          </table:table-cell>
        </table:table-row>
        <table:table-row table:style-name="ro1">
          <table:table-cell office:value-type="string" calcext:value-type="string">
            <text:p>France (FR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24; 631; 632; 633; 634</text:p>
          </table:table-cell>
          <table:table-cell office:value-type="float" office:value="952" calcext:value-type="float">
            <text:p>952</text:p>
          </table:table-cell>
        </table:table-row>
        <table:table-row table:style-name="ro3">
          <table:table-cell office:value-type="string" calcext:value-type="string">
            <text:p>France (FR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; 100; 120; 140; 200; 210; 230; 240; 250; 300; 310; 320; 330; 350; 400; 410; 420; 500; 520; 540; 610; 700; 710; 720; 740; 750; 800; 810; 830; 900; 910; 930; Not applicable; Not stated</text:p>
          </table:table-cell>
          <table:table-cell office:value-type="string" calcext:value-type="string">
            <text:p>224; 631; 632; 633; 634; 951; 952</text:p>
          </table:table-cell>
          <table:table-cell office:value-type="float" office:value="223" calcext:value-type="float">
            <text:p>223</text:p>
          </table:table-cell>
        </table:table-row>
        <table:table-row table:style-name="ro3">
          <table:table-cell office:value-type="string" calcext:value-type="string">
            <text:p>France (FR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; 100; 120; 140; 200; 210; 230; 240; 250; 260; 300; 310; 320; 330; 340; 350; 400; 410; 440; 500; 510; 520; 610; 700; 710; 720; 740; 800; 810; 830; 900; 930; Not applicable; Not stated</text:p>
          </table:table-cell>
          <table:table-cell office:value-type="string" calcext:value-type="string">
            <text:p>224; 631; 632; 633; 634; 951; 952</text:p>
          </table:table-cell>
          <table:table-cell office:value-type="float" office:value="223" calcext:value-type="float">
            <text:p>223</text:p>
          </table:table-cell>
        </table:table-row>
        <table:table-row table:style-name="ro4">
          <table:table-cell office:value-type="string" calcext:value-type="string">
            <text:p>Croatia (HR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Croatia (HR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2">
          <table:table-cell office:value-type="string" calcext:value-type="string">
            <text:p>Croatia (HR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223; 521; 744; 817</text:p>
          </table:table-cell>
          <table:table-cell office:value-type="string" calcext:value-type="string">
            <text:p>111; 114; 211; 212; 234; 235; 243; 246; 315; 333; 346; 348; 511; 711; 731; 732; 733; 811; 812; 813; 815; 822; 911; 912; 914</text:p>
          </table:table-cell>
        </table:table-row>
        <table:table-row table:style-name="ro2">
          <table:table-cell office:value-type="string" calcext:value-type="string">
            <text:p>Croatia (HR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223; 348; 744; 817; 911; 912</text:p>
          </table:table-cell>
          <table:table-cell office:value-type="string" calcext:value-type="string">
            <text:p>111; 114; 212; 234; 235; 243; 246; 313; 315; 333; 345; 346; 511; 521; 711; 731; 732; 733; 811; 812; 813; 815; 822; 825; 914</text:p>
          </table:table-cell>
        </table:table-row>
        <table:table-row table:style-name="ro2">
          <table:table-cell office:value-type="string" calcext:value-type="string">
            <text:p>Croatia (HR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212; 223; 333; 348; 521; 744; 817; 911</text:p>
          </table:table-cell>
          <table:table-cell office:value-type="string" calcext:value-type="string">
            <text:p>111; 114; 211; 234; 235; 243; 246; 315; 346; 511; 614; 731; 733; 811; 812; 813; 815; 822; 912; 914</text:p>
          </table:table-cell>
        </table:table-row>
        <table:table-row table:style-name="ro2">
          <table:table-cell office:value-type="string" calcext:value-type="string">
            <text:p>Croatia (HR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223; 333; 348; 521; 744; 817; 912</text:p>
          </table:table-cell>
          <table:table-cell office:value-type="string" calcext:value-type="string">
            <text:p>111; 114; 211; 212; 234; 235; 243; 246; 315; 345; 346; 511; 711; 731; 732; 733; 811; 812; 813; 815; 822; 825; 911; 914</text:p>
          </table:table-cell>
        </table:table-row>
        <table:table-row table:style-name="ro2">
          <table:table-cell office:value-type="string" calcext:value-type="string">
            <text:p>Croatia (HR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223; 348; 744; 911</text:p>
          </table:table-cell>
          <table:table-cell office:value-type="string" calcext:value-type="string">
            <text:p>111; 114; 211; 212; 234; 235; 243; 246; 315; 333; 342; 345; 346; 511; 521; 615; 711; 731; 732; 733; 811; 812; 813; 815; 817; 822; 834; 912; 914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223; 733; 744; 912</text:p>
          </table:table-cell>
          <table:table-cell office:value-type="string" calcext:value-type="string">
            <text:p>114; 212; 333; 346; 348; 521; 817; 911; 914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212; 223; 333; 348; 521; 744; 817; 912</text:p>
          </table:table-cell>
          <table:table-cell office:value-type="string" calcext:value-type="string">
            <text:p>114; 346; 733; 811; 911; 914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223; 348; 521; 744; 817; 912</text:p>
          </table:table-cell>
          <table:table-cell office:value-type="string" calcext:value-type="string">
            <text:p>114; 211; 212; 315; 333; 342; 346; 733; 811; 815; 911; 914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223; 348; 521; 733; 744; 817; 911; 912</text:p>
          </table:table-cell>
          <table:table-cell office:value-type="string" calcext:value-type="string">
            <text:p>114; 121; 246; 333; 342; 346; 812; 813; 815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323; 634; 951; 952</text:p>
          </table:table-cell>
          <table:table-cell office:value-type="string" calcext:value-type="string">
            <text:p>21; 212; 252; 531; 632; 754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4; 951; 952</text:p>
          </table:table-cell>
          <table:table-cell office:value-type="string" calcext:value-type="string">
            <text:p>21; 133; 211; 212; 252; 323; 531; 632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4; 951; 952</text:p>
          </table:table-cell>
          <table:table-cell office:value-type="string" calcext:value-type="string">
            <text:p>21; 212; 323; 341; 632; 813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4; 323; 634; 951; 952</text:p>
          </table:table-cell>
          <table:table-cell office:value-type="string" calcext:value-type="string">
            <text:p>212; 223; 324; 632; 812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2; 224; 634; 952</text:p>
          </table:table-cell>
          <table:table-cell office:value-type="string" calcext:value-type="string">
            <text:p>112; 223; 252; 323; 324; 632; 812; 951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2; 634; 952</text:p>
          </table:table-cell>
          <table:table-cell office:value-type="string" calcext:value-type="string">
            <text:p>112; 212; 323; 324; 631; 951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4; 631; 632; 633; 634; 952</text:p>
          </table:table-cell>
          <table:table-cell office:value-type="string" calcext:value-type="string">
            <text:p>212; 223; 323; 324; 951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2; 223; 224; 323; 632; 633; 634; 952</text:p>
          </table:table-cell>
          <table:table-cell office:value-type="string" calcext:value-type="string">
            <text:p>131; 631; 951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; 952</text:p>
          </table:table-cell>
          <table:table-cell office:value-type="string" calcext:value-type="string">
            <text:p>131; 212; 323; 324; 413; 621; 951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4; 952</text:p>
          </table:table-cell>
          <table:table-cell office:value-type="string" calcext:value-type="string">
            <text:p>133; 323; 622; 631; 632; 811; 951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4; 323; 632; 634; 952</text:p>
          </table:table-cell>
          <table:table-cell office:value-type="string" calcext:value-type="string">
            <text:p>111; 212; 223; 631; 633; 811</text:p>
          </table:table-cell>
        </table:table-row>
        <table:table-row table:style-name="ro1">
          <table:table-cell office:value-type="string" calcext:value-type="string">
            <text:p>Croatia (HR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2; 224; 323; 632; 634; 952</text:p>
          </table:table-cell>
          <table:table-cell office:value-type="string" calcext:value-type="string">
            <text:p>223; 324; 631; 633; 951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814; 817; 911; 912</text:p>
          </table:table-cell>
          <table:table-cell office:value-type="string" calcext:value-type="string">
            <text:p>114; 211; 212; 314; 321; 331; 333; 348; 521; 615; 811; 813; 821; 834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; 910; Not applicable; Not sta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4; 314; 333; 348; 521; 811; 834; 911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; 910; Not applicable; Not sta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4; 212; 314; 333; 348; 521; 811; 813; 834; 911; 91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33</text:p>
          </table:table-cell>
          <table:table-cell office:value-type="string" calcext:value-type="string">
            <text:p>114; 212; 314; 348; 521; 811; 834; 911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; Not applicable; Not sta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4; 333; 348; 521; 615; 811; 834; 91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; Not applicable; Not sta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4; 314; 333; 348; 521; 811; 834; 91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; Not applicable; Not sta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4; 212; 314; 333; 348; 521; 615; 811; 813; 834; 91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521</text:p>
          </table:table-cell>
          <table:table-cell office:value-type="string" calcext:value-type="string">
            <text:p>114; 212; 314; 333; 348; 811; 825; 834; 91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333; 521</text:p>
          </table:table-cell>
          <table:table-cell office:value-type="string" calcext:value-type="string">
            <text:p>114; 212; 314; 331; 348; 811; 834; 91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333; 521</text:p>
          </table:table-cell>
          <table:table-cell office:value-type="string" calcext:value-type="string">
            <text:p>314; 348; 615; 811; 834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 applicable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314; 333; 348; 811; 813; 834; 911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223; 225; 315; 323; 324; 622; 835; 951; 95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223; 225; 314; 315; 323; 324; 622; 835; 951; 95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112; 212; 223; 315; 323; 324; 835; 951; 95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223; 315; 323; 324; 622; 835; 951; 95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211; 223; 315; 323; 324; 352; 835; 951; 95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211; 212; 223; 315; 323; 324; 352; 835; 951; 95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223; 315; 323; 324; 622; 835; 951; 95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31; 223; 225; 323; 324; 835; 951; 95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223; 225; 323; 324; 622; 835; 951; 95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31; 223; 225; 323; 324; 352; 622; 835; 951; 952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1; 632; 633; 634; 952</text:p>
          </table:table-cell>
          <table:table-cell office:value-type="string" calcext:value-type="string">
            <text:p>112; 223; 315; 323; 324; 352; 835; 951</text:p>
          </table:table-cell>
        </table:table-row>
        <table:table-row table:style-name="ro1">
          <table:table-cell office:value-type="string" calcext:value-type="string">
            <text:p>Hungary (HU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224; 631; 632; 633; 634; 952</text:p>
          </table:table-cell>
          <table:table-cell office:value-type="string" calcext:value-type="string">
            <text:p>31; 112; 225; 313; 315; 323; 324; 835; 951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12; 321; 331; 333; 348; 521; 612; 613; 811; 817; 829; 912</text:p>
          </table:table-cell>
          <table:table-cell office:value-type="string" calcext:value-type="string">
            <text:p>114; 212; 234; 314; 315; 323; 334; 342; 344; 345; 614; 711; 731; 733; 744; 813; 816; 822; 825; 831; 834; 916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12; 321; 331; 333; 348; 521; 612; 613; 811; 817; 829; 912</text:p>
          </table:table-cell>
          <table:table-cell office:value-type="string" calcext:value-type="string">
            <text:p>114; 212; 234; 323; 334; 342; 344; 345; 711; 731; 744; 813; 814; 816; 822; 825; 831; 834; 916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12; 321; 331; 333; 348; 521; 612; 613; 817; 829; 912</text:p>
          </table:table-cell>
          <table:table-cell office:value-type="string" calcext:value-type="string">
            <text:p>114; 212; 234; 323; 334; 342; 344; 345; 614; 711; 731; 744; 811; 813; 816; 822; 825; 831; 834; 916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12; 321; 331; 333; 348; 521; 612; 613; 817; 829; 912</text:p>
          </table:table-cell>
          <table:table-cell office:value-type="string" calcext:value-type="string">
            <text:p>121; 212; 234; 323; 334; 342; 344; 345; 614; 615; 711; 731; 744; 811; 812; 813; 814; 816; 822; 824; 825; 831; 834; 916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12; 321; 331; 333; 348; 521; 612; 613; 817; 829; 912</text:p>
          </table:table-cell>
          <table:table-cell office:value-type="string" calcext:value-type="string">
            <text:p>114; 212; 234; 323; 334; 342; 344; 345; 614; 615; 711; 731; 744; 811; 812; 813; 814; 816; 822; 824; 825; 826; 831; 834; 916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12; 321; 331; 333; 348; 521; 612; 613; 817; 829; 912</text:p>
          </table:table-cell>
          <table:table-cell office:value-type="string" calcext:value-type="string">
            <text:p>114; 212; 234; 323; 334; 342; 344; 345; 614; 615; 711; 744; 811; 813; 814; 816; 822; 824; 825; 826; 831; 834; 916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12; 321; 331; 333; 348; 521; 612; 613; 817; 829; 912</text:p>
          </table:table-cell>
          <table:table-cell office:value-type="string" calcext:value-type="string">
            <text:p>114; 212; 234; 323; 334; 342; 344; 345; 615; 732; 744; 811; 812; 813; 814; 816; 822; 824; 825; 831; 834; 916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12; 321; 331; 333; 348; 521; 612; 817; 829; 912</text:p>
          </table:table-cell>
          <table:table-cell office:value-type="string" calcext:value-type="string">
            <text:p>114; 234; 323; 334; 342; 344; 345; 614; 615; 732; 744; 811; 812; 813; 814; 816; 822; 824; 825; 826; 831; 834; 916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12; 321; 331; 333; 348; 521; 612; 817; 829; 912</text:p>
          </table:table-cell>
          <table:table-cell office:value-type="string" calcext:value-type="string">
            <text:p>114; 234; 314; 323; 334; 342; 344; 345; 614; 615; 744; 811; 812; 813; 814; 816; 822; 824; 825; 826; 831; 834; 916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12; 321; 331; 333; 348; 521; 612; 817; 829; 912</text:p>
          </table:table-cell>
          <table:table-cell office:value-type="string" calcext:value-type="string">
            <text:p>114; 234; 323; 334; 342; 344; 345; 614; 615; 711; 731; 732; 744; 811; 812; 813; 814; 816; 822; 823; 824; 825; 826; 831; 834; 916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12; 321; 331; 333; 348; 521; 612; 817; 829; 912</text:p>
          </table:table-cell>
          <table:table-cell office:value-type="string" calcext:value-type="string">
            <text:p>114; 234; 323; 334; 342; 344; 345; 711; 731; 732; 744; 811; 812; 813; 814; 816; 822; 823; 824; 825; 826; 831; 834; 916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0; 620; Not applicable; Not stated</text:p>
          </table:table-cell>
          <table:table-cell office:value-type="string" calcext:value-type="string">
            <text:p>21; 224; 232; 251; 252; 322; 323; 352; 523; 612; 621; 622; 631; 632; 633; 634; 816; 817</text:p>
          </table:table-cell>
          <table:table-cell office:value-type="string" calcext:value-type="string">
            <text:p>11; 111; 112; 131; 133; 223; 225; 314; 324; 521; 753; 812; 814; 815; 818; 835; 951; 952; 961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50; 620; Not applicable; Not stated</text:p>
          </table:table-cell>
          <table:table-cell office:value-type="string" calcext:value-type="string">
            <text:p>21; 224; 232; 251; 252; 322; 323; 352; 523; 612; 621; 622; 631; 632; 633; 634; 816; 817; 951</text:p>
          </table:table-cell>
          <table:table-cell office:value-type="string" calcext:value-type="string">
            <text:p>11; 111; 131; 133; 223; 225; 314; 324; 521; 812; 814; 815; 818; 831; 835; 952; 961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50; 620; Not applicable; Not stated</text:p>
          </table:table-cell>
          <table:table-cell office:value-type="string" calcext:value-type="string">
            <text:p>21; 224; 232; 251; 252; 322; 323; 352; 523; 612; 621; 622; 631; 632; 633; 634; 816; 817</text:p>
          </table:table-cell>
          <table:table-cell office:value-type="string" calcext:value-type="string">
            <text:p>11; 111; 112; 131; 133; 223; 314; 324; 521; 753; 812; 814; 818; 835; 951; 952; 961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250; 620; Not applicable; Not stated</text:p>
          </table:table-cell>
          <table:table-cell office:value-type="string" calcext:value-type="string">
            <text:p>21; 224; 232; 251; 252; 322; 323; 352; 523; 612; 621; 622; 631; 632; 633; 634; 816; 817</text:p>
          </table:table-cell>
          <table:table-cell office:value-type="string" calcext:value-type="string">
            <text:p>11; 111; 131; 133; 223; 225; 314; 324; 413; 521; 812; 814; 818; 831; 835; 951; 952; 961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0; 620; Not applicable; Not stated</text:p>
          </table:table-cell>
          <table:table-cell office:value-type="string" calcext:value-type="string">
            <text:p>21; 224; 251; 252; 322; 323; 352; 523; 612; 621; 622; 631; 632; 633; 634; 816; 817</text:p>
          </table:table-cell>
          <table:table-cell office:value-type="string" calcext:value-type="string">
            <text:p>11; 111; 133; 223; 225; 232; 314; 324; 521; 812; 814; 815; 818; 831; 835; 951; 952; 961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0; 620; Not applicable; Not stated</text:p>
          </table:table-cell>
          <table:table-cell office:value-type="string" calcext:value-type="string">
            <text:p>21; 224; 251; 252; 322; 323; 352; 523; 612; 621; 622; 631; 632; 633; 634; 816; 817; 952</text:p>
          </table:table-cell>
          <table:table-cell office:value-type="string" calcext:value-type="string">
            <text:p>11; 111; 133; 223; 232; 314; 324; 521; 812; 814; 815; 818; 831; 835; 951; 961</text:p>
          </table:table-cell>
        </table:table-row>
        <table:table-row table:style-name="ro1">
          <table:table-cell office:value-type="string" calcext:value-type="string">
            <text:p>Ireland (IE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250; 620; Not applicable; Not stated</text:p>
          </table:table-cell>
          <table:table-cell office:value-type="string" calcext:value-type="string">
            <text:p>21; 224; 251; 252; 322; 323; 352; 612; 621; 622; 631; 632; 633; 634; 816; 817</text:p>
          </table:table-cell>
          <table:table-cell office:value-type="string" calcext:value-type="string">
            <text:p>11; 111; 232; 314; 324; 413; 521; 523; 812; 814; 815; 831; 835; 951; 952; 961</text:p>
          </table:table-cell>
        </table:table-row>
        <table:table-row table:style-name="ro1">
          <table:table-cell office:value-type="string" calcext:value-type="string">
            <text:p>Ireland (IE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0; 620; Not applicable; Not stated</text:p>
          </table:table-cell>
          <table:table-cell office:value-type="string" calcext:value-type="string">
            <text:p>21; 224; 251; 252; 322; 323; 352; 612; 621; 622; 631; 632; 633; 634; 816; 817</text:p>
          </table:table-cell>
          <table:table-cell office:value-type="string" calcext:value-type="string">
            <text:p>11; 111; 232; 314; 324; 413; 521; 812; 814; 835; 951; 952; 961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50; 620; Not applicable; Not stated</text:p>
          </table:table-cell>
          <table:table-cell office:value-type="string" calcext:value-type="string">
            <text:p>21; 224; 251; 252; 322; 323; 352; 612; 621; 622; 631; 632; 633; 634; 816; 817</text:p>
          </table:table-cell>
          <table:table-cell office:value-type="string" calcext:value-type="string">
            <text:p>11; 111; 112; 133; 211; 212; 223; 225; 232; 262; 314; 315; 324; 413; 512; 521; 722; 732; 753; 812; 814; 815; 831; 835; 951; 952; 961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0; 620; Not applicable; Not stated</text:p>
          </table:table-cell>
          <table:table-cell office:value-type="string" calcext:value-type="string">
            <text:p>21; 224; 251; 252; 322; 323; 352; 612; 621; 622; 631; 632; 633; 634; 816; 817</text:p>
          </table:table-cell>
          <table:table-cell office:value-type="string" calcext:value-type="string">
            <text:p>11; 111; 112; 133; 211; 212; 223; 225; 232; 262; 313; 314; 315; 324; 413; 512; 521; 722; 731; 732; 752; 753; 811; 812; 814; 815; 831; 835; 951; 952; 961</text:p>
          </table:table-cell>
        </table:table-row>
        <table:table-row table:style-name="ro3">
          <table:table-cell office:value-type="string" calcext:value-type="string">
            <text:p>Ireland (IE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50; 620; Not applicable; Not stated</text:p>
          </table:table-cell>
          <table:table-cell office:value-type="string" calcext:value-type="string">
            <text:p>21; 224; 252; 322; 323; 352; 612; 622; 631; 632; 633; 634; 816; 817</text:p>
          </table:table-cell>
          <table:table-cell office:value-type="string" calcext:value-type="string">
            <text:p>11; 31; 111; 112; 133; 211; 212; 223; 225; 232; 262; 314; 315; 324; 333; 413; 511; 512; 516; 521; 621; 722; 731; 732; 752; 753; 811; 812; 814; 815; 818; 831; 835; 912; 951; 952; 961</text:p>
          </table:table-cell>
        </table:table-row>
        <table:table-row table:style-name="ro2">
          <table:table-cell office:value-type="string" calcext:value-type="string">
            <text:p>Ireland (IE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; 224; 252; 322; 323; 352; 612; 622; 631; 632; 633; 634; 816; 817</text:p>
          </table:table-cell>
          <table:table-cell office:value-type="string" calcext:value-type="string">
            <text:p>11; 111; 211; 212; 223; 225; 232; 262; 314; 315; 324; 413; 512; 521; 621; 722; 732; 753; 812; 814; 815; 818; 831; 835; 951; 952; 961</text:p>
          </table:table-cell>
        </table:table-row>
        <table:table-row table:style-name="ro5">
          <table:table-cell office:value-type="string" calcext:value-type="string">
            <text:p>Iceland (IS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40; Not applicable; Not stated</text:p>
          </table:table-cell>
          <table:table-cell office:value-type="string" calcext:value-type="string">
            <text:p>10; 348; 521; 613; 732; 744; 811; 813; 814; 817; 828; 831; 911; 912</text:p>
          </table:table-cell>
          <table:table-cell office:value-type="string" calcext:value-type="string">
            <text:p>111; 114; 211; 212; 221; 231; 234; 235; 242; 243; 244; 246; 247; 313; 315; 321; 322; 331; 333; 342; 344; 345; 346; 413; 414; 419; 511; 611; 614; 711; 721; 722; 731; 733; 742; 743; 812; 815; 816; 821; 822; 823; 824; 825; 826; 829; 834; 914; 915; 916; 921</text:p>
          </table:table-cell>
        </table:table-row>
        <table:table-row table:style-name="ro5">
          <table:table-cell office:value-type="string" calcext:value-type="string">
            <text:p>Iceland (IS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40; Not applicable; Not stated</text:p>
          </table:table-cell>
          <table:table-cell office:value-type="string" calcext:value-type="string">
            <text:p>10; 345; 521; 813; 814; 817; 828; 831; 911; 912</text:p>
          </table:table-cell>
          <table:table-cell office:value-type="string" calcext:value-type="string">
            <text:p>111; 114; 211; 212; 221; 231; 234; 235; 242; 243; 246; 247; 313; 315; 321; 322; 331; 333; 342; 344; 346; 348; 413; 414; 419; 511; 611; 613; 614; 711; 722; 731; 732; 733; 742; 743; 744; 811; 812; 815; 816; 821; 822; 823; 824; 825; 826; 829; 834; 914; 916; 921</text:p>
          </table:table-cell>
        </table:table-row>
        <table:table-row table:style-name="ro5">
          <table:table-cell office:value-type="string" calcext:value-type="string">
            <text:p>Iceland (IS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40; Not applicable; Not stated</text:p>
          </table:table-cell>
          <table:table-cell office:value-type="string" calcext:value-type="string">
            <text:p>10; 345; 521; 614; 711; 813; 814; 817; 821; 828; 831; 911; 912</text:p>
          </table:table-cell>
          <table:table-cell office:value-type="string" calcext:value-type="string">
            <text:p>111; 114; 211; 212; 221; 231; 234; 235; 242; 243; 246; 313; 315; 321; 322; 331; 333; 342; 344; 346; 348; 413; 414; 419; 511; 611; 613; 714; 722; 731; 732; 733; 734; 742; 743; 744; 811; 812; 815; 816; 822; 823; 824; 825; 826; 829; 834; 914; 916; 921; 931</text:p>
          </table:table-cell>
        </table:table-row>
        <table:table-row table:style-name="ro3">
          <table:table-cell office:value-type="string" calcext:value-type="string">
            <text:p>Iceland (IS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20; Not applicable; Not stated</text:p>
          </table:table-cell>
          <table:table-cell office:value-type="string" calcext:value-type="string">
            <text:p>10; 348; 521; 722; 813; 814; 816; 817; 821; 829; 831; 911; 912</text:p>
          </table:table-cell>
          <table:table-cell office:value-type="string" calcext:value-type="string">
            <text:p>111; 211; 212; 234; 235; 246; 313; 315; 331; 333; 342; 345; 346; 419; 613; 614; 711; 731; 732; 733; 742; 743; 744; 811; 812; 815; 822; 823; 824; 825; 826; 828; 834; 914; 916</text:p>
          </table:table-cell>
        </table:table-row>
        <table:table-row table:style-name="ro3">
          <table:table-cell office:value-type="string" calcext:value-type="string">
            <text:p>Iceland (IS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0; Not applicable; Not stated</text:p>
          </table:table-cell>
          <table:table-cell office:value-type="string" calcext:value-type="string">
            <text:p>10; 521; 613; 732; 813; 815; 816; 817; 824; 831; 911; 912</text:p>
          </table:table-cell>
          <table:table-cell office:value-type="string" calcext:value-type="string">
            <text:p>111; 114; 211; 212; 234; 235; 246; 321; 331; 333; 342; 345; 346; 348; 419; 614; 711; 722; 731; 733; 742; 744; 811; 814; 821; 823; 825; 826; 828; 834; 914; 916</text:p>
          </table:table-cell>
        </table:table-row>
        <table:table-row table:style-name="ro3">
          <table:table-cell office:value-type="string" calcext:value-type="string">
            <text:p>Iceland (IS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40; Not applicable; Not stated</text:p>
          </table:table-cell>
          <table:table-cell office:value-type="string" calcext:value-type="string">
            <text:p>10; 813; 815; 816; 817; 824; 831; 911; 912</text:p>
          </table:table-cell>
          <table:table-cell office:value-type="string" calcext:value-type="string">
            <text:p>111; 114; 211; 212; 234; 235; 243; 246; 321; 331; 342; 344; 345; 346; 348; 521; 611; 614; 711; 722; 731; 732; 733; 742; 744; 811; 812; 814; 821; 822; 823; 825; 826; 828; 829; 834; 914; 916</text:p>
          </table:table-cell>
        </table:table-row>
        <table:table-row table:style-name="ro3">
          <table:table-cell office:value-type="string" calcext:value-type="string">
            <text:p>Iceland (IS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0; 740; Not applicable; Not stated</text:p>
          </table:table-cell>
          <table:table-cell office:value-type="string" calcext:value-type="string">
            <text:p>10; 521; 813; 815; 817; 824; 825; 831; 911; 912</text:p>
          </table:table-cell>
          <table:table-cell office:value-type="string" calcext:value-type="string">
            <text:p>111; 114; 211; 212; 234; 243; 246; 321; 331; 342; 344; 345; 346; 348; 611; 613; 614; 711; 731; 732; 733; 742; 744; 811; 814; 816; 821; 822; 823; 826; 828; 829; 834; 914; 915; 916</text:p>
          </table:table-cell>
        </table:table-row>
        <table:table-row table:style-name="ro3">
          <table:table-cell office:value-type="string" calcext:value-type="string">
            <text:p>Iceland (IS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0; 613; 733; 813; 815; 816; 817; 821; 822; 828; 831; 911; 912</text:p>
          </table:table-cell>
          <table:table-cell office:value-type="string" calcext:value-type="string">
            <text:p>111; 114; 212; 234; 243; 246; 321; 331; 342; 345; 346; 348; 521; 611; 614; 711; 722; 731; 732; 742; 743; 744; 811; 814; 823; 824; 825; 826; 827; 829; 834; 914; 916</text:p>
          </table:table-cell>
        </table:table-row>
        <table:table-row table:style-name="ro3">
          <table:table-cell office:value-type="string" calcext:value-type="string">
            <text:p>Iceland (IS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0; 613; 813; 815; 816; 817; 822; 824; 831; 834; 911; 912</text:p>
          </table:table-cell>
          <table:table-cell office:value-type="string" calcext:value-type="string">
            <text:p>111; 114; 212; 234; 246; 321; 331; 342; 345; 346; 348; 413; 521; 611; 614; 711; 722; 731; 732; 733; 742; 743; 744; 811; 814; 821; 823; 825; 826; 827; 828; 829; 914; 916</text:p>
          </table:table-cell>
        </table:table-row>
        <table:table-row table:style-name="ro3">
          <table:table-cell office:value-type="string" calcext:value-type="string">
            <text:p>Iceland (IS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0; 348; 613; 811; 813; 814; 816; 817; 825; 831; 911; 912</text:p>
          </table:table-cell>
          <table:table-cell office:value-type="string" calcext:value-type="string">
            <text:p>111; 114; 211; 212; 234; 243; 246; 247; 321; 331; 342; 345; 346; 521; 611; 614; 711; 731; 732; 733; 742; 743; 744; 815; 821; 822; 823; 824; 826; 827; 828; 834; 916</text:p>
          </table:table-cell>
        </table:table-row>
        <table:table-row table:style-name="ro3">
          <table:table-cell office:value-type="string" calcext:value-type="string">
            <text:p>Iceland (IS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00; 520; 600; 610; 920; Not applicable; Not stated</text:p>
          </table:table-cell>
          <table:table-cell office:value-type="string" calcext:value-type="string">
            <text:p>10; 348; 613; 614; 813; 814; 815; 816; 817; 831; 911; 912</text:p>
          </table:table-cell>
          <table:table-cell office:value-type="string" calcext:value-type="string">
            <text:p>111; 114; 211; 212; 246; 247; 321; 331; 342; 345; 414; 521; 611; 711; 731; 732; 733; 742; 743; 744; 811; 821; 822; 823; 824; 825; 826; 827; 828; 834; 914; 916; 931</text:p>
          </table:table-cell>
        </table:table-row>
        <table:table-row table:style-name="ro3">
          <table:table-cell office:value-type="string" calcext:value-type="string">
            <text:p>Iceland (IS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223; 224; 323; 521; 613; 621; 631; 632; 633; 634; 817; 831; 951; 952</text:p>
          </table:table-cell>
          <table:table-cell office:value-type="string" calcext:value-type="string">
            <text:p>131; 133; 141; 143; 211; 212; 215; 225; 243; 312; 313; 314; 324; 412; 413; 432; 532; 611; 752; 753; 754; 811; 813; 814; 815; 818; 821; 835; 912; 931; 961; 962</text:p>
          </table:table-cell>
        </table:table-row>
        <table:table-row table:style-name="ro2">
          <table:table-cell office:value-type="string" calcext:value-type="string">
            <text:p>Iceland (IS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223; 224; 323; 521; 613; 621; 631; 632; 633; 634; 817; 831; 951; 952</text:p>
          </table:table-cell>
          <table:table-cell office:value-type="string" calcext:value-type="string">
            <text:p>131; 133; 141; 143; 211; 212; 215; 225; 243; 312; 313; 314; 324; 412; 413; 432; 611; 732; 752; 753; 754; 811; 813; 814; 815; 818; 821; 835; 912; 931</text:p>
          </table:table-cell>
        </table:table-row>
        <table:table-row table:style-name="ro3">
          <table:table-cell office:value-type="string" calcext:value-type="string">
            <text:p>Iceland (IS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223; 224; 324; 521; 621; 631; 632; 633; 634; 817; 831; 951; 952</text:p>
          </table:table-cell>
          <table:table-cell office:value-type="string" calcext:value-type="string">
            <text:p>131; 133; 141; 143; 211; 212; 215; 225; 252; 312; 313; 314; 321; 323; 333; 412; 413; 432; 611; 613; 752; 753; 754; 811; 813; 814; 815; 818; 821; 835; 912; 933; 961</text:p>
          </table:table-cell>
        </table:table-row>
        <table:table-row table:style-name="ro3">
          <table:table-cell office:value-type="string" calcext:value-type="string">
            <text:p>Iceland (IS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223; 224; 312; 324; 521; 613; 631; 632; 633; 634; 817; 831; 951; 952</text:p>
          </table:table-cell>
          <table:table-cell office:value-type="string" calcext:value-type="string">
            <text:p>111; 122; 131; 133; 141; 143; 212; 225; 313; 314; 321; 323; 341; 412; 413; 432; 621; 731; 732; 752; 753; 754; 811; 813; 814; 815; 816; 818; 821; 835; 912; 961</text:p>
          </table:table-cell>
        </table:table-row>
        <table:table-row table:style-name="ro2">
          <table:table-cell office:value-type="string" calcext:value-type="string">
            <text:p>Iceland (IS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223; 224; 324; 521; 613; 631; 632; 633; 634; 817; 831; 835; 951; 952</text:p>
          </table:table-cell>
          <table:table-cell office:value-type="string" calcext:value-type="string">
            <text:p>111; 131; 133; 143; 212; 225; 312; 313; 314; 321; 323; 412; 413; 432; 611; 621; 731; 732; 752; 753; 754; 811; 813; 814; 815; 816; 818; 821; 912</text:p>
          </table:table-cell>
        </table:table-row>
        <table:table-row table:style-name="ro2">
          <table:table-cell office:value-type="string" calcext:value-type="string">
            <text:p>Iceland (IS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223; 224; 324; 521; 613; 631; 632; 633; 634; 813; 817; 831; 951; 952</text:p>
          </table:table-cell>
          <table:table-cell office:value-type="string" calcext:value-type="string">
            <text:p>131; 211; 212; 215; 225; 312; 313; 314; 321; 323; 341; 412; 413; 431; 432; 611; 621; 732; 742; 752; 753; 754; 811; 814; 815; 816; 818; 821; 835; 912</text:p>
          </table:table-cell>
        </table:table-row>
        <table:table-row table:style-name="ro2">
          <table:table-cell office:value-type="string" calcext:value-type="string">
            <text:p>Iceland (IS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224; 323; 324; 521; 621; 631; 632; 633; 634; 813; 817; 831; 951; 952</text:p>
          </table:table-cell>
          <table:table-cell office:value-type="string" calcext:value-type="string">
            <text:p>131; 143; 212; 215; 223; 225; 312; 313; 314; 321; 335; 341; 413; 432; 611; 613; 731; 752; 753; 754; 811; 814; 815; 816; 818; 821; 835; 912; 961; 962</text:p>
          </table:table-cell>
        </table:table-row>
        <table:table-row table:style-name="ro3">
          <table:table-cell office:value-type="string" calcext:value-type="string">
            <text:p>Iceland (IS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224; 323; 324; 521; 621; 631; 632; 633; 634; 817; 831; 951; 952</text:p>
          </table:table-cell>
          <table:table-cell office:value-type="string" calcext:value-type="string">
            <text:p>131; 143; 211; 212; 223; 225; 312; 313; 314; 335; 341; 412; 413; 432; 441; 516; 611; 613; 731; 732; 752; 753; 754; 811; 813; 814; 815; 816; 818; 821; 835; 912; 933; 961; 962</text:p>
          </table:table-cell>
        </table:table-row>
        <table:table-row table:style-name="ro3">
          <table:table-cell office:value-type="string" calcext:value-type="string">
            <text:p>Iceland (IS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224; 323; 521; 631; 632; 633; 634; 754; 813; 817; 831; 951; 952</text:p>
          </table:table-cell>
          <table:table-cell office:value-type="string" calcext:value-type="string">
            <text:p>131; 133; 143; 212; 223; 225; 232; 312; 313; 314; 321; 324; 352; 412; 432; 611; 621; 722; 731; 732; 752; 753; 811; 814; 815; 816; 818; 821; 835; 912; 933; 961; 962</text:p>
          </table:table-cell>
        </table:table-row>
        <table:table-row table:style-name="ro2">
          <table:table-cell office:value-type="string" calcext:value-type="string">
            <text:p>Iceland (I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223; 224; 521; 621; 631; 632; 633; 634; 813; 814; 817; 831; 951; 952</text:p>
          </table:table-cell>
          <table:table-cell office:value-type="string" calcext:value-type="string">
            <text:p>131; 133; 143; 211; 225; 232; 312; 313; 314; 321; 323; 324; 412; 413; 432; 441; 611; 731; 732; 752; 753; 754; 811; 815; 818; 821; 835; 912; 962</text:p>
          </table:table-cell>
        </table:table-row>
        <table:table-row table:style-name="ro2">
          <table:table-cell office:value-type="string" calcext:value-type="string">
            <text:p>Iceland (IS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224; 323; 324; 521; 631; 632; 633; 634; 813; 814; 831; 951; 952</text:p>
          </table:table-cell>
          <table:table-cell office:value-type="string" calcext:value-type="string">
            <text:p>131; 133; 211; 215; 223; 225; 312; 313; 314; 321; 412; 413; 432; 441; 611; 621; 731; 732; 742; 752; 753; 754; 811; 817; 821; 835; 912; 961</text:p>
          </table:table-cell>
        </table:table-row>
        <table:table-row table:style-name="ro2">
          <table:table-cell office:value-type="string" calcext:value-type="string">
            <text:p>Iceland (IS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223; 224; 323; 521; 631; 632; 633; 634; 814; 817; 831; 951; 952</text:p>
          </table:table-cell>
          <table:table-cell office:value-type="string" calcext:value-type="string">
            <text:p>131; 133; 141; 143; 211; 225; 312; 313; 314; 321; 324; 412; 413; 432; 621; 732; 742; 752; 753; 754; 811; 813; 815; 821; 835; 912; 961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0; 123; 131; 223; 331; 332; 829</text:p>
          </table:table-cell>
          <table:table-cell office:value-type="string" calcext:value-type="string">
            <text:p>348; 912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123; 131; 223; 331; 332; 829</text:p>
          </table:table-cell>
          <table:table-cell office:value-type="string" calcext:value-type="string">
            <text:p>348; 521; 912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123; 131; 223; 331; 332; 829</text:p>
          </table:table-cell>
          <table:table-cell office:value-type="string" calcext:value-type="string">
            <text:p>521; 912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123; 131; 223; 331; 332; 829</text:p>
          </table:table-cell>
          <table:table-cell office:value-type="string" calcext:value-type="string">
            <text:p>521; 912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348; 521; 912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348; 521; 912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348; 521; 912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223; 348; 521; 912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348; 912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348; 521; 912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348; 521; 912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2; 223; 224; 323; 631; 632; 633; 634</text:p>
          </table:table-cell>
          <table:table-cell office:value-type="string" calcext:value-type="string">
            <text:p>324; 951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2; 223; 224; 323; 631; 632; 633; 634</text:p>
          </table:table-cell>
          <table:table-cell office:value-type="string" calcext:value-type="string">
            <text:p>324; 951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2; 223; 224; 323; 631; 632; 633; 634</text:p>
          </table:table-cell>
          <table:table-cell office:value-type="string" calcext:value-type="string">
            <text:p>324; 951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2; 223; 224; 323; 631; 632; 633; 63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2; 223; 224; 323; 631; 632; 633; 634; 95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2; 223; 224; 323; 631; 632; 633; 634; 95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2; 223; 224; 323; 631; 632; 633; 63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2; 223; 224; 323; 631; 632; 633; 63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2; 223; 224; 323; 631; 632; 633; 634</text:p>
          </table:table-cell>
          <table:table-cell office:value-type="string" calcext:value-type="string">
            <text:p>324; 951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2; 223; 224; 323; 631; 632; 633; 634; 951</text:p>
          </table:table-cell>
          <table:table-cell/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2; 223; 224; 323; 631; 632; 633; 634</text:p>
          </table:table-cell>
          <table:table-cell office:value-type="string" calcext:value-type="string">
            <text:p>324; 951</text:p>
          </table:table-cell>
        </table:table-row>
        <table:table-row table:style-name="ro1">
          <table:table-cell office:value-type="string" calcext:value-type="string">
            <text:p>Italy (IT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2; 223; 224; 323; 631; 632; 633; 634</text:p>
          </table:table-cell>
          <table:table-cell office:value-type="string" calcext:value-type="string">
            <text:p>324; 951</text:p>
          </table:table-cell>
        </table:table-row>
        <table:table-row table:style-name="ro3">
          <table:table-cell office:value-type="string" calcext:value-type="string">
            <text:p>Lithuania (LT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; 11; 120; 130; 410; 510; 520; 610; 720; 820; 830; 910; 920; Not applicable</text:p>
          </table:table-cell>
          <table:table-cell office:value-type="string" calcext:value-type="string">
            <text:p>10; 114; 247; 348; 521; 817</text:p>
          </table:table-cell>
          <table:table-cell office:value-type="string" calcext:value-type="string">
            <text:p>111; 211; 212; 221; 223; 234; 242; 243; 246; 312; 313; 314; 321; 331; 333; 334; 342; 346; 419; 422; 511; 614; 615; 711; 731; 732; 733; 744; 811; 812; 813; 814; 815; 821; 822; 823; 824; 825; 826; 828; 829; 831; 911; 912</text:p>
          </table:table-cell>
        </table:table-row>
        <table:table-row table:style-name="ro3">
          <table:table-cell office:value-type="string" calcext:value-type="string">
            <text:p>Lithuania (LT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; 110; 520; 600; Not applicable</text:p>
          </table:table-cell>
          <table:table-cell office:value-type="string" calcext:value-type="string">
            <text:p>10; 111; 114; 212; 247; 348; 817; 912</text:p>
          </table:table-cell>
          <table:table-cell office:value-type="string" calcext:value-type="string">
            <text:p>211; 221; 223; 234; 235; 242; 243; 246; 312; 313; 314; 315; 331; 333; 334; 342; 346; 347; 412; 419; 511; 521; 614; 615; 711; 714; 731; 732; 733; 734; 744; 811; 812; 813; 814; 815; 821; 822; 823; 824; 825; 827; 829; 831; 834; 911</text:p>
          </table:table-cell>
        </table:table-row>
        <table:table-row table:style-name="ro5">
          <table:table-cell office:value-type="string" calcext:value-type="string">
            <text:p>Lithuania (LT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; 110; 520; 600; Not applicable</text:p>
          </table:table-cell>
          <table:table-cell office:value-type="string" calcext:value-type="string">
            <text:p>10; 111; 247; 348; 813; 912</text:p>
          </table:table-cell>
          <table:table-cell office:value-type="string" calcext:value-type="string">
            <text:p>114; 211; 212; 213; 221; 223; 234; 235; 242; 246; 312; 313; 314; 315; 323; 331; 333; 334; 342; 345; 346; 347; 419; 422; 511; 521; 614; 615; 711; 731; 732; 733; 734; 744; 811; 812; 814; 815; 817; 821; 822; 823; 824; 825; 827; 829; 831; 834; 911; 914</text:p>
          </table:table-cell>
        </table:table-row>
        <table:table-row table:style-name="ro5">
          <table:table-cell office:value-type="string" calcext:value-type="string">
            <text:p>Lithuania (LT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1; 110; 510; 520; 600; Not applicable</text:p>
          </table:table-cell>
          <table:table-cell office:value-type="string" calcext:value-type="string">
            <text:p>10; 246; 247; 334; 348; 615; 912</text:p>
          </table:table-cell>
          <table:table-cell office:value-type="string" calcext:value-type="string">
            <text:p>111; 114; 211; 212; 213; 221; 223; 234; 235; 242; 245; 312; 313; 314; 315; 321; 323; 331; 333; 342; 345; 346; 347; 412; 419; 422; 511; 521; 614; 711; 731; 732; 733; 734; 744; 811; 812; 813; 814; 815; 817; 821; 822; 823; 824; 825; 827; 828; 829; 834; 911; 914</text:p>
          </table:table-cell>
        </table:table-row>
        <table:table-row table:style-name="ro5">
          <table:table-cell office:value-type="string" calcext:value-type="string">
            <text:p>Lithuania (LT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21; 246; 247; 333; 348; 521; 711; 811; 912</text:p>
          </table:table-cell>
          <table:table-cell office:value-type="string" calcext:value-type="string">
            <text:p>10; 111; 114; 211; 212; 221; 234; 235; 242; 245; 312; 313; 314; 315; 323; 331; 332; 334; 342; 345; 346; 347; 419; 421; 422; 511; 614; 615; 731; 732; 733; 734; 744; 812; 813; 815; 817; 821; 822; 823; 824; 825; 827; 828; 829; 834; 911; 914</text:p>
          </table:table-cell>
        </table:table-row>
        <table:table-row table:style-name="ro5">
          <table:table-cell office:value-type="string" calcext:value-type="string">
            <text:p>Lithuania (LT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21; 247</text:p>
          </table:table-cell>
          <table:table-cell office:value-type="string" calcext:value-type="string">
            <text:p>10; 111; 114; 211; 212; 221; 234; 235; 246; 312; 313; 314; 315; 323; 331; 333; 334; 342; 345; 346; 348; 419; 422; 511; 521; 612; 614; 615; 711; 731; 732; 733; 734; 744; 811; 812; 813; 814; 815; 817; 821; 822; 823; 824; 825; 827; 828; 829; 831; 834; 911; 912; 914</text:p>
          </table:table-cell>
        </table:table-row>
        <table:table-row table:style-name="ro7">
          <table:table-cell office:value-type="string" calcext:value-type="string">
            <text:p>Lithuania (LT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1; 520; 600; Not applicable</text:p>
          </table:table-cell>
          <table:table-cell office:value-type="string" calcext:value-type="string">
            <text:p>10; 247; 912</text:p>
          </table:table-cell>
          <table:table-cell office:value-type="string" calcext:value-type="string">
            <text:p>111; 114; 211; 212; 213; 221; 223; 231; 234; 235; 242; 245; 246; 312; 313; 314; 315; 323; 331; 332; 333; 334; 342; 344; 345; 346; 347; 348; 412; 419; 421; 422; 511; 521; 612; 614; 615; 711; 731; 732; 733; 734; 744; 811; 812; 813; 814; 815; 816; 817; 821; 822; 823; 824; 825; 826; 827; 828; 829; 831; 834; 911; 914</text:p>
          </table:table-cell>
        </table:table-row>
        <table:table-row table:style-name="ro5">
          <table:table-cell office:value-type="string" calcext:value-type="string">
            <text:p>Lithuania (LT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; 320; 510; 520; 600; Not applicable</text:p>
          </table:table-cell>
          <table:table-cell office:value-type="string" calcext:value-type="string">
            <text:p>10; 521; 912</text:p>
          </table:table-cell>
          <table:table-cell office:value-type="string" calcext:value-type="string">
            <text:p>111; 114; 211; 212; 221; 234; 235; 246; 247; 312; 313; 314; 315; 323; 331; 332; 333; 334; 342; 345; 346; 348; 419; 422; 511; 614; 615; 711; 731; 732; 733; 734; 744; 811; 812; 813; 814; 815; 817; 821; 822; 823; 824; 825; 826; 827; 829; 831; 834; 911</text:p>
          </table:table-cell>
        </table:table-row>
        <table:table-row table:style-name="ro5">
          <table:table-cell office:value-type="string" calcext:value-type="string">
            <text:p>Lithuania (LT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; 600; Not applicable</text:p>
          </table:table-cell>
          <table:table-cell office:value-type="string" calcext:value-type="string">
            <text:p>10; 333</text:p>
          </table:table-cell>
          <table:table-cell office:value-type="string" calcext:value-type="string">
            <text:p>114; 211; 212; 221; 223; 234; 243; 246; 247; 312; 313; 314; 315; 323; 331; 332; 334; 345; 346; 348; 411; 419; 422; 511; 521; 614; 615; 711; 731; 732; 733; 734; 744; 811; 812; 813; 814; 815; 816; 817; 821; 822; 823; 824; 825; 826; 827; 828; 829; 831; 834; 911; 912; 914</text:p>
          </table:table-cell>
        </table:table-row>
        <table:table-row table:style-name="ro3">
          <table:table-cell office:value-type="string" calcext:value-type="string">
            <text:p>Lithuania (LT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; 600; Not applicable</text:p>
          </table:table-cell>
          <table:table-cell office:value-type="string" calcext:value-type="string">
            <text:p>10; 333; 334; 822</text:p>
          </table:table-cell>
          <table:table-cell office:value-type="string" calcext:value-type="string">
            <text:p>114; 211; 212; 221; 223; 234; 235; 243; 246; 312; 313; 314; 315; 323; 331; 332; 345; 346; 348; 419; 422; 511; 521; 614; 615; 711; 731; 732; 733; 734; 744; 811; 812; 813; 815; 817; 821; 823; 824; 825; 827; 829; 834; 911; 912; 914</text:p>
          </table:table-cell>
        </table:table-row>
        <table:table-row table:style-name="ro3">
          <table:table-cell office:value-type="string" calcext:value-type="string">
            <text:p>Lithuania (LT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333; 334; 521; 822; 912</text:p>
          </table:table-cell>
          <table:table-cell office:value-type="string" calcext:value-type="string">
            <text:p>114; 211; 212; 221; 223; 234; 235; 243; 246; 312; 313; 314; 315; 323; 331; 332; 345; 346; 348; 419; 422; 511; 614; 615; 711; 731; 732; 733; 734; 744; 811; 812; 813; 815; 817; 821; 823; 824; 825; 827; 829; 834; 911; 914</text:p>
          </table:table-cell>
        </table:table-row>
        <table:table-row table:style-name="ro5">
          <table:table-cell office:value-type="string" calcext:value-type="string">
            <text:p>Lithuania (LT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12; 323; 632; 634; 952</text:p>
          </table:table-cell>
          <table:table-cell office:value-type="string" calcext:value-type="string">
            <text:p>11; 21; 31; 111; 131; 133; 141; 143; 211; 213; 223; 224; 225; 252; 264; 313; 314; 315; 322; 324; 342; 343; 351; 352; 411; 412; 413; 421; 422; 511; 516; 523; 621; 622; 631; 633; 732; 742; 754; 811; 812; 813; 814; 816; 817; 835; 912; 941; 951</text:p>
          </table:table-cell>
        </table:table-row>
        <table:table-row table:style-name="ro5">
          <table:table-cell office:value-type="string" calcext:value-type="string">
            <text:p>Lithuania (LT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12; 632; 634; 812; 952</text:p>
          </table:table-cell>
          <table:table-cell office:value-type="string" calcext:value-type="string">
            <text:p>11; 21; 31; 111; 131; 133; 141; 143; 211; 213; 215; 223; 224; 225; 252; 262; 313; 314; 315; 322; 323; 324; 342; 343; 351; 352; 411; 412; 413; 421; 422; 511; 516; 523; 622; 631; 633; 732; 754; 811; 813; 814; 816; 817; 835; 912; 941; 951</text:p>
          </table:table-cell>
        </table:table-row>
        <table:table-row table:style-name="ro2">
          <table:table-cell office:value-type="string" calcext:value-type="string">
            <text:p>Lithuania (LT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631; 632; 634; 812; 951</text:p>
          </table:table-cell>
          <table:table-cell office:value-type="string" calcext:value-type="string">
            <text:p>11; 212; 224; 225; 315; 322; 323; 324; 351; 352; 411; 511; 622; 633; 811; 835; 912; 952</text:p>
          </table:table-cell>
        </table:table-row>
        <table:table-row table:style-name="ro2">
          <table:table-cell office:value-type="string" calcext:value-type="string">
            <text:p>Lithuania (LT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323; 631; 632; 634; 951</text:p>
          </table:table-cell>
          <table:table-cell office:value-type="string" calcext:value-type="string">
            <text:p>11; 31; 131; 212; 224; 225; 322; 324; 351; 352; 411; 511; 622; 633; 811; 812; 835; 952</text:p>
          </table:table-cell>
        </table:table-row>
        <table:table-row table:style-name="ro2">
          <table:table-cell office:value-type="string" calcext:value-type="string">
            <text:p>Lithuania (LT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634</text:p>
          </table:table-cell>
          <table:table-cell office:value-type="string" calcext:value-type="string">
            <text:p>11; 31; 212; 224; 225; 322; 323; 324; 352; 511; 523; 622; 631; 632; 633; 811; 812; 813; 835; 951; 952</text:p>
          </table:table-cell>
        </table:table-row>
        <table:table-row table:style-name="ro1">
          <table:table-cell office:value-type="string" calcext:value-type="string">
            <text:p>Lithuania (LT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applicabl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1; 212; 224; 323; 324; 511; 622; 631; 632; 633; 634; 811; 835; 951; 952</text:p>
          </table:table-cell>
        </table:table-row>
        <table:table-row table:style-name="ro1">
          <table:table-cell office:value-type="string" calcext:value-type="string">
            <text:p>Lithuania (LT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 applicabl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1; 212; 224; 323; 324; 352; 622; 631; 632; 633; 634; 811; 813; 835; 951; 952</text:p>
          </table:table-cell>
        </table:table-row>
        <table:table-row table:style-name="ro1">
          <table:table-cell office:value-type="string" calcext:value-type="string">
            <text:p>Lithuania (LT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323; 631; 632</text:p>
          </table:table-cell>
          <table:table-cell office:value-type="string" calcext:value-type="string">
            <text:p>11; 212; 224; 225; 322; 324; 622; 633; 634; 811; 813; 835; 951; 952</text:p>
          </table:table-cell>
        </table:table-row>
        <table:table-row table:style-name="ro1">
          <table:table-cell office:value-type="string" calcext:value-type="string">
            <text:p>Lithuania (LT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634</text:p>
          </table:table-cell>
          <table:table-cell office:value-type="string" calcext:value-type="string">
            <text:p>212; 224; 225; 322; 323; 324; 352; 622; 631; 632; 633; 811; 835; 951; 952</text:p>
          </table:table-cell>
        </table:table-row>
        <table:table-row table:style-name="ro1">
          <table:table-cell office:value-type="string" calcext:value-type="string">
            <text:p>Lithuania (LT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631; 634</text:p>
          </table:table-cell>
          <table:table-cell office:value-type="string" calcext:value-type="string">
            <text:p>212; 224; 225; 323; 324; 622; 632; 633; 811; 835; 951; 952</text:p>
          </table:table-cell>
        </table:table-row>
        <table:table-row table:style-name="ro2">
          <table:table-cell office:value-type="string" calcext:value-type="string">
            <text:p>Lithuania (LT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applicable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1; 131; 212; 223; 224; 322; 323; 324; 511; 622; 631; 632; 633; 811; 835; 951; 952</text:p>
          </table:table-cell>
        </table:table-row>
        <table:table-row table:style-name="ro1">
          <table:table-cell office:value-type="string" calcext:value-type="string">
            <text:p>Lithuania (LT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34; 952</text:p>
          </table:table-cell>
          <table:table-cell office:value-type="string" calcext:value-type="string">
            <text:p>11; 131; 212; 223; 224; 323; 324; 511; 622; 631; 632; 633; 811; 951</text:p>
          </table:table-cell>
        </table:table-row>
        <table:table-row table:style-name="ro5">
          <table:table-cell office:value-type="string" calcext:value-type="string">
            <text:p>Luxembourg (LU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521; 613; 615; 834; 911; 912; 921</text:p>
          </table:table-cell>
          <table:table-cell office:value-type="string" calcext:value-type="string">
            <text:p>111; 114; 123; 211; 212; 221; 223; 231; 234; 235; 243; 246; 247; 313; 314; 315; 321; 331; 332; 333; 342; 345; 346; 348; 511; 612; 614; 711; 731; 732; 733; 743; 744; 811; 813; 814; 815; 817; 821; 822; 824; 825; 826; 829; 831; 914; 916; 932; 933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0; Not applicable; Not stated</text:p>
          </table:table-cell>
          <table:table-cell office:value-type="string" calcext:value-type="string">
            <text:p>114; 247; 521; 613; 615; 733; 811; 834; 911; 912; 921</text:p>
          </table:table-cell>
          <table:table-cell office:value-type="string" calcext:value-type="string">
            <text:p>111; 122; 211; 212; 221; 223; 231; 234; 235; 243; 246; 313; 314; 315; 321; 331; 332; 333; 342; 345; 346; 348; 511; 614; 711; 731; 732; 743; 744; 813; 814; 815; 816; 817; 822; 824; 825; 826; 829; 833; 914; 916; 932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4; 521; 613; 615; 811; 813; 834; 911; 912</text:p>
          </table:table-cell>
          <table:table-cell office:value-type="string" calcext:value-type="string">
            <text:p>10; 111; 211; 212; 221; 223; 231; 234; 243; 246; 247; 313; 314; 315; 321; 331; 332; 333; 342; 346; 347; 614; 711; 731; 732; 733; 743; 744; 814; 815; 817; 822; 824; 825; 826; 827; 829; 833; 916; 921; 932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521; 733; 744; 814; 834; 912</text:p>
          </table:table-cell>
          <table:table-cell office:value-type="string" calcext:value-type="string">
            <text:p>10; 111; 114; 211; 212; 221; 223; 231; 234; 243; 246; 313; 314; 315; 321; 332; 342; 345; 348; 613; 614; 615; 711; 731; 732; 734; 742; 743; 811; 813; 815; 816; 817; 821; 822; 824; 825; 826; 829; 911; 921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521; 615; 733; 744; 834; 912</text:p>
          </table:table-cell>
          <table:table-cell office:value-type="string" calcext:value-type="string">
            <text:p>111; 114; 211; 212; 221; 223; 231; 234; 243; 246; 314; 315; 321; 332; 333; 342; 348; 614; 711; 731; 732; 734; 742; 743; 811; 813; 814; 815; 816; 817; 821; 822; 824; 825; 826; 829; 911; 916; 921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521; 615; 733; 744; 834; 912</text:p>
          </table:table-cell>
          <table:table-cell office:value-type="string" calcext:value-type="string">
            <text:p>111; 114; 211; 212; 221; 231; 234; 243; 246; 313; 314; 315; 321; 332; 333; 342; 345; 346; 348; 612; 614; 711; 731; 732; 734; 742; 743; 811; 813; 814; 815; 816; 817; 821; 822; 824; 825; 826; 829; 911; 916; 921; 932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521; 615; 815; 817; 834; 912</text:p>
          </table:table-cell>
          <table:table-cell office:value-type="string" calcext:value-type="string">
            <text:p>111; 114; 211; 212; 221; 223; 231; 234; 235; 243; 246; 315; 321; 332; 333; 342; 345; 348; 614; 711; 731; 732; 733; 734; 742; 743; 744; 811; 813; 814; 816; 822; 824; 825; 826; 827; 829; 911; 921; 932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521; 615; 711; 733; 815; 817; 834; 912</text:p>
          </table:table-cell>
          <table:table-cell office:value-type="string" calcext:value-type="string">
            <text:p>111; 114; 211; 212; 221; 223; 231; 234; 235; 243; 246; 314; 315; 321; 332; 333; 342; 345; 348; 612; 614; 731; 732; 734; 742; 743; 744; 811; 813; 814; 816; 821; 822; 824; 825; 826; 829; 911; 921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521; 615; 732; 733; 813; 834; 912</text:p>
          </table:table-cell>
          <table:table-cell office:value-type="string" calcext:value-type="string">
            <text:p>111; 114; 122; 211; 212; 223; 231; 234; 235; 243; 246; 315; 321; 332; 333; 342; 345; 348; 612; 614; 711; 731; 742; 743; 744; 811; 812; 814; 815; 816; 817; 821; 822; 824; 825; 826; 827; 828; 829; 911; 921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4; 615; 733; 811; 815; 834; 912</text:p>
          </table:table-cell>
          <table:table-cell office:value-type="string" calcext:value-type="string">
            <text:p>111; 122; 211; 234; 243; 246; 315; 321; 332; 333; 342; 345; 348; 511; 521; 614; 711; 731; 732; 742; 743; 744; 812; 813; 814; 816; 817; 821; 822; 824; 825; 826; 827; 828; 829; 911; 916; 921; 932; 933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521; 615; 814; 824; 825; 912</text:p>
          </table:table-cell>
          <table:table-cell office:value-type="string" calcext:value-type="string">
            <text:p>10; 111; 114; 211; 212; 231; 234; 243; 246; 315; 321; 332; 333; 342; 348; 614; 711; 731; 732; 733; 734; 742; 743; 744; 811; 812; 813; 815; 816; 817; 821; 822; 826; 827; 828; 829; 834; 911; 916; 921; 932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622; 633; 634; 817; 835; 952</text:p>
          </table:table-cell>
          <table:table-cell office:value-type="string" calcext:value-type="string">
            <text:p>11; 21; 31; 133; 211; 212; 223; 224; 225; 231; 262; 313; 314; 323; 324; 352; 413; 516; 521; 524; 621; 631; 632; 731; 753; 754; 811; 812; 813; 815; 816; 818; 831; 912; 921; 932; 951; 961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622; 631; 632; 633; 835; 952</text:p>
          </table:table-cell>
          <table:table-cell office:value-type="string" calcext:value-type="string">
            <text:p>11; 21; 111; 131; 132; 133; 141; 143; 211; 212; 213; 223; 224; 225; 231; 313; 314; 323; 324; 413; 511; 516; 521; 524; 621; 634; 731; 753; 754; 811; 812; 813; 815; 816; 817; 818; 921; 932; 951; 961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521; 631; 632; 633; 634; 835; 951; 952</text:p>
          </table:table-cell>
          <table:table-cell office:value-type="string" calcext:value-type="string">
            <text:p>11; 21; 31; 111; 122; 132; 133; 141; 143; 211; 223; 224; 225; 231; 262; 312; 313; 314; 321; 323; 324; 352; 413; 516; 524; 621; 622; 731; 732; 742; 753; 754; 811; 812; 813; 815; 816; 817; 818; 831; 912; 921; 932; 961</text:p>
          </table:table-cell>
        </table:table-row>
        <table:table-row table:style-name="ro2">
          <table:table-cell office:value-type="string" calcext:value-type="string">
            <text:p>Luxembourg (LU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224; 324; 521; 622; 631; 632; 633; 634; 754; 835; 951; 952</text:p>
          </table:table-cell>
          <table:table-cell office:value-type="string" calcext:value-type="string">
            <text:p>11; 21; 31; 111; 132; 133; 134; 143; 213; 223; 225; 312; 313; 314; 323; 413; 516; 524; 621; 731; 732; 753; 811; 812; 813; 815; 816; 817; 821; 921; 961</text:p>
          </table:table-cell>
        </table:table-row>
        <table:table-row table:style-name="ro2">
          <table:table-cell office:value-type="string" calcext:value-type="string">
            <text:p>Luxembourg (LU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223; 323; 324; 521; 622; 631; 632; 633; 634; 835; 951; 952</text:p>
          </table:table-cell>
          <table:table-cell office:value-type="string" calcext:value-type="string">
            <text:p>11; 21; 31; 111; 122; 132; 133; 134; 141; 211; 224; 225; 231; 313; 314; 413; 524; 621; 731; 732; 742; 753; 754; 811; 812; 813; 815; 816; 817; 932; 961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323; 324; 622; 631; 632; 754; 835; 951; 952</text:p>
          </table:table-cell>
          <table:table-cell office:value-type="string" calcext:value-type="string">
            <text:p>11; 21; 31; 111; 131; 132; 133; 141; 142; 222; 225; 231; 265; 313; 314; 352; 413; 521; 524; 612; 621; 633; 634; 731; 732; 742; 753; 811; 812; 813; 815; 816; 817; 818; 821; 912; 932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131; 224; 323; 524; 622; 631; 632; 633; 634; 813; 815; 817; 835; 951; 952</text:p>
          </table:table-cell>
          <table:table-cell office:value-type="string" calcext:value-type="string">
            <text:p>21; 31; 111; 122; 132; 133; 141; 142; 143; 223; 225; 231; 312; 313; 314; 315; 321; 324; 413; 511; 516; 521; 612; 621; 731; 732; 742; 753; 754; 811; 816; 818; 831; 932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223; 224; 323; 622; 631; 632; 633; 634; 817; 835; 951; 952</text:p>
          </table:table-cell>
          <table:table-cell office:value-type="string" calcext:value-type="string">
            <text:p>11; 21; 31; 111; 132; 133; 141; 142; 143; 225; 313; 314; 315; 324; 325; 413; 521; 524; 612; 621; 731; 732; 751; 753; 754; 811; 812; 813; 815; 816; 818; 821; 921; 932; 961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323; 622; 631; 632; 633; 634; 815; 835; 951; 952</text:p>
          </table:table-cell>
          <table:table-cell office:value-type="string" calcext:value-type="string">
            <text:p>11; 21; 31; 111; 133; 141; 223; 224; 225; 313; 314; 315; 324; 325; 413; 516; 521; 524; 612; 621; 721; 731; 732; 742; 753; 754; 811; 812; 813; 816; 817; 818; 821; 831; 921; 932; 961</text:p>
          </table:table-cell>
        </table:table-row>
        <table:table-row table:style-name="ro2">
          <table:table-cell office:value-type="string" calcext:value-type="string">
            <text:p>Luxembourg (LU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323; 324; 521; 622; 631; 632; 633; 634; 813; 835; 951; 952</text:p>
          </table:table-cell>
          <table:table-cell office:value-type="string" calcext:value-type="string">
            <text:p>11; 21; 31; 111; 131; 133; 225; 313; 314; 321; 325; 413; 516; 524; 612; 621; 731; 732; 753; 754; 811; 812; 815; 816; 817; 818; 821; 932; 961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521; 622; 631; 632; 633; 634; 813; 835; 951; 952</text:p>
          </table:table-cell>
          <table:table-cell office:value-type="string" calcext:value-type="string">
            <text:p>11; 21; 31; 111; 131; 141; 223; 224; 225; 262; 313; 314; 315; 323; 324; 413; 524; 612; 621; 731; 732; 742; 752; 753; 754; 811; 812; 815; 816; 817; 818; 821; 912; 932; 961</text:p>
          </table:table-cell>
        </table:table-row>
        <table:table-row table:style-name="ro3">
          <table:table-cell office:value-type="string" calcext:value-type="string">
            <text:p>Luxembourg (LU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24; 622; 631; 632; 633; 634; 813; 835; 951; 952</text:p>
          </table:table-cell>
          <table:table-cell office:value-type="string" calcext:value-type="string">
            <text:p>11; 21; 31; 111; 131; 141; 143; 211; 223; 224; 225; 313; 314; 323; 413; 421; 521; 524; 612; 621; 731; 732; 742; 751; 752; 753; 754; 811; 812; 815; 816; 817; 818; 821; 932</text:p>
          </table:table-cell>
        </table:table-row>
        <table:table-row table:style-name="ro3">
          <table:table-cell office:value-type="string" calcext:value-type="string">
            <text:p>Latvia (LV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0; 110; 130; 200; 300; 330; 400; 500; 520; 600; 610; 700; 720; 740; 800; 810; 900; 920; 930; Not applicable; Not stated</text:p>
          </table:table-cell>
          <table:table-cell/>
          <table:table-cell office:value-type="string" calcext:value-type="string">
            <text:p>10; 111; 114; 211; 212; 221; 234; 235; 243; 246; 247; 313; 314; 315; 321; 333; 334; 346; 348; 419; 422; 521; 615; 711; 731; 732; 733; 744; 811; 812; 813; 815; 817; 821; 822; 823; 824; 825; 826; 829; 834; 912</text:p>
          </table:table-cell>
        </table:table-row>
        <table:table-row table:style-name="ro8">
          <table:table-cell office:value-type="string" calcext:value-type="string">
            <text:p>Latvia (LV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0; 320; 510; 520; 600; 740; Not applicable; Not stated</text:p>
          </table:table-cell>
          <table:table-cell office:value-type="string" calcext:value-type="string">
            <text:p>10; 912</text:p>
          </table:table-cell>
          <table:table-cell office:value-type="string" calcext:value-type="string">
            <text:p>111; 114; 121; 123; 211; 212; 213; 221; 223; 231; 233; 234; 235; 241; 242; 243; 244; 245; 246; 247; 311; 312; 313; 314; 315; 321; 322; 323; 331; 332; 333; 334; 342; 344; 345; 346; 347; 348; 411; 412; 414; 419; 421; 422; 511; 513; 514; 521; 612; 614; 615; 711; 713; 714; 721; 731; 732; 733; 734; 741; 742; 743; 744; 811; 812; 813; 814; 815; 816; 817; 821; 822; 823; 824; 825; 826; 827; 828; 829; 831; 834; 911; 914; 915; 933</text:p>
          </table:table-cell>
        </table:table-row>
        <table:table-row table:style-name="ro3">
          <table:table-cell office:value-type="string" calcext:value-type="string">
            <text:p>Latvia (LV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0; 210; 320; 510; 520; 600; 740; Not applicable; Not stated</text:p>
          </table:table-cell>
          <table:table-cell office:value-type="string" calcext:value-type="string">
            <text:p>10; 111; 234; 348; 521; 812; 813; 823; 912</text:p>
          </table:table-cell>
          <table:table-cell office:value-type="string" calcext:value-type="string">
            <text:p>114; 211; 212; 213; 221; 235; 243; 245; 246; 247; 313; 314; 333; 334; 344; 346; 419; 422; 615; 711; 731; 732; 733; 734; 744; 811; 815; 817; 821; 822; 824; 825; 829; 831; 834</text:p>
          </table:table-cell>
        </table:table-row>
        <table:table-row table:style-name="ro3">
          <table:table-cell office:value-type="string" calcext:value-type="string">
            <text:p>Latvia (LV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0; 210; 320; 520; 600; 740; Not applicable</text:p>
          </table:table-cell>
          <table:table-cell office:value-type="string" calcext:value-type="string">
            <text:p>111; 246; 348; 419; 521; 711; 731; 912</text:p>
          </table:table-cell>
          <table:table-cell office:value-type="string" calcext:value-type="string">
            <text:p>10; 114; 211; 212; 213; 221; 223; 234; 235; 243; 247; 313; 314; 315; 332; 333; 334; 344; 345; 346; 347; 422; 511; 615; 714; 732; 733; 734; 744; 811; 812; 813; 815; 817; 821; 822; 823; 824; 825; 826; 829; 834; 911</text:p>
          </table:table-cell>
        </table:table-row>
        <table:table-row table:style-name="ro2">
          <table:table-cell office:value-type="string" calcext:value-type="string">
            <text:p>Latvia (LV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0; 210; 240; 520; 600; 740; Not applicable</text:p>
          </table:table-cell>
          <table:table-cell office:value-type="string" calcext:value-type="string">
            <text:p>234; 246; 348; 521; 711; 817; 821; 823; 912</text:p>
          </table:table-cell>
          <table:table-cell office:value-type="string" calcext:value-type="string">
            <text:p>10; 111; 114; 211; 212; 221; 247; 313; 315; 333; 334; 345; 346; 419; 511; 615; 731; 732; 733; 744; 811; 812; 813; 815; 822; 825; 826; 829; 834; 911</text:p>
          </table:table-cell>
        </table:table-row>
        <table:table-row table:style-name="ro3">
          <table:table-cell office:value-type="string" calcext:value-type="string">
            <text:p>Latvia (LV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; 110; 210; 240; 510; 520; 600; 740; 900; Not applicable; Not stated</text:p>
          </table:table-cell>
          <table:table-cell office:value-type="string" calcext:value-type="string">
            <text:p>10; 348; 521; 711; 912</text:p>
          </table:table-cell>
          <table:table-cell office:value-type="string" calcext:value-type="string">
            <text:p>111; 114; 211; 212; 234; 243; 246; 247; 313; 314; 315; 321; 333; 419; 422; 511; 615; 731; 732; 733; 744; 811; 812; 813; 815; 817; 821; 822; 823; 824; 825; 829; 834; 911</text:p>
          </table:table-cell>
        </table:table-row>
        <table:table-row table:style-name="ro3">
          <table:table-cell office:value-type="string" calcext:value-type="string">
            <text:p>Latvia (LV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0; 210; 240; 510; 520; 600; 740; Not applicable; Not stated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0; 111; 114; 211; 212; 223; 234; 235; 246; 247; 313; 314; 333; 334; 344; 346; 419; 511; 521; 711; 731; 811; 812; 813; 815; 817; 821; 822; 823; 824; 825; 826; 829; 911; 912</text:p>
          </table:table-cell>
        </table:table-row>
        <table:table-row table:style-name="ro2">
          <table:table-cell office:value-type="string" calcext:value-type="string">
            <text:p>Latvia (LV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0; 210; 240; 520; 600; 900; Not applicable; Not stated</text:p>
          </table:table-cell>
          <table:table-cell office:value-type="string" calcext:value-type="string">
            <text:p>331; 333; 348; 521; 613</text:p>
          </table:table-cell>
          <table:table-cell office:value-type="string" calcext:value-type="string">
            <text:p>111; 114; 212; 223; 246; 313; 314; 332; 711; 731; 732; 744; 811; 812; 813; 817; 822; 824; 825; 912</text:p>
          </table:table-cell>
        </table:table-row>
        <table:table-row table:style-name="ro2">
          <table:table-cell office:value-type="string" calcext:value-type="string">
            <text:p>Latvia (LV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00; Not applicable; Not stated</text:p>
          </table:table-cell>
          <table:table-cell office:value-type="string" calcext:value-type="string">
            <text:p>114; 331; 333; 521; 613</text:p>
          </table:table-cell>
          <table:table-cell office:value-type="string" calcext:value-type="string">
            <text:p>212; 223; 246; 313; 332; 346; 348; 419; 711; 731; 732; 744; 811; 812; 813; 817; 822; 823; 824; 825; 912</text:p>
          </table:table-cell>
        </table:table-row>
        <table:table-row table:style-name="ro2">
          <table:table-cell office:value-type="string" calcext:value-type="string">
            <text:p>Latvia (LV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0; Not applicable; Not stated</text:p>
          </table:table-cell>
          <table:table-cell office:value-type="string" calcext:value-type="string">
            <text:p>331; 332; 333; 613; 817</text:p>
          </table:table-cell>
          <table:table-cell office:value-type="string" calcext:value-type="string">
            <text:p>114; 212; 223; 246; 313; 344; 346; 348; 419; 511; 521; 615; 711; 731; 732; 733; 734; 744; 811; 812; 813; 815; 821; 822; 823; 824; 825; 826; 829; 912</text:p>
          </table:table-cell>
        </table:table-row>
        <table:table-row table:style-name="ro3">
          <table:table-cell office:value-type="string" calcext:value-type="string">
            <text:p>Latvia (LV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00; Not applicable; Not stated</text:p>
          </table:table-cell>
          <table:table-cell office:value-type="string" calcext:value-type="string">
            <text:p>331; 333; 348; 521; 613; 817</text:p>
          </table:table-cell>
          <table:table-cell office:value-type="string" calcext:value-type="string">
            <text:p>114; 211; 212; 221; 223; 234; 243; 246; 313; 314; 315; 332; 344; 414; 419; 511; 615; 711; 731; 732; 733; 734; 744; 811; 812; 813; 815; 821; 822; 823; 824; 825; 826; 829; 831; 911; 912</text:p>
          </table:table-cell>
        </table:table-row>
        <table:table-row table:style-name="ro2">
          <table:table-cell office:value-type="string" calcext:value-type="string">
            <text:p>Latvia (LV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11; 21; 31; 411; 631; 632; 634</text:p>
          </table:table-cell>
          <table:table-cell office:value-type="string" calcext:value-type="string">
            <text:p>133; 141; 212; 213; 223; 225; 262; 312; 313; 323; 324; 342; 352; 516; 523; 613; 622; 732; 742; 754; 811; 812; 813; 814; 815; 951; 952</text:p>
          </table:table-cell>
        </table:table-row>
        <table:table-row table:style-name="ro2">
          <table:table-cell office:value-type="string" calcext:value-type="string">
            <text:p>Latvia (LV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631; 632; 634; 811; 951</text:p>
          </table:table-cell>
          <table:table-cell office:value-type="string" calcext:value-type="string">
            <text:p>11; 21; 133; 141; 212; 213; 225; 312; 323; 324; 411; 516; 523; 613; 622; 732; 742; 812; 813; 814; 952</text:p>
          </table:table-cell>
        </table:table-row>
        <table:table-row table:style-name="ro2">
          <table:table-cell office:value-type="string" calcext:value-type="string">
            <text:p>Latvia (LV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631; 632; 634; 952</text:p>
          </table:table-cell>
          <table:table-cell office:value-type="string" calcext:value-type="string">
            <text:p>133; 141; 212; 213; 225; 232; 323; 324; 342; 411; 516; 523; 613; 622; 742; 811; 812; 813; 814; 951</text:p>
          </table:table-cell>
        </table:table-row>
        <table:table-row table:style-name="ro2">
          <table:table-cell office:value-type="string" calcext:value-type="string">
            <text:p>Latvia (LV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20; Not applicable; Not stated</text:p>
          </table:table-cell>
          <table:table-cell office:value-type="string" calcext:value-type="string">
            <text:p>223; 411; 631; 632; 634; 952</text:p>
          </table:table-cell>
          <table:table-cell office:value-type="string" calcext:value-type="string">
            <text:p>11; 21; 31; 133; 212; 225; 323; 324; 352; 516; 523; 613; 622; 742; 811; 812; 813; 814; 951</text:p>
          </table:table-cell>
        </table:table-row>
        <table:table-row table:style-name="ro1">
          <table:table-cell office:value-type="string" calcext:value-type="string">
            <text:p>Latvia (LV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411; 631; 632; 634; 952</text:p>
          </table:table-cell>
          <table:table-cell office:value-type="string" calcext:value-type="string">
            <text:p>11; 21; 31; 212; 225; 323; 324; 613; 622; 742; 811; 812; 813; 814; 815; 951</text:p>
          </table:table-cell>
        </table:table-row>
        <table:table-row table:style-name="ro1">
          <table:table-cell office:value-type="string" calcext:value-type="string">
            <text:p>Latvia (LV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411; 631; 632; 634; 951; 952</text:p>
          </table:table-cell>
          <table:table-cell office:value-type="string" calcext:value-type="string">
            <text:p>11; 31; 212; 213; 225; 323; 324; 613; 622; 732; 742; 811; 812; 814</text:p>
          </table:table-cell>
        </table:table-row>
        <table:table-row table:style-name="ro1">
          <table:table-cell office:value-type="string" calcext:value-type="string">
            <text:p>Latvia (LV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411; 631; 632; 634; 951; 952</text:p>
          </table:table-cell>
          <table:table-cell office:value-type="string" calcext:value-type="string">
            <text:p>11; 131; 133; 212; 213; 225; 323; 324; 613; 622; 732; 742; 812; 813; 814</text:p>
          </table:table-cell>
        </table:table-row>
        <table:table-row table:style-name="ro2">
          <table:table-cell office:value-type="string" calcext:value-type="string">
            <text:p>Latvia (LV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631; 632; 951; 952</text:p>
          </table:table-cell>
          <table:table-cell office:value-type="string" calcext:value-type="string">
            <text:p>11; 111; 133; 212; 213; 224; 225; 323; 324; 352; 411; 613; 622; 732; 742; 811; 812; 813; 814</text:p>
          </table:table-cell>
        </table:table-row>
        <table:table-row table:style-name="ro2">
          <table:table-cell office:value-type="string" calcext:value-type="string">
            <text:p>Latvia (LV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631; 632; 951; 952</text:p>
          </table:table-cell>
          <table:table-cell office:value-type="string" calcext:value-type="string">
            <text:p>11; 111; 133; 141; 212; 213; 224; 225; 262; 313; 323; 324; 352; 411; 613; 622; 634; 731; 732; 742; 754; 811; 812; 813; 814; 816; 831</text:p>
          </table:table-cell>
        </table:table-row>
        <table:table-row table:style-name="ro2">
          <table:table-cell office:value-type="string" calcext:value-type="string">
            <text:p>Latvia (LV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10; Not applicable; Not stated</text:p>
          </table:table-cell>
          <table:table-cell office:value-type="string" calcext:value-type="string">
            <text:p>223; 411; 613; 631; 632; 952</text:p>
          </table:table-cell>
          <table:table-cell office:value-type="string" calcext:value-type="string">
            <text:p>11; 212; 213; 224; 225; 262; 314; 323; 324; 412; 622; 634; 731; 732; 742; 754; 811; 812; 813; 814; 816; 951</text:p>
          </table:table-cell>
        </table:table-row>
        <table:table-row table:style-name="ro2">
          <table:table-cell office:value-type="string" calcext:value-type="string">
            <text:p>Latvia (LV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631; 632; 952</text:p>
          </table:table-cell>
          <table:table-cell office:value-type="string" calcext:value-type="string">
            <text:p>11; 141; 212; 213; 224; 225; 314; 323; 324; 352; 411; 412; 511; 521; 613; 622; 634; 713; 731; 732; 742; 811; 812; 813; 814; 816; 831; 951</text:p>
          </table:table-cell>
        </table:table-row>
        <table:table-row table:style-name="ro2">
          <table:table-cell office:value-type="string" calcext:value-type="string">
            <text:p>Latvia (LV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323; 631; 632; 952</text:p>
          </table:table-cell>
          <table:table-cell office:value-type="string" calcext:value-type="string">
            <text:p>11; 133; 141; 212; 213; 224; 225; 313; 314; 324; 352; 411; 412; 511; 613; 622; 634; 713; 731; 732; 742; 754; 811; 812; 813; 814; 816; 951</text:p>
          </table:table-cell>
        </table:table-row>
        <table:table-row table:style-name="ro4">
          <table:table-cell office:value-type="string" calcext:value-type="string">
            <text:p>Montenegro (ME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Montenegro (ME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Montenegro (ME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Montenegro (ME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Montenegro (ME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Montenegro (ME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Montenegro (ME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Montenegro (ME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Montenegro (ME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Montenegro (ME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Montenegro (ME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7">
          <table:table-cell office:value-type="string" calcext:value-type="string">
            <text:p>Montenegro (ME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224; 323; 951; 952</text:p>
          </table:table-cell>
          <table:table-cell office:value-type="string" calcext:value-type="string">
            <text:p>11; 21; 31; 111; 112; 121; 122; 131; 132; 133; 134; 142; 211; 212; 213; 215; 216; 222; 225; 226; 231; 235; 243; 251; 252; 262; 265; 312; 313; 314; 324; 325; 341; 342; 343; 351; 352; 441; 511; 515; 516; 521; 523; 531; 532; 611; 621; 622; 631; 632; 633; 634; 713; 721; 722; 731; 732; 742; 752; 753; 754; 811; 812; 813; 814; 815; 816; 817; 818; 821; 831; 912; 932; 941; 962</text:p>
          </table:table-cell>
        </table:table-row>
        <table:table-row table:style-name="ro7">
          <table:table-cell office:value-type="string" calcext:value-type="string">
            <text:p>Montenegro (ME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00; Not applicable</text:p>
          </table:table-cell>
          <table:table-cell office:value-type="string" calcext:value-type="string">
            <text:p>131; 133; 223; 224; 323; 951; 952</text:p>
          </table:table-cell>
          <table:table-cell office:value-type="string" calcext:value-type="string">
            <text:p>11; 21; 31; 111; 112; 121; 122; 134; 141; 142; 211; 212; 213; 216; 222; 225; 226; 231; 235; 242; 243; 251; 252; 262; 264; 265; 313; 314; 324; 325; 342; 343; 351; 352; 511; 515; 516; 521; 523; 524; 531; 532; 621; 622; 631; 632; 633; 634; 711; 713; 721; 722; 731; 732; 742; 753; 754; 811; 813; 814; 815; 816; 817; 818; 821; 831; 835; 912; 931; 932; 961; 962</text:p>
          </table:table-cell>
        </table:table-row>
        <table:table-row table:style-name="ro7">
          <table:table-cell office:value-type="string" calcext:value-type="string">
            <text:p>Montenegro (ME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12; 223; 224; 323; 631; 633; 634; 754; 951; 952</text:p>
          </table:table-cell>
          <table:table-cell office:value-type="string" calcext:value-type="string">
            <text:p>11; 21; 31; 111; 112; 121; 122; 131; 133; 134; 142; 211; 213; 215; 222; 225; 231; 235; 242; 251; 252; 262; 265; 313; 314; 324; 325; 342; 343; 351; 352; 511; 515; 516; 521; 523; 524; 531; 532; 611; 621; 622; 632; 713; 721; 722; 731; 732; 742; 752; 753; 811; 812; 813; 814; 815; 816; 817; 818; 821; 831; 834; 835; 912; 931; 932; 941; 961; 962</text:p>
          </table:table-cell>
        </table:table-row>
        <table:table-row table:style-name="ro7">
          <table:table-cell office:value-type="string" calcext:value-type="string">
            <text:p>Montenegro (ME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12; 223; 224; 323; 631; 634; 754; 951; 952</text:p>
          </table:table-cell>
          <table:table-cell office:value-type="string" calcext:value-type="string">
            <text:p>11; 21; 31; 111; 112; 121; 122; 133; 134; 142; 211; 213; 222; 225; 231; 233; 235; 242; 243; 251; 252; 262; 265; 313; 314; 315; 324; 341; 342; 343; 351; 352; 412; 511; 516; 523; 524; 531; 532; 611; 621; 622; 632; 633; 721; 731; 732; 742; 753; 811; 812; 813; 814; 815; 816; 817; 818; 831; 834; 835; 912; 931; 932; 961</text:p>
          </table:table-cell>
        </table:table-row>
        <table:table-row table:style-name="ro7">
          <table:table-cell office:value-type="string" calcext:value-type="string">
            <text:p>Montenegro (ME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22; 131; 212; 223; 224; 323; 754; 813; 815; 951; 952</text:p>
          </table:table-cell>
          <table:table-cell office:value-type="string" calcext:value-type="string">
            <text:p>11; 21; 31; 111; 121; 133; 134; 211; 213; 216; 222; 225; 231; 233; 235; 251; 252; 262; 265; 312; 313; 314; 315; 321; 324; 341; 342; 343; 351; 352; 412; 511; 515; 516; 521; 523; 524; 531; 532; 611; 621; 622; 631; 632; 634; 721; 722; 731; 732; 742; 753; 811; 812; 814; 816; 817; 818; 821; 831; 835; 912; 932; 933; 941; 961</text:p>
          </table:table-cell>
        </table:table-row>
        <table:table-row table:style-name="ro7">
          <table:table-cell office:value-type="string" calcext:value-type="string">
            <text:p>Montenegro (ME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133; 224; 323; 531; 613; 754; 815; 951; 952</text:p>
          </table:table-cell>
          <table:table-cell office:value-type="string" calcext:value-type="string">
            <text:p>11; 21; 31; 111; 121; 122; 134; 142; 211; 212; 213; 216; 222; 223; 225; 231; 233; 235; 251; 252; 262; 265; 312; 313; 314; 315; 321; 324; 325; 334; 341; 342; 343; 351; 352; 412; 413; 441; 511; 515; 516; 521; 524; 532; 611; 612; 621; 622; 631; 634; 713; 721; 722; 731; 732; 742; 753; 811; 812; 813; 814; 816; 817; 818; 831; 912; 932; 961</text:p>
          </table:table-cell>
        </table:table-row>
        <table:table-row table:style-name="ro7">
          <table:table-cell office:value-type="string" calcext:value-type="string">
            <text:p>Montenegro (ME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133; 212; 223; 224; 323; 731; 815; 951; 952</text:p>
          </table:table-cell>
          <table:table-cell office:value-type="string" calcext:value-type="string">
            <text:p>11; 21; 31; 111; 121; 122; 134; 142; 211; 213; 216; 222; 225; 231; 233; 235; 242; 243; 252; 262; 265; 312; 313; 314; 315; 321; 324; 325; 341; 342; 343; 351; 352; 413; 511; 516; 521; 523; 524; 531; 532; 611; 612; 613; 621; 622; 631; 634; 713; 721; 732; 742; 752; 753; 754; 811; 812; 813; 814; 816; 817; 818; 831; 912; 932</text:p>
          </table:table-cell>
        </table:table-row>
        <table:table-row table:style-name="ro7">
          <table:table-cell office:value-type="string" calcext:value-type="string">
            <text:p>Montenegro (ME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133; 211; 223; 224; 323; 613; 634; 951; 952</text:p>
          </table:table-cell>
          <table:table-cell office:value-type="string" calcext:value-type="string">
            <text:p>11; 21; 31; 111; 121; 122; 134; 141; 142; 212; 213; 221; 222; 225; 226; 231; 233; 235; 242; 251; 252; 262; 265; 312; 313; 314; 315; 324; 325; 341; 342; 343; 351; 352; 511; 516; 521; 523; 524; 531; 532; 611; 612; 621; 622; 631; 721; 722; 731; 732; 742; 752; 753; 754; 811; 812; 813; 814; 815; 816; 817; 818; 831; 834; 912; 932</text:p>
          </table:table-cell>
        </table:table-row>
        <table:table-row table:style-name="ro7">
          <table:table-cell office:value-type="string" calcext:value-type="string">
            <text:p>Montenegro (ME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22; 131; 133; 224; 323; 754; 951; 952</text:p>
          </table:table-cell>
          <table:table-cell office:value-type="string" calcext:value-type="string">
            <text:p>11; 21; 31; 111; 121; 132; 134; 142; 211; 212; 213; 215; 222; 223; 225; 231; 233; 235; 242; 252; 262; 265; 312; 313; 314; 315; 324; 325; 334; 341; 343; 351; 352; 412; 515; 516; 521; 523; 524; 531; 532; 611; 613; 621; 622; 631; 634; 722; 731; 732; 742; 753; 811; 812; 813; 814; 815; 816; 817; 818; 831; 912; 932; 961; 962</text:p>
          </table:table-cell>
        </table:table-row>
        <table:table-row table:style-name="ro7">
          <table:table-cell office:value-type="string" calcext:value-type="string">
            <text:p>Montenegro (ME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3; 224; 323; 324; 634; 754; 813; 951; 952</text:p>
          </table:table-cell>
          <table:table-cell office:value-type="string" calcext:value-type="string">
            <text:p>11; 21; 31; 111; 121; 122; 131; 132; 134; 142; 211; 212; 213; 215; 222; 223; 225; 231; 233; 235; 242; 251; 252; 262; 264; 265; 312; 313; 314; 315; 325; 334; 341; 342; 343; 351; 352; 412; 413; 511; 515; 516; 521; 523; 524; 531; 532; 611; 613; 621; 622; 631; 713; 721; 722; 731; 732; 742; 753; 811; 812; 814; 815; 816; 817; 818; 821; 831; 912; 932; 933; 941; 961</text:p>
          </table:table-cell>
        </table:table-row>
        <table:table-row table:style-name="ro6">
          <table:table-cell office:value-type="string" calcext:value-type="string">
            <text:p>Montenegro (ME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6">
          <table:table-cell office:value-type="string" calcext:value-type="string">
            <text:p>Montenegro (ME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4">
          <table:table-cell office:value-type="string" calcext:value-type="string">
            <text:p>North Macedonia (MK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North Macedonia (MK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North Macedonia (MK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North Macedonia (MK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North Macedonia (MK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North Macedonia (MK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2">
          <table:table-cell office:value-type="string" calcext:value-type="string">
            <text:p>North Macedonia (MK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2; 223; 234; 521; 817</text:p>
          </table:table-cell>
          <table:table-cell office:value-type="string" calcext:value-type="string">
            <text:p>114; 121; 123; 211; 246; 333; 346; 348; 613; 615; 731; 733; 744; 813; 814; 822; 824; 834; 912; 914</text:p>
          </table:table-cell>
        </table:table-row>
        <table:table-row table:style-name="ro2">
          <table:table-cell office:value-type="string" calcext:value-type="string">
            <text:p>North Macedonia (MK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234; 521; 615; 817</text:p>
          </table:table-cell>
          <table:table-cell office:value-type="string" calcext:value-type="string">
            <text:p>114; 211; 212; 314; 333; 346; 348; 511; 613; 733; 812; 813; 814; 822; 824; 831; 834; 912; 914</text:p>
          </table:table-cell>
        </table:table-row>
        <table:table-row table:style-name="ro2">
          <table:table-cell office:value-type="string" calcext:value-type="string">
            <text:p>North Macedonia (MK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615; 817; 912</text:p>
          </table:table-cell>
          <table:table-cell office:value-type="string" calcext:value-type="string">
            <text:p>114; 121; 211; 212; 234; 314; 333; 346; 348; 511; 521; 613; 732; 733; 744; 813; 822; 824; 834; 914; 916</text:p>
          </table:table-cell>
        </table:table-row>
        <table:table-row table:style-name="ro2">
          <table:table-cell office:value-type="string" calcext:value-type="string">
            <text:p>North Macedonia (MK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234; 613; 615; 817; 912</text:p>
          </table:table-cell>
          <table:table-cell office:value-type="string" calcext:value-type="string">
            <text:p>114; 121; 123; 211; 212; 246; 314; 333; 346; 348; 511; 521; 612; 732; 733; 744; 811; 813; 822; 824; 834; 914</text:p>
          </table:table-cell>
        </table:table-row>
        <table:table-row table:style-name="ro2">
          <table:table-cell office:value-type="string" calcext:value-type="string">
            <text:p>North Macedonia (MK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234; 521; 613; 817; 912</text:p>
          </table:table-cell>
          <table:table-cell office:value-type="string" calcext:value-type="string">
            <text:p>114; 121; 211; 212; 246; 314; 333; 334; 346; 511; 612; 615; 732; 733; 812; 813; 815; 822; 824; 834; 914</text:p>
          </table:table-cell>
        </table:table-row>
        <table:table-row table:style-name="ro1">
          <table:table-cell office:value-type="string" calcext:value-type="string">
            <text:p>North Macedonia (MK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; 31; 223; 224; 323; 613; 631; 632; 633; 634; 754</text:p>
          </table:table-cell>
          <table:table-cell office:value-type="string" calcext:value-type="string">
            <text:p>211; 212; 222; 252; 314; 315; 342; 511; 622; 835; 951; 952</text:p>
          </table:table-cell>
        </table:table-row>
        <table:table-row table:style-name="ro1">
          <table:table-cell office:value-type="string" calcext:value-type="string">
            <text:p>North Macedonia (MK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; 31; 224; 323; 622; 631; 632; 633; 634; 835</text:p>
          </table:table-cell>
          <table:table-cell office:value-type="string" calcext:value-type="string">
            <text:p>211; 212; 223; 232; 252; 315; 324; 511; 754; 813; 831; 951; 952</text:p>
          </table:table-cell>
        </table:table-row>
        <table:table-row table:style-name="ro1">
          <table:table-cell office:value-type="string" calcext:value-type="string">
            <text:p>North Macedonia (MK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; 31; 224; 323; 631; 632; 633; 634; 835; 951; 952</text:p>
          </table:table-cell>
          <table:table-cell office:value-type="string" calcext:value-type="string">
            <text:p>111; 121; 133; 211; 212; 223; 225; 252; 315; 324; 511; 622; 754; 813</text:p>
          </table:table-cell>
        </table:table-row>
        <table:table-row table:style-name="ro1">
          <table:table-cell office:value-type="string" calcext:value-type="string">
            <text:p>North Macedonia (MK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20; Not applicable</text:p>
          </table:table-cell>
          <table:table-cell office:value-type="string" calcext:value-type="string">
            <text:p>21; 31; 224; 323; 631; 632; 633; 634</text:p>
          </table:table-cell>
          <table:table-cell office:value-type="string" calcext:value-type="string">
            <text:p>121; 133; 211; 212; 223; 225; 252; 314; 315; 324; 613; 622; 754; 835; 951; 952</text:p>
          </table:table-cell>
        </table:table-row>
        <table:table-row table:style-name="ro1">
          <table:table-cell office:value-type="string" calcext:value-type="string">
            <text:p>North Macedonia (MK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0; Not applicable</text:p>
          </table:table-cell>
          <table:table-cell office:value-type="string" calcext:value-type="string">
            <text:p>21; 31; 224; 323; 631; 632; 633; 634; 951; 952</text:p>
          </table:table-cell>
          <table:table-cell office:value-type="string" calcext:value-type="string">
            <text:p>111; 121; 133; 211; 212; 223; 225; 314; 315; 324; 511; 613; 622; 754; 835; 941</text:p>
          </table:table-cell>
        </table:table-row>
        <table:table-row table:style-name="ro1">
          <table:table-cell office:value-type="string" calcext:value-type="string">
            <text:p>North Macedonia (MK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0; 600; 800; Not applicable</text:p>
          </table:table-cell>
          <table:table-cell office:value-type="string" calcext:value-type="string">
            <text:p>21; 31; 224; 323; 631; 632; 633; 634; 952</text:p>
          </table:table-cell>
          <table:table-cell office:value-type="string" calcext:value-type="string">
            <text:p>133; 211; 212; 223; 315; 324; 511; 622; 813; 835; 951</text:p>
          </table:table-cell>
        </table:table-row>
        <table:table-row table:style-name="ro1">
          <table:table-cell office:value-type="string" calcext:value-type="string">
            <text:p>North Macedonia (MK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0; 250; Not applicable</text:p>
          </table:table-cell>
          <table:table-cell office:value-type="string" calcext:value-type="string">
            <text:p>21; 31; 223; 224; 323; 622; 631; 632; 633; 634; 952</text:p>
          </table:table-cell>
          <table:table-cell office:value-type="string" calcext:value-type="string">
            <text:p>133; 211; 212; 315; 324; 511; 754; 835; 951</text:p>
          </table:table-cell>
        </table:table-row>
        <table:table-row table:style-name="ro1">
          <table:table-cell office:value-type="string" calcext:value-type="string">
            <text:p>North Macedonia (MK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1; 31; 223; 224; 323; 631; 632; 633; 634; 952</text:p>
          </table:table-cell>
          <table:table-cell office:value-type="string" calcext:value-type="string">
            <text:p>111; 133; 212; 315; 324; 511; 622; 754; 835; 951</text:p>
          </table:table-cell>
        </table:table-row>
        <table:table-row table:style-name="ro1">
          <table:table-cell office:value-type="string" calcext:value-type="string">
            <text:p>North Macedonia (MK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1; 31; 224; 323; 631; 632; 633; 634; 952</text:p>
          </table:table-cell>
          <table:table-cell office:value-type="string" calcext:value-type="string">
            <text:p>111; 133; 211; 212; 223; 232; 315; 324; 511; 622; 754; 813; 835; 951</text:p>
          </table:table-cell>
        </table:table-row>
        <table:table-row table:style-name="ro1">
          <table:table-cell office:value-type="string" calcext:value-type="string">
            <text:p>North Macedonia (MK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1; 31; 223; 224; 323; 631; 632; 633; 634; 952</text:p>
          </table:table-cell>
          <table:table-cell office:value-type="string" calcext:value-type="string">
            <text:p>111; 121; 133; 211; 212; 324; 511; 622; 754; 835; 951</text:p>
          </table:table-cell>
        </table:table-row>
        <table:table-row table:style-name="ro6">
          <table:table-cell office:value-type="string" calcext:value-type="string">
            <text:p>North Macedonia (MK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6">
          <table:table-cell office:value-type="string" calcext:value-type="string">
            <text:p>North Macedonia (MK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4">
          <table:table-cell office:value-type="string" calcext:value-type="string">
            <text:p>Malta (MT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; 120; 130; 210; 220; 230; 240; 310; 320; 330; 340; 410; 420; 510; 520; 610; 710; 720; 730; 740; 810; 820; 830; 910; 920; 930; Not applicable</text:p>
          </table:table-cell>
          <table:table-cell office:value-type="string" calcext:value-type="string">
            <text:p>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Malta (MT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; 120; 130; 210; 220; 230; 240; 310; 320; 330; 340; 410; 420; 510; 520; 610; 710; 720; 730; 740; 810; 820; 830; 910; 920; 930; Not applicable; Not stated</text:p>
          </table:table-cell>
          <table:table-cell office:value-type="string" calcext:value-type="string">
            <text:p>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114; 212; 232; 233; 234; 331; 332; 334; 348; 419; 521; 613; 614; 732; 733; 744; 812; 813; 814; 815; 817; 831; 912; 921</text:p>
          </table:table-cell>
          <table:table-cell office:value-type="string" calcext:value-type="string">
            <text:p>111; 211; 221; 235; 244; 246; 247; 313; 321; 322; 345; 612; 711; 722; 731; 742; 743; 811; 816; 822; 824; 825; 834; 916; 932</text:p>
          </table:table-cell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; 110; 520; 720; Not applicable</text:p>
          </table:table-cell>
          <table:table-cell office:value-type="string" calcext:value-type="string">
            <text:p>10; 114; 212; 345; 348; 419; 521; 613; 614; 744; 811; 812; 813; 814; 815; 817; 831; 912; 921</text:p>
          </table:table-cell>
          <table:table-cell office:value-type="string" calcext:value-type="string">
            <text:p>111; 211; 221; 234; 235; 243; 244; 245; 246; 247; 313; 321; 333; 342; 346; 615; 722; 731; 732; 733; 734; 742; 743; 816; 821; 822; 824; 825; 911; 914; 916</text:p>
          </table:table-cell>
        </table:table-row>
        <table:table-row table:style-name="ro3">
          <table:table-cell office:value-type="string" calcext:value-type="string">
            <text:p>Malta (MT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; 520; Not applicable</text:p>
          </table:table-cell>
          <table:table-cell office:value-type="string" calcext:value-type="string">
            <text:p>10; 114; 212; 235; 244; 348; 419; 521; 613; 614; 744; 812; 813; 814; 815; 817; 831; 911; 912; 921</text:p>
          </table:table-cell>
          <table:table-cell office:value-type="string" calcext:value-type="string">
            <text:p>111; 211; 221; 223; 234; 243; 245; 246; 313; 321; 331; 332; 342; 345; 346; 711; 722; 731; 732; 733; 742; 743; 811; 816; 821; 822; 824; 827; 834; 914; 916; 932</text:p>
          </table:table-cell>
        </table:table-row>
        <table:table-row table:style-name="ro3">
          <table:table-cell office:value-type="string" calcext:value-type="string">
            <text:p>Malta (MT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; 520; Not applicable</text:p>
          </table:table-cell>
          <table:table-cell office:value-type="string" calcext:value-type="string">
            <text:p>10; 114; 348; 419; 521; 613; 614; 733; 744; 812; 813; 814; 815; 817; 831; 912; 921</text:p>
          </table:table-cell>
          <table:table-cell office:value-type="string" calcext:value-type="string">
            <text:p>111; 211; 212; 221; 234; 235; 243; 246; 247; 313; 314; 322; 334; 342; 345; 346; 612; 615; 711; 722; 731; 732; 742; 743; 811; 816; 821; 822; 824; 834; 911; 914; 916; 932</text:p>
          </table:table-cell>
        </table:table-row>
        <table:table-row table:style-name="ro3">
          <table:table-cell office:value-type="string" calcext:value-type="string">
            <text:p>Malta (MT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1; 410; 520; Not applicable</text:p>
          </table:table-cell>
          <table:table-cell office:value-type="string" calcext:value-type="string">
            <text:p>114; 348; 521; 613; 614; 733; 813; 814; 817; 911; 912; 921</text:p>
          </table:table-cell>
          <table:table-cell office:value-type="string" calcext:value-type="string">
            <text:p>10; 211; 212; 221; 234; 235; 243; 244; 246; 313; 334; 345; 346; 419; 612; 711; 722; 731; 732; 742; 743; 744; 811; 812; 815; 816; 821; 824; 825; 831; 834; 914; 916</text:p>
          </table:table-cell>
        </table:table-row>
        <table:table-row table:style-name="ro3">
          <table:table-cell office:value-type="string" calcext:value-type="string">
            <text:p>Malta (MT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; 300; Not applicable</text:p>
          </table:table-cell>
          <table:table-cell office:value-type="string" calcext:value-type="string">
            <text:p>10; 114; 348; 521; 613; 614; 733; 742; 817; 911; 912; 921</text:p>
          </table:table-cell>
          <table:table-cell office:value-type="string" calcext:value-type="string">
            <text:p>111; 211; 212; 221; 234; 235; 243; 245; 246; 247; 314; 322; 331; 334; 345; 346; 414; 419; 612; 615; 711; 722; 731; 732; 743; 744; 811; 812; 813; 814; 815; 816; 821; 824; 831; 834; 914; 916</text:p>
          </table:table-cell>
        </table:table-row>
        <table:table-row table:style-name="ro3">
          <table:table-cell office:value-type="string" calcext:value-type="string">
            <text:p>Malta (MT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; 110; Not applicable</text:p>
          </table:table-cell>
          <table:table-cell office:value-type="string" calcext:value-type="string">
            <text:p>10; 114; 348; 521; 613; 614; 733; 742; 814; 817; 831; 912</text:p>
          </table:table-cell>
          <table:table-cell office:value-type="string" calcext:value-type="string">
            <text:p>111; 211; 212; 221; 234; 235; 243; 245; 246; 314; 331; 334; 345; 346; 419; 722; 731; 732; 743; 744; 811; 812; 813; 815; 816; 821; 824; 834; 911; 914; 916; 921</text:p>
          </table:table-cell>
        </table:table-row>
        <table:table-row table:style-name="ro3">
          <table:table-cell office:value-type="string" calcext:value-type="string">
            <text:p>Malta (MT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; 110; 830; Not applicable</text:p>
          </table:table-cell>
          <table:table-cell office:value-type="string" calcext:value-type="string">
            <text:p>10; 114; 521; 613; 733; 814; 815; 817; 912</text:p>
          </table:table-cell>
          <table:table-cell office:value-type="string" calcext:value-type="string">
            <text:p>111; 211; 212; 221; 234; 235; 243; 246; 331; 334; 345; 346; 348; 419; 511; 612; 614; 615; 711; 722; 731; 732; 742; 743; 744; 811; 812; 813; 816; 821; 824; 826; 831; 834; 911; 914; 916; 921</text:p>
          </table:table-cell>
        </table:table-row>
        <table:table-row table:style-name="ro3">
          <table:table-cell office:value-type="string" calcext:value-type="string">
            <text:p>Malta (MT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; 110; Not applicable</text:p>
          </table:table-cell>
          <table:table-cell office:value-type="string" calcext:value-type="string">
            <text:p>10; 111; 348; 521; 613; 733; 813; 814; 817; 831; 912</text:p>
          </table:table-cell>
          <table:table-cell office:value-type="string" calcext:value-type="string">
            <text:p>114; 211; 212; 221; 234; 235; 243; 246; 334; 345; 346; 419; 612; 614; 711; 722; 731; 732; 742; 743; 744; 811; 812; 815; 816; 821; 824; 834; 911; 914; 916; 921</text:p>
          </table:table-cell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3; 224; 232; 323; 613; 621; 631; 632; 633; 634; 831; 951; 952</text:p>
          </table:table-cell>
          <table:table-cell office:value-type="string" calcext:value-type="string">
            <text:p>11; 21; 143; 211; 212; 213; 225; 262; 313; 321; 324; 342; 352; 413; 516; 612; 622; 722; 731; 742; 752; 753; 811; 812; 815; 817; 818; 835; 912; 921; 961</text:p>
          </table:table-cell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31; 223; 224; 232; 323; 613; 621; 631; 632; 633; 634; 817; 831; 951; 952</text:p>
          </table:table-cell>
          <table:table-cell office:value-type="string" calcext:value-type="string">
            <text:p>11; 21; 143; 211; 212; 213; 225; 262; 313; 324; 352; 413; 512; 516; 612; 622; 722; 731; 742; 752; 753; 811; 812; 815; 818; 835; 921; 961</text:p>
          </table:table-cell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0; Not applicable</text:p>
          </table:table-cell>
          <table:table-cell office:value-type="string" calcext:value-type="string">
            <text:p>131; 223; 224; 323; 413; 621; 631; 632; 633; 634; 812; 817; 952</text:p>
          </table:table-cell>
          <table:table-cell office:value-type="string" calcext:value-type="string">
            <text:p>11; 21; 211; 212; 213; 215; 225; 262; 313; 324; 516; 612; 613; 622; 731; 753; 811; 818; 831; 835; 912; 921; 951; 961</text:p>
          </table:table-cell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3; 323; 621; 631; 632; 633; 634; 817; 951; 952</text:p>
          </table:table-cell>
          <table:table-cell office:value-type="string" calcext:value-type="string">
            <text:p>11; 21; 211; 212; 213; 224; 225; 252; 262; 313; 324; 341; 413; 516; 612; 613; 622; 731; 742; 811; 812; 818; 831; 921; 961</text:p>
          </table:table-cell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50; Not applicable</text:p>
          </table:table-cell>
          <table:table-cell office:value-type="string" calcext:value-type="string">
            <text:p>11; 131; 323; 324; 613; 621; 631; 632; 633; 634; 817; 831; 952</text:p>
          </table:table-cell>
          <table:table-cell office:value-type="string" calcext:value-type="string">
            <text:p>21; 211; 212; 213; 223; 224; 225; 232; 252; 262; 313; 413; 731; 742; 811; 812; 818; 835; 921; 951; 961</text:p>
          </table:table-cell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0; 700; Not applicable</text:p>
          </table:table-cell>
          <table:table-cell office:value-type="string" calcext:value-type="string">
            <text:p>131; 211; 224; 323; 621; 631; 632; 633; 634; 817; 818; 952</text:p>
          </table:table-cell>
          <table:table-cell office:value-type="string" calcext:value-type="string">
            <text:p>11; 142; 212; 223; 225; 232; 252; 262; 313; 324; 341; 413; 516; 612; 613; 742; 811; 812; 831; 835; 912; 921; 951; 961</text:p>
          </table:table-cell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323; 621; 631; 632; 633; 634; 817; 951; 952</text:p>
          </table:table-cell>
          <table:table-cell office:value-type="string" calcext:value-type="string">
            <text:p>11; 21; 211; 223; 224; 225; 232; 262; 313; 324; 341; 413; 516; 612; 613; 742; 811; 812; 815; 816; 818; 831; 835; 921; 961</text:p>
          </table:table-cell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11; 224; 323; 621; 631; 632; 633; 634; 817; 921; 951; 952</text:p>
          </table:table-cell>
          <table:table-cell office:value-type="string" calcext:value-type="string">
            <text:p>11; 21; 212; 223; 232; 262; 313; 324; 516; 612; 613; 742; 811; 812; 816; 818; 831; 835; 961</text:p>
          </table:table-cell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3; 224; 323; 613; 621; 631; 632; 633; 634; 817; 921; 951; 952</text:p>
          </table:table-cell>
          <table:table-cell office:value-type="string" calcext:value-type="string">
            <text:p>11; 211; 212; 262; 313; 324; 341; 413; 512; 516; 612; 622; 742; 753; 811; 812; 818; 831; 835; 912; 961</text:p>
          </table:table-cell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4; 323; 613; 621; 631; 632; 633; 634; 951; 952</text:p>
          </table:table-cell>
          <table:table-cell office:value-type="string" calcext:value-type="string">
            <text:p>11; 21; 211; 212; 223; 225; 252; 262; 313; 324; 341; 352; 412; 413; 512; 516; 612; 622; 731; 753; 811; 812; 817; 818; 831; 835; 912; 921; 961</text:p>
          </table:table-cell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4; 323; 613; 621; 631; 632; 633; 634; 812; 831; 952</text:p>
          </table:table-cell>
          <table:table-cell office:value-type="string" calcext:value-type="string">
            <text:p>11; 21; 211; 215; 223; 225; 232; 262; 264; 313; 314; 324; 325; 341; 413; 512; 516; 612; 622; 731; 742; 753; 811; 815; 816; 817; 818; 835; 912; 921; 951; 961</text:p>
          </table:table-cell>
        </table:table-row>
        <table:table-row table:style-name="ro2">
          <table:table-cell office:value-type="string" calcext:value-type="string">
            <text:p>Malta (MT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31; 224; 323; 613; 621; 631; 632; 633; 634; 812; 952</text:p>
          </table:table-cell>
          <table:table-cell office:value-type="string" calcext:value-type="string">
            <text:p>11; 21; 211; 212; 215; 223; 225; 232; 262; 313; 314; 324; 325; 341; 352; 413; 516; 612; 622; 722; 731; 753; 811; 816; 817; 818; 831; 921; 951; 961</text:p>
          </table:table-cell>
        </table:table-row>
        <table:table-row table:style-name="ro1">
          <table:table-cell office:value-type="string" calcext:value-type="string">
            <text:p>Netherlands (NL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; 230; 410; 700; 800; 820; 900; Not applicable; Not stated</text:p>
          </table:table-cell>
          <table:table-cell office:value-type="string" calcext:value-type="string">
            <text:p>10; 331; 332; 333; 817; 912</text:p>
          </table:table-cell>
          <table:table-cell office:value-type="string" calcext:value-type="string">
            <text:p>348; 521; 711; 733</text:p>
          </table:table-cell>
        </table:table-row>
        <table:table-row table:style-name="ro1">
          <table:table-cell office:value-type="string" calcext:value-type="string">
            <text:p>Netherlands (NL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1; 230; 410; 800; 820; 900; Not applicable; Not stated</text:p>
          </table:table-cell>
          <table:table-cell office:value-type="string" calcext:value-type="string">
            <text:p>10; 331; 332; 333; 817; 912</text:p>
          </table:table-cell>
          <table:table-cell office:value-type="string" calcext:value-type="string">
            <text:p>348; 521; 614; 711; 733; 811</text:p>
          </table:table-cell>
        </table:table-row>
        <table:table-row table:style-name="ro1">
          <table:table-cell office:value-type="string" calcext:value-type="string">
            <text:p>Netherlands (NL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; 230; 410; 800; 820; 900; Not applicable; Not stated</text:p>
          </table:table-cell>
          <table:table-cell office:value-type="string" calcext:value-type="string">
            <text:p>10; 332; 333; 521; 817; 912</text:p>
          </table:table-cell>
          <table:table-cell office:value-type="string" calcext:value-type="string">
            <text:p>614; 711; 733; 811</text:p>
          </table:table-cell>
        </table:table-row>
        <table:table-row table:style-name="ro1">
          <table:table-cell office:value-type="string" calcext:value-type="string">
            <text:p>Netherlands (NL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; 230; 410; 800; 820; 900; Not applicable; Not stated</text:p>
          </table:table-cell>
          <table:table-cell office:value-type="string" calcext:value-type="string">
            <text:p>10; 332; 333; 817; 912</text:p>
          </table:table-cell>
          <table:table-cell office:value-type="string" calcext:value-type="string">
            <text:p>348; 521; 614; 711; 733; 811</text:p>
          </table:table-cell>
        </table:table-row>
        <table:table-row table:style-name="ro2">
          <table:table-cell office:value-type="string" calcext:value-type="string">
            <text:p>Netherlands (NL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; 11; 120; 200; 210; 220; 230; 300; 320; 340; 410; 420; 510; 700; 720; 740; 800; 820; 830; 900; Not applicable; Not stated</text:p>
          </table:table-cell>
          <table:table-cell office:value-type="string" calcext:value-type="string">
            <text:p>10; 332; 333; 817; 912</text:p>
          </table:table-cell>
          <table:table-cell office:value-type="string" calcext:value-type="string">
            <text:p>348; 521; 614; 711; 733; 811</text:p>
          </table:table-cell>
        </table:table-row>
        <table:table-row table:style-name="ro2">
          <table:table-cell office:value-type="string" calcext:value-type="string">
            <text:p>Netherlands (NL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; 11; 120; 200; 210; 220; 230; 300; 340; 410; 510; 700; 720; 740; 800; 820; 830; 900; 930; Not applicable; Not stated</text:p>
          </table:table-cell>
          <table:table-cell office:value-type="string" calcext:value-type="string">
            <text:p>10; 332; 333; 817; 912</text:p>
          </table:table-cell>
          <table:table-cell office:value-type="string" calcext:value-type="string">
            <text:p>348; 521; 614; 711; 732; 733; 811</text:p>
          </table:table-cell>
        </table:table-row>
        <table:table-row table:style-name="ro1">
          <table:table-cell office:value-type="string" calcext:value-type="string">
            <text:p>Netherlands (NL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1; 230; 410; 800; 820; 900; Not applicable; Not stated</text:p>
          </table:table-cell>
          <table:table-cell office:value-type="string" calcext:value-type="string">
            <text:p>10; 332; 333; 817; 912</text:p>
          </table:table-cell>
          <table:table-cell office:value-type="string" calcext:value-type="string">
            <text:p>348; 521; 614; 711; 733</text:p>
          </table:table-cell>
        </table:table-row>
        <table:table-row table:style-name="ro1">
          <table:table-cell office:value-type="string" calcext:value-type="string">
            <text:p>Netherlands (NL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; 230; 410; 800; 820; 900; Not applicable; Not stated</text:p>
          </table:table-cell>
          <table:table-cell office:value-type="string" calcext:value-type="string">
            <text:p>10; 332; 333; 817; 912</text:p>
          </table:table-cell>
          <table:table-cell office:value-type="string" calcext:value-type="string">
            <text:p>348; 521; 614; 711; 733; 811</text:p>
          </table:table-cell>
        </table:table-row>
        <table:table-row table:style-name="ro1">
          <table:table-cell office:value-type="string" calcext:value-type="string">
            <text:p>Netherlands (NL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; 230; 410; 700; 800; 820; 900; Not applicable; Not stated</text:p>
          </table:table-cell>
          <table:table-cell office:value-type="string" calcext:value-type="string">
            <text:p>10; 332; 333; 817; 912</text:p>
          </table:table-cell>
          <table:table-cell office:value-type="string" calcext:value-type="string">
            <text:p>348; 521; 614; 711; 733; 811; 834</text:p>
          </table:table-cell>
        </table:table-row>
        <table:table-row table:style-name="ro1">
          <table:table-cell office:value-type="string" calcext:value-type="string">
            <text:p>Netherlands (NL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1; 230; 410; 700; 800; 820; 900; Not applicable; Not stated</text:p>
          </table:table-cell>
          <table:table-cell office:value-type="string" calcext:value-type="string">
            <text:p>10; 332; 333; 817; 912</text:p>
          </table:table-cell>
          <table:table-cell office:value-type="string" calcext:value-type="string">
            <text:p>348; 614; 711; 733; 811</text:p>
          </table:table-cell>
        </table:table-row>
        <table:table-row table:style-name="ro1">
          <table:table-cell office:value-type="string" calcext:value-type="string">
            <text:p>Netherlands (NL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; 230; 410; 700; 800; 820; 900; Not applicable; Not stated</text:p>
          </table:table-cell>
          <table:table-cell office:value-type="string" calcext:value-type="string">
            <text:p>10; 332; 333; 817; 912</text:p>
          </table:table-cell>
          <table:table-cell office:value-type="string" calcext:value-type="string">
            <text:p>348; 521; 614; 711; 732; 733</text:p>
          </table:table-cell>
        </table:table-row>
        <table:table-row table:style-name="ro1">
          <table:table-cell office:value-type="string" calcext:value-type="string">
            <text:p>Netherlands (NL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0; 250; 320; 350; 520; 750; Not applicable; Not stated</text:p>
          </table:table-cell>
          <table:table-cell office:value-type="string" calcext:value-type="string">
            <text:p>224; 323; 631; 632; 633; 634; 951; 952</text:p>
          </table:table-cell>
          <table:table-cell office:value-type="string" calcext:value-type="string">
            <text:p>131; 234; 324; 621</text:p>
          </table:table-cell>
        </table:table-row>
        <table:table-row table:style-name="ro3">
          <table:table-cell office:value-type="string" calcext:value-type="string">
            <text:p>Netherlands (N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; 110; 120; 130; 200; 210; 230; 250; 300; 310; 320; 330; 350; 400; 410; 500; 510; 520; 530; 600; 610; 700; 710; 720; 740; 750; 800; 810; 830; 900; 930; Not applicable; Not stated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131; 224; 323; 324; 621; 951; 952</text:p>
          </table:table-cell>
        </table:table-row>
        <table:table-row table:style-name="ro5">
          <table:table-cell office:value-type="string" calcext:value-type="string">
            <text:p>Netherlands (N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; 110; 120; 130; 140; 200; 210; 220; 230; 240; 250; 260; 300; 310; 320; 330; 340; 350; 400; 410; 440; 500; 510; 520; 530; 600; 610; 700; 710; 720; 730; 740; 750; 800; 810; 820; 830; 900; 910; 920; 930; Not applicable; Not stated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131; 224; 323; 621; 951; 952</text:p>
          </table:table-cell>
        </table:table-row>
        <table:table-row table:style-name="ro3">
          <table:table-cell office:value-type="string" calcext:value-type="string">
            <text:p>Netherlands (N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0; 110; 120; 130; 140; 200; 210; 220; 230; 240; 250; 300; 310; 320; 330; 340; 350; 400; 410; 440; 510; 520; 530; 600; 610; 700; 710; 720; 730; 740; 800; 810; 820; 830; 900; 910; Not applicable; Not stated</text:p>
          </table:table-cell>
          <table:table-cell office:value-type="string" calcext:value-type="string">
            <text:p>323; 631; 632; 633; 634</text:p>
          </table:table-cell>
          <table:table-cell office:value-type="string" calcext:value-type="string">
            <text:p>131; 224; 621; 951; 952</text:p>
          </table:table-cell>
        </table:table-row>
        <table:table-row table:style-name="ro3">
          <table:table-cell office:value-type="string" calcext:value-type="string">
            <text:p>Netherlands (N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; 110; 200; 210; 220; 230; 240; 250; 300; 310; 320; 350; 400; 410; 510; 520; 600; 610; 700; 710; 720; 740; 800; 810; 820; 830; 900; 910; Not applicable; Not stated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131; 224; 323; 621; 951; 952</text:p>
          </table:table-cell>
        </table:table-row>
        <table:table-row table:style-name="ro2">
          <table:table-cell office:value-type="string" calcext:value-type="string">
            <text:p>Netherlands (N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; 110; 200; 210; 220; 230; 240; 250; 310; 350; 400; 410; 520; 610; 700; 710; 810; 830; 900; 910; Not applicable; Not stated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131; 224; 323; 621; 951; 952</text:p>
          </table:table-cell>
        </table:table-row>
        <table:table-row table:style-name="ro3">
          <table:table-cell office:value-type="string" calcext:value-type="string">
            <text:p>Netherlands (NL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00; 140; 200; 210; 230; 240; 250; 260; 300; 320; 330; 350; 400; 410; 500; 520; 530; 610; 700; 710; 720; 730; 740; 800; 810; 830; 900; 910; Not applicable; Not stated</text:p>
          </table:table-cell>
          <table:table-cell office:value-type="string" calcext:value-type="string">
            <text:p>631; 632; 633; 634; 951</text:p>
          </table:table-cell>
          <table:table-cell office:value-type="string" calcext:value-type="string">
            <text:p>131; 224; 323; 621; 952</text:p>
          </table:table-cell>
        </table:table-row>
        <table:table-row table:style-name="ro3">
          <table:table-cell office:value-type="string" calcext:value-type="string">
            <text:p>Netherlands (NL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; 110; 120; 130; 140; 200; 210; 220; 230; 240; 250; 260; 320; 340; 350; 400; 410; 510; 520; 530; 600; 610; 700; 710; 720; 740; 800; 810; 820; 830; 910; Not applicable; Not stated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131; 224; 323; 621; 817; 951; 952</text:p>
          </table:table-cell>
        </table:table-row>
        <table:table-row table:style-name="ro3">
          <table:table-cell office:value-type="string" calcext:value-type="string">
            <text:p>Netherlands (NL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; 110; 120; 130; 140; 200; 210; 220; 230; 240; 250; 260; 320; 330; 340; 350; 400; 410; 420; 440; 500; 510; 520; 530; 700; 710; 720; 740; 750; 800; 810; 820; 830; 900; 910; 920; 930; Not applicable; Not stated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131; 224; 323; 621; 951; 952</text:p>
          </table:table-cell>
        </table:table-row>
        <table:table-row table:style-name="ro3">
          <table:table-cell office:value-type="string" calcext:value-type="string">
            <text:p>Netherlands (NL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; 110; 120; 130; 200; 210; 220; 230; 240; 250; 260; 300; 330; 350; 400; 410; 440; 510; 520; 530; 630; 700; 710; 740; 800; 810; 820; 830; 900; 910; 930; Not applicable; Not stated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131; 224; 323; 621; 951; 952</text:p>
          </table:table-cell>
        </table:table-row>
        <table:table-row table:style-name="ro3">
          <table:table-cell office:value-type="string" calcext:value-type="string">
            <text:p>Netherlands (NL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; 120; 200; 210; 220; 230; 240; 250; 300; 310; 330; 350; 400; 410; 430; 440; 510; 520; 530; 610; 630; 700; 710; 740; 750; 800; 810; 830; 900; 910; 920; 930; Not applicable; Not stated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131; 323; 621; 622; 951; 952</text:p>
          </table:table-cell>
        </table:table-row>
        <table:table-row table:style-name="ro3">
          <table:table-cell office:value-type="string" calcext:value-type="string">
            <text:p>Netherlands (NL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; 110; 120; 130; 140; 200; 210; 220; 230; 240; 250; 300; 310; 320; 330; 350; 400; 410; 440; 510; 520; 540; 600; 610; 630; 700; 710; 730; 740; 800; 810; 820; 830; 900; 910; 920; 930; Not applicable; Not stated</text:p>
          </table:table-cell>
          <table:table-cell office:value-type="string" calcext:value-type="string">
            <text:p>631; 632; 633; 634; 951; 952</text:p>
          </table:table-cell>
          <table:table-cell office:value-type="string" calcext:value-type="string">
            <text:p>131; 621; 622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1; 340; Not applicable; Not stated</text:p>
          </table:table-cell>
          <table:table-cell office:value-type="string" calcext:value-type="string">
            <text:p>10; 233; 247; 333; 419; 521; 733; 817; 829; 911</text:p>
          </table:table-cell>
          <table:table-cell office:value-type="string" calcext:value-type="string">
            <text:p>212; 221; 711; 732; 744; 813; 823; 824; 912; 921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; 340; Not applicable</text:p>
          </table:table-cell>
          <table:table-cell office:value-type="string" calcext:value-type="string">
            <text:p>233; 247; 333; 419; 521; 733; 817; 823; 824; 829; 911; 912</text:p>
          </table:table-cell>
          <table:table-cell office:value-type="string" calcext:value-type="string">
            <text:p>212; 221; 243; 722; 732; 744; 813; 921; 931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; 340; 600; Not applicable; Not stated</text:p>
          </table:table-cell>
          <table:table-cell office:value-type="string" calcext:value-type="string">
            <text:p>233; 247; 333; 419; 521; 614; 744; 817; 823; 824; 829; 911; 912</text:p>
          </table:table-cell>
          <table:table-cell office:value-type="string" calcext:value-type="string">
            <text:p>212; 243; 348; 711; 722; 732; 733; 813; 921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; 340; Not applicable; Not stated</text:p>
          </table:table-cell>
          <table:table-cell office:value-type="string" calcext:value-type="string">
            <text:p>10; 233; 333; 419; 521; 744; 817; 823; 824; 829; 911; 912</text:p>
          </table:table-cell>
          <table:table-cell office:value-type="string" calcext:value-type="string">
            <text:p>212; 711; 732; 733; 813; 921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; 340; Not applicable</text:p>
          </table:table-cell>
          <table:table-cell office:value-type="string" calcext:value-type="string">
            <text:p>233; 333; 419; 521; 733; 817; 824; 829; 911</text:p>
          </table:table-cell>
          <table:table-cell office:value-type="string" calcext:value-type="string">
            <text:p>212; 243; 711; 732; 744; 823; 831; 912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; 11; 340; Not applicable; Not stated</text:p>
          </table:table-cell>
          <table:table-cell office:value-type="string" calcext:value-type="string">
            <text:p>233; 333; 419; 521; 817; 824; 829; 911</text:p>
          </table:table-cell>
          <table:table-cell office:value-type="string" calcext:value-type="string">
            <text:p>10; 212; 711; 732; 733; 744; 823; 831; 912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33; 333; 419; 733; 817; 823; 824; 829; 911; 912</text:p>
          </table:table-cell>
          <table:table-cell office:value-type="string" calcext:value-type="string">
            <text:p>212; 521; 711; 722; 732; 744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33; 333; 419; 817; 823; 824; 829; 911; 912</text:p>
          </table:table-cell>
          <table:table-cell office:value-type="string" calcext:value-type="string">
            <text:p>212; 521; 722; 732; 733; 744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33; 333; 419; 521; 733; 817; 823; 824; 829; 911; 912</text:p>
          </table:table-cell>
          <table:table-cell office:value-type="string" calcext:value-type="string">
            <text:p>732; 744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33; 333; 419; 521; 733; 817; 823; 824; 829; 911; 912</text:p>
          </table:table-cell>
          <table:table-cell office:value-type="string" calcext:value-type="string">
            <text:p>212; 711; 732; 744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33; 333; 419; 521; 744; 817; 823; 824; 829; 911; 912</text:p>
          </table:table-cell>
          <table:table-cell office:value-type="string" calcext:value-type="string">
            <text:p>711; 732; 733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23; 224; 322; 412; 631; 632; 633; 634; 952</text:p>
          </table:table-cell>
          <table:table-cell office:value-type="string" calcext:value-type="string">
            <text:p>324; 413; 521; 951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23; 224; 322; 412; 631; 632; 633; 634; 952</text:p>
          </table:table-cell>
          <table:table-cell office:value-type="string" calcext:value-type="string">
            <text:p>413; 521; 951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23; 224; 322; 412; 521; 631; 632; 633; 634; 952</text:p>
          </table:table-cell>
          <table:table-cell office:value-type="string" calcext:value-type="string">
            <text:p>413; 951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Not applicable</text:p>
          </table:table-cell>
          <table:table-cell office:value-type="string" calcext:value-type="string">
            <text:p>223; 224; 322; 412; 631; 632; 633; 634; 952</text:p>
          </table:table-cell>
          <table:table-cell office:value-type="string" calcext:value-type="string">
            <text:p>521; 951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; Not applicable</text:p>
          </table:table-cell>
          <table:table-cell office:value-type="string" calcext:value-type="string">
            <text:p>223; 224; 322; 412; 631; 632; 633; 634; 952</text:p>
          </table:table-cell>
          <table:table-cell office:value-type="string" calcext:value-type="string">
            <text:p>413; 521; 523; 951</text:p>
          </table:table-cell>
        </table:table-row>
        <table:table-row table:style-name="ro1">
          <table:table-cell office:value-type="string" calcext:value-type="string">
            <text:p>Norway (NO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 Not applicable</text:p>
          </table:table-cell>
          <table:table-cell office:value-type="string" calcext:value-type="string">
            <text:p>223; 224; 322; 412; 631; 632; 633; 634; 951; 952</text:p>
          </table:table-cell>
          <table:table-cell office:value-type="string" calcext:value-type="string">
            <text:p>413; 521</text:p>
          </table:table-cell>
        </table:table-row>
        <table:table-row table:style-name="ro3">
          <table:table-cell office:value-type="string" calcext:value-type="string">
            <text:p>Norway (NO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23; 224; 322; 412; 631; 632; 633; 634; 952</text:p>
          </table:table-cell>
          <table:table-cell office:value-type="string" calcext:value-type="string">
            <text:p>21; 31; 131; 211; 212; 213; 225; 232; 252; 313; 314; 323; 324; 352; 413; 421; 521; 523; 613; 621; 722; 731; 732; 751; 752; 753; 814; 815; 817; 818; 821; 831; 835; 912; 921; 932; 933; 951; 961; 962</text:p>
          </table:table-cell>
        </table:table-row>
        <table:table-row table:style-name="ro3">
          <table:table-cell office:value-type="string" calcext:value-type="string">
            <text:p>Norway (NO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23; 224; 322; 412; 631; 632; 633; 634; 952</text:p>
          </table:table-cell>
          <table:table-cell office:value-type="string" calcext:value-type="string">
            <text:p>21; 31; 131; 211; 212; 225; 232; 252; 314; 323; 324; 352; 413; 421; 521; 523; 621; 722; 731; 732; 742; 752; 753; 814; 815; 817; 818; 821; 831; 835; 912; 921; 932; 933; 951</text:p>
          </table:table-cell>
        </table:table-row>
        <table:table-row table:style-name="ro3">
          <table:table-cell office:value-type="string" calcext:value-type="string">
            <text:p>Norway (NO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23; 224; 322; 412; 521; 631; 632; 633; 634; 952</text:p>
          </table:table-cell>
          <table:table-cell office:value-type="string" calcext:value-type="string">
            <text:p>21; 31; 131; 133; 141; 212; 225; 232; 252; 314; 323; 324; 352; 413; 421; 523; 621; 731; 732; 742; 752; 753; 813; 814; 815; 817; 818; 821; 831; 835; 912; 921; 932; 933; 951; 961; 962</text:p>
          </table:table-cell>
        </table:table-row>
        <table:table-row table:style-name="ro3">
          <table:table-cell office:value-type="string" calcext:value-type="string">
            <text:p>Norway (NO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24; 322; 412; 521; 631; 632; 633; 634; 952</text:p>
          </table:table-cell>
          <table:table-cell office:value-type="string" calcext:value-type="string">
            <text:p>21; 31; 131; 211; 212; 223; 225; 232; 252; 314; 323; 324; 352; 413; 421; 516; 523; 621; 731; 732; 742; 752; 753; 754; 813; 814; 815; 817; 818; 821; 831; 912; 921; 932; 933; 951; 962</text:p>
          </table:table-cell>
        </table:table-row>
        <table:table-row table:style-name="ro3">
          <table:table-cell office:value-type="string" calcext:value-type="string">
            <text:p>Norway (NO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30; 530; Not applicable; Not stated</text:p>
          </table:table-cell>
          <table:table-cell office:value-type="string" calcext:value-type="string">
            <text:p>224; 322; 412; 631; 632; 633; 634; 952</text:p>
          </table:table-cell>
          <table:table-cell office:value-type="string" calcext:value-type="string">
            <text:p>21; 31; 131; 212; 223; 225; 232; 252; 314; 323; 324; 352; 413; 421; 516; 521; 523; 621; 731; 732; 742; 752; 753; 814; 817; 818; 821; 831; 835; 912; 921; 932; 933; 951</text:p>
          </table:table-cell>
        </table:table-row>
        <table:table-row table:style-name="ro3">
          <table:table-cell office:value-type="string" calcext:value-type="string">
            <text:p>Norway (NO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322; 412; 631; 632; 633; 634; 952</text:p>
          </table:table-cell>
          <table:table-cell office:value-type="string" calcext:value-type="string">
            <text:p>11; 21; 31; 131; 212; 213; 225; 232; 252; 313; 314; 323; 324; 352; 413; 421; 521; 523; 621; 731; 732; 742; 751; 752; 753; 814; 817; 821; 831; 835; 912; 921; 932; 933; 951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0; 223; 247; 331; 332; 333; 912</text:p>
          </table:table-cell>
          <table:table-cell office:value-type="string" calcext:value-type="string">
            <text:p>212; 348; 521; 615; 733; 817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10; Not applicable</text:p>
          </table:table-cell>
          <table:table-cell office:value-type="string" calcext:value-type="string">
            <text:p>223; 247; 331; 332; 333; 912</text:p>
          </table:table-cell>
          <table:table-cell office:value-type="string" calcext:value-type="string">
            <text:p>114; 212; 348; 521; 615; 817; 829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10; Not applicable; Not stated</text:p>
          </table:table-cell>
          <table:table-cell office:value-type="string" calcext:value-type="string">
            <text:p>223; 247; 331; 332; 333; 348; 521; 912</text:p>
          </table:table-cell>
          <table:table-cell office:value-type="string" calcext:value-type="string">
            <text:p>114; 212; 615; 733; 817; 829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00; Not applicable; Not stated</text:p>
          </table:table-cell>
          <table:table-cell office:value-type="string" calcext:value-type="string">
            <text:p>331; 332; 333; 521</text:p>
          </table:table-cell>
          <table:table-cell office:value-type="string" calcext:value-type="string">
            <text:p>212; 223; 348; 615; 733; 829; 91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; Not applicable; Not stated</text:p>
          </table:table-cell>
          <table:table-cell office:value-type="string" calcext:value-type="string">
            <text:p>331; 332; 333; 521</text:p>
          </table:table-cell>
          <table:table-cell office:value-type="string" calcext:value-type="string">
            <text:p>114; 348; 615; 817; 91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23; 331; 332; 333; 348</text:p>
          </table:table-cell>
          <table:table-cell office:value-type="string" calcext:value-type="string">
            <text:p>114; 521; 824; 91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23; 331; 332; 333</text:p>
          </table:table-cell>
          <table:table-cell office:value-type="string" calcext:value-type="string">
            <text:p>114; 348; 521; 91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23; 331; 332; 333</text:p>
          </table:table-cell>
          <table:table-cell office:value-type="string" calcext:value-type="string">
            <text:p>114; 348; 521; 91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23; 331; 332; 333; 521</text:p>
          </table:table-cell>
          <table:table-cell office:value-type="string" calcext:value-type="string">
            <text:p>114; 212; 348; 615; 733; 834; 91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23; 331; 332; 333; 521</text:p>
          </table:table-cell>
          <table:table-cell office:value-type="string" calcext:value-type="string">
            <text:p>114; 348; 615; 733; 91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23; 331; 332; 333</text:p>
          </table:table-cell>
          <table:table-cell office:value-type="string" calcext:value-type="string">
            <text:p>114; 348; 521; 615; 733; 834; 91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322</text:p>
          </table:table-cell>
          <table:table-cell office:value-type="string" calcext:value-type="string">
            <text:p>212; 224; 323; 324; 622; 632; 634; 835; 951; 95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322</text:p>
          </table:table-cell>
          <table:table-cell office:value-type="string" calcext:value-type="string">
            <text:p>212; 224; 323; 324; 632; 634; 951; 95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322</text:p>
          </table:table-cell>
          <table:table-cell office:value-type="string" calcext:value-type="string">
            <text:p>212; 323; 324; 632; 634; 835; 951; 95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322</text:p>
          </table:table-cell>
          <table:table-cell office:value-type="string" calcext:value-type="string">
            <text:p>212; 323; 324; 622; 632; 634; 835; 951; 95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0; 240; 400; 600; 700; 900; Not applicable; Not stated</text:p>
          </table:table-cell>
          <table:table-cell office:value-type="string" calcext:value-type="string">
            <text:p>223; 322</text:p>
          </table:table-cell>
          <table:table-cell office:value-type="string" calcext:value-type="string">
            <text:p>212; 224; 323; 324; 413; 622; 632; 634; 835; 951; 95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; 200; 300; 400; 600; 700; 900; Not applicable; Not stated</text:p>
          </table:table-cell>
          <table:table-cell office:value-type="string" calcext:value-type="string">
            <text:p>223; 322</text:p>
          </table:table-cell>
          <table:table-cell office:value-type="string" calcext:value-type="string">
            <text:p>212; 224; 323; 324; 413; 632; 634; 835; 951; 95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; 100; 200; 300; 400; 700; 800; 900; Not applicable; Not stated</text:p>
          </table:table-cell>
          <table:table-cell office:value-type="string" calcext:value-type="string">
            <text:p>223; 322; 632; 634</text:p>
          </table:table-cell>
          <table:table-cell office:value-type="string" calcext:value-type="string">
            <text:p>224; 323; 324; 413; 835; 951; 95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; 100; 400; 500; 800; 900; Not applicable; Not stated</text:p>
          </table:table-cell>
          <table:table-cell office:value-type="string" calcext:value-type="string">
            <text:p>223; 322; 632</text:p>
          </table:table-cell>
          <table:table-cell office:value-type="string" calcext:value-type="string">
            <text:p>224; 323; 324; 413; 622; 634; 835; 951; 95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; 100; 200; 400; 500; 600; 800; 900; Not applicable; Not stated</text:p>
          </table:table-cell>
          <table:table-cell office:value-type="string" calcext:value-type="string">
            <text:p>223; 322; 632</text:p>
          </table:table-cell>
          <table:table-cell office:value-type="string" calcext:value-type="string">
            <text:p>212; 224; 323; 324; 622; 634; 835; 951; 95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; 100; 200; 400; 500; 600; 800; 900; Not applicable; Not stated</text:p>
          </table:table-cell>
          <table:table-cell office:value-type="string" calcext:value-type="string">
            <text:p>223; 322; 632</text:p>
          </table:table-cell>
          <table:table-cell office:value-type="string" calcext:value-type="string">
            <text:p>131; 212; 224; 323; 324; 413; 622; 631; 634; 835; 951; 95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; 100; 200; 400; 600; 800; 900; Not applicable; Not stated</text:p>
          </table:table-cell>
          <table:table-cell office:value-type="string" calcext:value-type="string">
            <text:p>223; 322; 632</text:p>
          </table:table-cell>
          <table:table-cell office:value-type="string" calcext:value-type="string">
            <text:p>131; 212; 224; 323; 324; 413; 622; 631; 634; 754; 835; 951; 952</text:p>
          </table:table-cell>
        </table:table-row>
        <table:table-row table:style-name="ro1">
          <table:table-cell office:value-type="string" calcext:value-type="string">
            <text:p>Poland (PL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; 100; 200; 400; 500; 700; 800; 900; Not applicable; Not stated</text:p>
          </table:table-cell>
          <table:table-cell office:value-type="string" calcext:value-type="string">
            <text:p>223; 322; 632; 952</text:p>
          </table:table-cell>
          <table:table-cell office:value-type="string" calcext:value-type="string">
            <text:p>131; 224; 323; 324; 413; 622; 631; 633; 634; 835; 951</text:p>
          </table:table-cell>
        </table:table-row>
        <table:table-row table:style-name="ro1">
          <table:table-cell office:value-type="string" calcext:value-type="string">
            <text:p>Portugal (PT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; Not applicable</text:p>
          </table:table-cell>
          <table:table-cell office:value-type="string" calcext:value-type="string">
            <text:p>10; 223; 233; 234; 346; 348; 521</text:p>
          </table:table-cell>
          <table:table-cell office:value-type="string" calcext:value-type="string">
            <text:p>111; 114; 211; 212; 243; 246; 314; 321; 323; 333; 345; 731; 824; 831; 834; 912</text:p>
          </table:table-cell>
        </table:table-row>
        <table:table-row table:style-name="ro1">
          <table:table-cell office:value-type="string" calcext:value-type="string">
            <text:p>Portugal (PT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0; 320; 510; 520; 600; Not applicable</text:p>
          </table:table-cell>
          <table:table-cell office:value-type="string" calcext:value-type="string">
            <text:p>114; 212; 233; 234; 346; 348; 912</text:p>
          </table:table-cell>
          <table:table-cell office:value-type="string" calcext:value-type="string">
            <text:p>111; 211; 243; 246; 314; 323; 333; 345; 521; 815; 817; 824; 834</text:p>
          </table:table-cell>
        </table:table-row>
        <table:table-row table:style-name="ro1">
          <table:table-cell office:value-type="string" calcext:value-type="string">
            <text:p>Portugal (PT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; 320; 510; 520; 600; Not applicable</text:p>
          </table:table-cell>
          <table:table-cell office:value-type="string" calcext:value-type="string">
            <text:p>114; 212; 233; 234; 346; 348</text:p>
          </table:table-cell>
          <table:table-cell office:value-type="string" calcext:value-type="string">
            <text:p>111; 211; 243; 246; 314; 323; 333; 345; 521; 812; 815; 817; 824; 834; 912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0; 510; 520; 600; Not applicable</text:p>
          </table:table-cell>
          <table:table-cell office:value-type="string" calcext:value-type="string">
            <text:p>233; 234; 346; 348; 521</text:p>
          </table:table-cell>
          <table:table-cell office:value-type="string" calcext:value-type="string">
            <text:p>111; 114; 211; 212; 243; 246; 314; 323; 333; 345; 731; 812; 815; 817; 824; 834; 912</text:p>
          </table:table-cell>
        </table:table-row>
        <table:table-row table:style-name="ro1">
          <table:table-cell office:value-type="string" calcext:value-type="string">
            <text:p>Portugal (PT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0; 320; 510; 520; 600; Not applicable</text:p>
          </table:table-cell>
          <table:table-cell office:value-type="string" calcext:value-type="string">
            <text:p>114; 233; 234; 346; 348</text:p>
          </table:table-cell>
          <table:table-cell office:value-type="string" calcext:value-type="string">
            <text:p>111; 211; 212; 243; 246; 314; 323; 333; 345; 521; 815; 817; 824; 831; 834; 912</text:p>
          </table:table-cell>
        </table:table-row>
        <table:table-row table:style-name="ro1">
          <table:table-cell office:value-type="string" calcext:value-type="string">
            <text:p>Portugal (PT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; 320; 510; 520; 600; 740; Not applicable</text:p>
          </table:table-cell>
          <table:table-cell office:value-type="string" calcext:value-type="string">
            <text:p>114; 233; 234; 346; 348; 912</text:p>
          </table:table-cell>
          <table:table-cell office:value-type="string" calcext:value-type="string">
            <text:p>111; 211; 212; 243; 246; 323; 333; 345; 521; 731; 815; 817; 824; 831; 834</text:p>
          </table:table-cell>
        </table:table-row>
        <table:table-row table:style-name="ro1">
          <table:table-cell office:value-type="string" calcext:value-type="string">
            <text:p>Portugal (PT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0; 320; 510; 520; 600; 740; Not applicable</text:p>
          </table:table-cell>
          <table:table-cell office:value-type="string" calcext:value-type="string">
            <text:p>114; 233; 234; 323; 346; 348; 912</text:p>
          </table:table-cell>
          <table:table-cell office:value-type="string" calcext:value-type="string">
            <text:p>111; 211; 212; 243; 246; 314; 333; 345; 521; 815; 817; 824; 834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0; 320; 510; 520; 600; 740; Not applicable</text:p>
          </table:table-cell>
          <table:table-cell office:value-type="string" calcext:value-type="string">
            <text:p>233; 234; 323; 346; 348; 521</text:p>
          </table:table-cell>
          <table:table-cell office:value-type="string" calcext:value-type="string">
            <text:p>111; 114; 211; 212; 243; 246; 314; 333; 345; 731; 733; 812; 815; 824; 831; 834; 912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; 320; 510; 520; 600; Not applicable</text:p>
          </table:table-cell>
          <table:table-cell office:value-type="string" calcext:value-type="string">
            <text:p>233; 234; 346; 348</text:p>
          </table:table-cell>
          <table:table-cell office:value-type="string" calcext:value-type="string">
            <text:p>111; 114; 211; 212; 243; 246; 314; 323; 333; 334; 345; 521; 731; 733; 812; 815; 822; 824; 827; 831; 834; 912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0; 320; 510; 520; 600; Not applicable</text:p>
          </table:table-cell>
          <table:table-cell office:value-type="string" calcext:value-type="string">
            <text:p>114; 233; 234; 346; 348; 912</text:p>
          </table:table-cell>
          <table:table-cell office:value-type="string" calcext:value-type="string">
            <text:p>111; 211; 212; 243; 246; 314; 323; 333; 345; 521; 731; 733; 812; 815; 824; 827; 834</text:p>
          </table:table-cell>
        </table:table-row>
        <table:table-row table:style-name="ro1">
          <table:table-cell office:value-type="string" calcext:value-type="string">
            <text:p>Portugal (PT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0; 320; 510; 520; 600; Not applicable</text:p>
          </table:table-cell>
          <table:table-cell office:value-type="string" calcext:value-type="string">
            <text:p>114; 233; 234; 323; 346; 348; 912</text:p>
          </table:table-cell>
          <table:table-cell office:value-type="string" calcext:value-type="string">
            <text:p>111; 121; 211; 212; 243; 246; 314; 333; 345; 521; 731; 812; 815; 824; 827; 834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applicable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11; 111; 131; 133; 211; 212; 223; 224; 225; 232; 262; 315; 322; 324; 413; 632; 634; 831; 835; 951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11; 111; 133; 211; 212; 223; 224; 225; 232; 262; 315; 322; 324; 413; 511; 632; 634; 813; 817; 831; 835; 951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11; 111; 211; 212; 223; 224; 232; 252; 262; 314; 322; 323; 324; 413; 511; 632; 634; 813; 817; 831; 835; 951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11; 111; 212; 223; 224; 232; 252; 262; 314; 315; 322; 323; 324; 413; 632; 634; 813; 831; 835; 951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applicable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12; 223; 224; 225; 232; 252; 314; 315; 322; 324; 413; 632; 634; 813; 831; 835; 951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t applicable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11; 131; 133; 211; 212; 223; 224; 232; 252; 262; 314; 315; 322; 324; 413; 632; 634; 812; 813; 831; 835; 951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applicable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11; 131; 133; 211; 212; 223; 224; 225; 262; 314; 315; 322; 324; 413; 632; 634; 813; 831; 835; 951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131; 211; 212; 223; 224; 225; 232; 262; 314; 315; 322; 324; 413; 632; 634; 813; 831; 835; 951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111; 131; 212; 223; 224; 262; 322; 323; 324; 413; 632; 634; 812; 813; 831; 835; 951</text:p>
          </table:table-cell>
        </table:table-row>
        <table:table-row table:style-name="ro2">
          <table:table-cell office:value-type="string" calcext:value-type="string">
            <text:p>Portugal (PT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11; 111; 131; 212; 223; 224; 232; 262; 314; 322; 323; 324; 413; 632; 634; 812; 813; 831; 835; 951</text:p>
          </table:table-cell>
        </table:table-row>
        <table:table-row table:style-name="ro1">
          <table:table-cell office:value-type="string" calcext:value-type="string">
            <text:p>Portugal (PT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23; 631; 632; 633; 634</text:p>
          </table:table-cell>
          <table:table-cell office:value-type="string" calcext:value-type="string">
            <text:p>212; 223; 224; 314; 322; 324; 812; 813; 831; 951</text:p>
          </table:table-cell>
        </table:table-row>
        <table:table-row table:style-name="ro1">
          <table:table-cell office:value-type="string" calcext:value-type="string">
            <text:p>Portugal (PT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31; 632; 633; 634</text:p>
          </table:table-cell>
          <table:table-cell office:value-type="string" calcext:value-type="string">
            <text:p>212; 223; 224; 314; 322; 323; 324; 413; 812; 835; 951</text:p>
          </table:table-cell>
        </table:table-row>
        <table:table-row table:style-name="ro4">
          <table:table-cell office:value-type="string" calcext:value-type="string">
            <text:p>Romania (RO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; 200; 300; 400; 500; 600; 700; 800; 900; Not applicable</text:p>
          </table:table-cell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Romania (RO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; 200; 300; 400; 500; 600; 700; 800; 900; Not applicable</text:p>
          </table:table-cell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Romania (RO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; 200; 300; 400; 500; 600; 700; 800; 900; Not applicable</text:p>
          </table:table-cell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Romania (RO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; 200; 300; 400; 500; 600; 700; 800; 900; Not applicable</text:p>
          </table:table-cell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Romania (RO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; 200; 300; 400; 500; 600; 700; 800; 900; Not applicable</text:p>
          </table:table-cell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2">
          <table:table-cell office:value-type="string" calcext:value-type="string">
            <text:p>Romania (RO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; 200; 300; 400; 500; 600; 700; 800; 900; Not applicable</text:p>
          </table:table-cell>
          <table:table-cell office:value-type="string" calcext:value-type="string">
            <text:p>223; 912</text:p>
          </table:table-cell>
          <table:table-cell office:value-type="string" calcext:value-type="string">
            <text:p>114; 211; 212; 234; 235; 243; 314; 323; 333; 348; 511; 521; 615; 733; 734; 817; 834</text:p>
          </table:table-cell>
        </table:table-row>
        <table:table-row table:style-name="ro1">
          <table:table-cell office:value-type="string" calcext:value-type="string">
            <text:p>Romania (RO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; 200; 300; 310; 900; Not applicable; Not stated</text:p>
          </table:table-cell>
          <table:table-cell office:value-type="string" calcext:value-type="string">
            <text:p>223; 912</text:p>
          </table:table-cell>
          <table:table-cell office:value-type="string" calcext:value-type="string">
            <text:p>114; 212; 234; 235; 243; 333; 348; 521; 615; 733; 734; 817; 834</text:p>
          </table:table-cell>
        </table:table-row>
        <table:table-row table:style-name="ro1">
          <table:table-cell office:value-type="string" calcext:value-type="string">
            <text:p>Romania (RO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; 200; 300; Not applicable</text:p>
          </table:table-cell>
          <table:table-cell office:value-type="string" calcext:value-type="string">
            <text:p>223; 912</text:p>
          </table:table-cell>
          <table:table-cell office:value-type="string" calcext:value-type="string">
            <text:p>114; 211; 212; 234; 235; 243; 333; 521; 615; 733; 734; 817; 834</text:p>
          </table:table-cell>
        </table:table-row>
        <table:table-row table:style-name="ro1">
          <table:table-cell office:value-type="string" calcext:value-type="string">
            <text:p>Romania (RO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; 200; 300; 340; Not applicable; Not stated</text:p>
          </table:table-cell>
          <table:table-cell office:value-type="string" calcext:value-type="string">
            <text:p>223; 912</text:p>
          </table:table-cell>
          <table:table-cell office:value-type="string" calcext:value-type="string">
            <text:p>114; 211; 212; 234; 235; 243; 333; 521; 615; 733; 734; 817; 829; 834</text:p>
          </table:table-cell>
        </table:table-row>
        <table:table-row table:style-name="ro1">
          <table:table-cell office:value-type="string" calcext:value-type="string">
            <text:p>Romania (RO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521; 912</text:p>
          </table:table-cell>
          <table:table-cell office:value-type="string" calcext:value-type="string">
            <text:p>114; 211; 212; 234; 235; 243; 314; 333; 348; 615; 731; 733; 734; 813</text:p>
          </table:table-cell>
        </table:table-row>
        <table:table-row table:style-name="ro1">
          <table:table-cell office:value-type="string" calcext:value-type="string">
            <text:p>Romania (RO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0; Not applicable; Not stated</text:p>
          </table:table-cell>
          <table:table-cell office:value-type="string" calcext:value-type="string">
            <text:p>114; 223; 912</text:p>
          </table:table-cell>
          <table:table-cell office:value-type="string" calcext:value-type="string">
            <text:p>212; 234; 235; 243; 314; 333; 348; 521; 615; 731; 733; 734; 813; 817; 834</text:p>
          </table:table-cell>
        </table:table-row>
        <table:table-row table:style-name="ro2">
          <table:table-cell office:value-type="string" calcext:value-type="string">
            <text:p>Romania (RO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323; 631; 634; 951</text:p>
          </table:table-cell>
          <table:table-cell office:value-type="string" calcext:value-type="string">
            <text:p>131; 133; 134; 141; 143; 212; 224; 252; 262; 314; 315; 324; 511; 622; 632; 835; 941</text:p>
          </table:table-cell>
        </table:table-row>
        <table:table-row table:style-name="ro2">
          <table:table-cell office:value-type="string" calcext:value-type="string">
            <text:p>Romania (RO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33; 141; 143; 211; 212; 223; 224; 252; 262; 315; 323; 324; 511; 622; 631; 632; 835; 941; 951</text:p>
          </table:table-cell>
        </table:table-row>
        <table:table-row table:style-name="ro2">
          <table:table-cell office:value-type="string" calcext:value-type="string">
            <text:p>Romania (RO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34; 951</text:p>
          </table:table-cell>
          <table:table-cell office:value-type="string" calcext:value-type="string">
            <text:p>131; 133; 141; 143; 211; 212; 223; 224; 252; 262; 314; 315; 323; 324; 622; 631; 632; 835; 941</text:p>
          </table:table-cell>
        </table:table-row>
        <table:table-row table:style-name="ro2">
          <table:table-cell office:value-type="string" calcext:value-type="string">
            <text:p>Romania (RO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t applicable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31; 133; 143; 212; 223; 224; 262; 314; 315; 323; 342; 511; 622; 631; 632; 835; 941; 951; 952</text:p>
          </table:table-cell>
        </table:table-row>
        <table:table-row table:style-name="ro1">
          <table:table-cell office:value-type="string" calcext:value-type="string">
            <text:p>Romania (RO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23; 634; 951</text:p>
          </table:table-cell>
          <table:table-cell office:value-type="string" calcext:value-type="string">
            <text:p>131; 133; 143; 211; 212; 223; 224; 314; 342; 511; 622; 631; 632; 835</text:p>
          </table:table-cell>
        </table:table-row>
        <table:table-row table:style-name="ro1">
          <table:table-cell office:value-type="string" calcext:value-type="string">
            <text:p>Romania (RO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34; 951</text:p>
          </table:table-cell>
          <table:table-cell office:value-type="string" calcext:value-type="string">
            <text:p>133; 143; 212; 223; 224; 252; 314; 315; 323; 511; 622; 631; 632; 835</text:p>
          </table:table-cell>
        </table:table-row>
        <table:table-row table:style-name="ro1">
          <table:table-cell office:value-type="string" calcext:value-type="string">
            <text:p>Romania (RO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951</text:p>
          </table:table-cell>
          <table:table-cell office:value-type="string" calcext:value-type="string">
            <text:p>131; 133; 141; 143; 212; 223; 252; 315; 323; 511; 622; 631; 632; 634; 835; 952</text:p>
          </table:table-cell>
        </table:table-row>
        <table:table-row table:style-name="ro2">
          <table:table-cell office:value-type="string" calcext:value-type="string">
            <text:p>Romania (RO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applicable</text:p>
          </table:table-cell>
          <table:table-cell/>
          <table:table-cell office:value-type="string" calcext:value-type="string">
            <text:p>131; 133; 143; 212; 223; 224; 315; 323; 342; 511; 622; 631; 632; 634; 835; 951; 952</text:p>
          </table:table-cell>
        </table:table-row>
        <table:table-row table:style-name="ro1">
          <table:table-cell office:value-type="string" calcext:value-type="string">
            <text:p>Romania (RO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323; 634</text:p>
          </table:table-cell>
          <table:table-cell office:value-type="string" calcext:value-type="string">
            <text:p>133; 143; 212; 223; 224; 225; 232; 511; 622; 631; 632; 835; 951; 952</text:p>
          </table:table-cell>
        </table:table-row>
        <table:table-row table:style-name="ro2">
          <table:table-cell office:value-type="string" calcext:value-type="string">
            <text:p>Romania (RO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applicable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33; 141; 212; 223; 224; 232; 262; 315; 323; 511; 622; 631; 632; 732; 835; 951; 952</text:p>
          </table:table-cell>
        </table:table-row>
        <table:table-row table:style-name="ro1">
          <table:table-cell office:value-type="string" calcext:value-type="string">
            <text:p>Romania (RO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31; 632; 633; 634; 951</text:p>
          </table:table-cell>
          <table:table-cell office:value-type="string" calcext:value-type="string">
            <text:p>131; 133; 212; 223; 224; 232; 262; 315; 323; 324; 511; 622; 732; 835; 952</text:p>
          </table:table-cell>
        </table:table-row>
        <table:table-row table:style-name="ro1">
          <table:table-cell office:value-type="string" calcext:value-type="string">
            <text:p>Romania (RO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31; 633</text:p>
          </table:table-cell>
          <table:table-cell office:value-type="string" calcext:value-type="string">
            <text:p>131; 133; 212; 223; 224; 232; 262; 315; 323; 324; 622; 632; 634; 835; 951; 952</text:p>
          </table:table-cell>
        </table:table-row>
        <table:table-row table:style-name="ro4">
          <table:table-cell office:value-type="string" calcext:value-type="string">
            <text:p>Serbia (RS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Serbia (RS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Serbia (RS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Serbia (RS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Serbia (RS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Serbia (RS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Serbia (RS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Serbia (RS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Serbia (RS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Serbia (RS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2">
          <table:table-cell office:value-type="string" calcext:value-type="string">
            <text:p>Serbia (RS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; 11; 200; 300; 500; 520; 600; 700; 800; 900; Not applicable; Not stated</text:p>
          </table:table-cell>
          <table:table-cell office:value-type="string" calcext:value-type="string">
            <text:p>10; 114; 246; 247; 521; 912</text:p>
          </table:table-cell>
          <table:table-cell office:value-type="string" calcext:value-type="string">
            <text:p>111; 212; 223; 234; 235; 312; 333; 345; 346; 348; 419; 511; 615; 732; 733; 813; 814; 815; 817; 822; 824; 825; 829; 834; 911</text:p>
          </table:table-cell>
        </table:table-row>
        <table:table-row table:style-name="ro6">
          <table:table-cell office:value-type="string" calcext:value-type="string">
            <text:p>Serbia (RS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6">
          <table:table-cell office:value-type="string" calcext:value-type="string">
            <text:p>Serbia (RS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1">
          <table:table-cell office:value-type="string" calcext:value-type="string">
            <text:p>Serbia (RS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0; Not applicable</text:p>
          </table:table-cell>
          <table:table-cell office:value-type="string" calcext:value-type="string">
            <text:p>223; 224</text:p>
          </table:table-cell>
          <table:table-cell office:value-type="string" calcext:value-type="string">
            <text:p>111; 133; 211; 212; 222; 323; 634; 835; 951; 952</text:p>
          </table:table-cell>
        </table:table-row>
        <table:table-row table:style-name="ro1">
          <table:table-cell office:value-type="string" calcext:value-type="string">
            <text:p>Serbia (RS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; Not applicable; Not stated</text:p>
          </table:table-cell>
          <table:table-cell office:value-type="string" calcext:value-type="string">
            <text:p>223; 224; 323</text:p>
          </table:table-cell>
          <table:table-cell office:value-type="string" calcext:value-type="string">
            <text:p>212; 835; 951; 952</text:p>
          </table:table-cell>
        </table:table-row>
        <table:table-row table:style-name="ro1">
          <table:table-cell office:value-type="string" calcext:value-type="string">
            <text:p>Serbia (RS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00; Not applicable</text:p>
          </table:table-cell>
          <table:table-cell office:value-type="string" calcext:value-type="string">
            <text:p>223; 224; 323</text:p>
          </table:table-cell>
          <table:table-cell office:value-type="string" calcext:value-type="string">
            <text:p>622; 634; 951; 952</text:p>
          </table:table-cell>
        </table:table-row>
        <table:table-row table:style-name="ro1">
          <table:table-cell office:value-type="string" calcext:value-type="string">
            <text:p>Serbia (RS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224</text:p>
          </table:table-cell>
          <table:table-cell office:value-type="string" calcext:value-type="string">
            <text:p>212; 323; 622; 634; 951; 952</text:p>
          </table:table-cell>
        </table:table-row>
        <table:table-row table:style-name="ro1">
          <table:table-cell office:value-type="string" calcext:value-type="string">
            <text:p>Serbia (RS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224; 634</text:p>
          </table:table-cell>
          <table:table-cell office:value-type="string" calcext:value-type="string">
            <text:p>212; 323; 622; 951; 952</text:p>
          </table:table-cell>
        </table:table-row>
        <table:table-row table:style-name="ro1">
          <table:table-cell office:value-type="string" calcext:value-type="string">
            <text:p>Serbia (RS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224; 634</text:p>
          </table:table-cell>
          <table:table-cell office:value-type="string" calcext:value-type="string">
            <text:p>212; 323; 622; 835; 951; 952</text:p>
          </table:table-cell>
        </table:table-row>
        <table:table-row table:style-name="ro1">
          <table:table-cell office:value-type="string" calcext:value-type="string">
            <text:p>Serbia (RS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 applicabl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212; 223; 323; 634; 835; 951; 952</text:p>
          </table:table-cell>
        </table:table-row>
        <table:table-row table:style-name="ro1">
          <table:table-cell office:value-type="string" calcext:value-type="string">
            <text:p>Serbia (R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4; 634; 952</text:p>
          </table:table-cell>
          <table:table-cell office:value-type="string" calcext:value-type="string">
            <text:p>212; 223; 323; 835; 951</text:p>
          </table:table-cell>
        </table:table-row>
        <table:table-row table:style-name="ro1">
          <table:table-cell office:value-type="string" calcext:value-type="string">
            <text:p>Serbia (RS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224; 631; 632; 633; 634; 952</text:p>
          </table:table-cell>
          <table:table-cell office:value-type="string" calcext:value-type="string">
            <text:p>212; 323; 835; 951</text:p>
          </table:table-cell>
        </table:table-row>
        <table:table-row table:style-name="ro1">
          <table:table-cell office:value-type="string" calcext:value-type="string">
            <text:p>Serbia (RS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223; 224; 631; 632; 633; 634; 952</text:p>
          </table:table-cell>
          <table:table-cell office:value-type="string" calcext:value-type="string">
            <text:p>212; 323; 835; 951</text:p>
          </table:table-cell>
        </table:table-row>
        <table:table-row table:style-name="ro2">
          <table:table-cell office:value-type="string" calcext:value-type="string">
            <text:p>Sweden (SE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; 910; Not applicable; Not stated</text:p>
          </table:table-cell>
          <table:table-cell office:value-type="string" calcext:value-type="string">
            <text:p>10; 331; 333; 521; 915</text:p>
          </table:table-cell>
          <table:table-cell office:value-type="string" calcext:value-type="string">
            <text:p>111; 114; 121; 211; 212; 221; 246; 315; 334; 348; 511; 615; 711; 731; 732; 733; 734; 742; 743; 744; 811; 813; 815; 817; 831; 834; 911; 921; 931; 933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31; 333; 912</text:p>
          </table:table-cell>
          <table:table-cell office:value-type="string" calcext:value-type="string">
            <text:p>114; 348; 521; 711; 733; 744; 811; 817; 834; 911; 921; 93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31; 333; 521; 912</text:p>
          </table:table-cell>
          <table:table-cell office:value-type="string" calcext:value-type="string">
            <text:p>114; 212; 711; 733; 744; 811; 813; 817; 834; 911; 921; 93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31; 333; 521; 912</text:p>
          </table:table-cell>
          <table:table-cell office:value-type="string" calcext:value-type="string">
            <text:p>114; 212; 348; 733; 744; 811; 813; 817; 834; 911; 921; 93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31; 333; 912</text:p>
          </table:table-cell>
          <table:table-cell office:value-type="string" calcext:value-type="string">
            <text:p>114; 212; 348; 521; 615; 733; 744; 811; 813; 817; 834; 911; 921; 93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31; 333; 912</text:p>
          </table:table-cell>
          <table:table-cell office:value-type="string" calcext:value-type="string">
            <text:p>114; 348; 521; 615; 733; 744; 811; 813; 817; 834; 911; 921; 93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31; 333; 912</text:p>
          </table:table-cell>
          <table:table-cell office:value-type="string" calcext:value-type="string">
            <text:p>114; 348; 521; 615; 733; 744; 811; 813; 817; 911; 921; 93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31; 333; 912</text:p>
          </table:table-cell>
          <table:table-cell office:value-type="string" calcext:value-type="string">
            <text:p>114; 348; 521; 733; 744; 811; 813; 817; 834; 911; 921; 93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31; 333; 912</text:p>
          </table:table-cell>
          <table:table-cell office:value-type="string" calcext:value-type="string">
            <text:p>114; 348; 521; 732; 733; 744; 813; 817; 834; 911; 93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31; 333; 912</text:p>
          </table:table-cell>
          <table:table-cell office:value-type="string" calcext:value-type="string">
            <text:p>114; 348; 521; 615; 732; 733; 744; 811; 817; 834; 911; 93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; Not applicable; Not stated</text:p>
          </table:table-cell>
          <table:table-cell office:value-type="string" calcext:value-type="string">
            <text:p>10; 331; 333; 912</text:p>
          </table:table-cell>
          <table:table-cell office:value-type="string" calcext:value-type="string">
            <text:p>521; 744; 93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24; 322; 631; 632; 633; 634; 952</text:p>
          </table:table-cell>
          <table:table-cell office:value-type="string" calcext:value-type="string">
            <text:p>21; 131; 223; 323; 95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24; 322; 631; 632; 633; 634</text:p>
          </table:table-cell>
          <table:table-cell office:value-type="string" calcext:value-type="string">
            <text:p>21; 131; 223; 323; 951; 952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; Not applicable; Not stated</text:p>
          </table:table-cell>
          <table:table-cell office:value-type="string" calcext:value-type="string">
            <text:p>21; 224; 322; 631; 632; 633; 634</text:p>
          </table:table-cell>
          <table:table-cell office:value-type="string" calcext:value-type="string">
            <text:p>131; 223; 323; 413; 951; 952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322; 631; 632; 633; 634</text:p>
          </table:table-cell>
          <table:table-cell office:value-type="string" calcext:value-type="string">
            <text:p>21; 131; 323; 951; 952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322; 631; 632; 633; 634</text:p>
          </table:table-cell>
          <table:table-cell office:value-type="string" calcext:value-type="string">
            <text:p>21; 131; 323; 951; 952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; 223; 224; 322; 631; 632; 633; 634</text:p>
          </table:table-cell>
          <table:table-cell office:value-type="string" calcext:value-type="string">
            <text:p>131; 323; 413; 951; 952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; 223; 224; 322; 631; 632; 633; 634; 952</text:p>
          </table:table-cell>
          <table:table-cell office:value-type="string" calcext:value-type="string">
            <text:p>323; 413; 95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; 223; 224; 322; 631; 632; 633; 634; 952</text:p>
          </table:table-cell>
          <table:table-cell office:value-type="string" calcext:value-type="string">
            <text:p>323; 413; 931; 95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; 223; 224; 322; 631; 632; 633; 634; 952</text:p>
          </table:table-cell>
          <table:table-cell office:value-type="string" calcext:value-type="string">
            <text:p>131; 323; 324; 413; 622; 813; 835; 921; 931; 95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1; 223; 224; 322; 631; 632; 633; 634; 951; 952</text:p>
          </table:table-cell>
          <table:table-cell office:value-type="string" calcext:value-type="string">
            <text:p>131; 323; 324; 413; 622; 835; 921; 93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322; 631; 632; 633; 634; 952</text:p>
          </table:table-cell>
          <table:table-cell office:value-type="string" calcext:value-type="string">
            <text:p>21; 131; 323; 324; 413; 421; 521; 754; 835; 931; 951</text:p>
          </table:table-cell>
        </table:table-row>
        <table:table-row table:style-name="ro1">
          <table:table-cell office:value-type="string" calcext:value-type="string">
            <text:p>Sweden (SE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322; 631; 632; 633; 634; 952</text:p>
          </table:table-cell>
          <table:table-cell office:value-type="string" calcext:value-type="string">
            <text:p>21; 131; 212; 314; 323; 324; 413; 622; 754; 813; 835; 931; 951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00; 200; 300; 700; 800; Not applicable</text:p>
          </table:table-cell>
          <table:table-cell office:value-type="string" calcext:value-type="string">
            <text:p>10; 223; 315; 331; 333; 346; 521; 911; 912</text:p>
          </table:table-cell>
          <table:table-cell office:value-type="string" calcext:value-type="string">
            <text:p>114; 212; 246; 348; 419; 615; 733; 811; 817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; 11; 110; 200; 210; 300; 310; 600; 700; 800; Not applicable; Not stated</text:p>
          </table:table-cell>
          <table:table-cell office:value-type="string" calcext:value-type="string">
            <text:p>10; 315; 331; 333; 346; 521; 615; 911; 912</text:p>
          </table:table-cell>
          <table:table-cell office:value-type="string" calcext:value-type="string">
            <text:p>114; 223; 348; 419; 733; 744; 811; 834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; 110; 210; 310; 700; Not applicable; Not stated</text:p>
          </table:table-cell>
          <table:table-cell office:value-type="string" calcext:value-type="string">
            <text:p>10; 223; 315; 331; 333; 346; 834; 911; 912</text:p>
          </table:table-cell>
          <table:table-cell office:value-type="string" calcext:value-type="string">
            <text:p>212; 246; 345; 348; 419; 521; 615; 733; 734; 811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; 110; 210; 310; 700; Not applicable; Not stated</text:p>
          </table:table-cell>
          <table:table-cell office:value-type="string" calcext:value-type="string">
            <text:p>10; 223; 315; 331; 333; 346; 521; 911; 912</text:p>
          </table:table-cell>
          <table:table-cell office:value-type="string" calcext:value-type="string">
            <text:p>114; 212; 234; 246; 348; 419; 615; 733; 811; 813; 834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; 110; 210; 310; 700; Not applicable; Not stated</text:p>
          </table:table-cell>
          <table:table-cell office:value-type="string" calcext:value-type="string">
            <text:p>10; 212; 315; 331; 333; 346; 348; 521; 834; 911; 912</text:p>
          </table:table-cell>
          <table:table-cell office:value-type="string" calcext:value-type="string">
            <text:p>114; 223; 246; 314; 615; 733; 744; 817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15; 331; 333; 348; 912</text:p>
          </table:table-cell>
          <table:table-cell office:value-type="string" calcext:value-type="string">
            <text:p>114; 212; 223; 246; 345; 346; 419; 521; 615; 733; 834; 911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15; 331; 333; 348; 521; 912</text:p>
          </table:table-cell>
          <table:table-cell office:value-type="string" calcext:value-type="string">
            <text:p>114; 212; 234; 346; 419; 615; 733; 734; 744; 811; 834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0; Not applicable; Not stated</text:p>
          </table:table-cell>
          <table:table-cell office:value-type="string" calcext:value-type="string">
            <text:p>315; 331; 333; 348; 912</text:p>
          </table:table-cell>
          <table:table-cell office:value-type="string" calcext:value-type="string">
            <text:p>234; 246; 346; 419; 521; 615; 733; 734; 744; 811; 834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00; Not applicable; Not stated</text:p>
          </table:table-cell>
          <table:table-cell office:value-type="string" calcext:value-type="string">
            <text:p>315; 331; 333; 521; 912</text:p>
          </table:table-cell>
          <table:table-cell office:value-type="string" calcext:value-type="string">
            <text:p>114; 346; 348; 419; 615; 744; 811; 834; 911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15; 331; 333; 348; 521; 912</text:p>
          </table:table-cell>
          <table:table-cell office:value-type="string" calcext:value-type="string">
            <text:p>114; 346; 615; 733; 744; 811; 834; 911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15; 331; 333; 348; 521; 912</text:p>
          </table:table-cell>
          <table:table-cell office:value-type="string" calcext:value-type="string">
            <text:p>114; 212; 314; 346; 615; 733; 744; 811; 813; 834; 911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; 952</text:p>
          </table:table-cell>
          <table:table-cell office:value-type="string" calcext:value-type="string">
            <text:p>131; 212; 225; 323; 324; 411; 521; 622; 951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; 951; 952</text:p>
          </table:table-cell>
          <table:table-cell office:value-type="string" calcext:value-type="string">
            <text:p>21; 131; 212; 323; 324; 521; 622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; 951; 952</text:p>
          </table:table-cell>
          <table:table-cell office:value-type="string" calcext:value-type="string">
            <text:p>21; 131; 323; 324; 411; 521; 622; 835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; 951; 952</text:p>
          </table:table-cell>
          <table:table-cell office:value-type="string" calcext:value-type="string">
            <text:p>21; 212; 315; 323; 324; 411; 521; 622; 835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; 951; 952</text:p>
          </table:table-cell>
          <table:table-cell office:value-type="string" calcext:value-type="string">
            <text:p>131; 212; 323; 521; 622; 835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; 951; 952</text:p>
          </table:table-cell>
          <table:table-cell office:value-type="string" calcext:value-type="string">
            <text:p>21; 131; 323; 324; 521; 622; 835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; 835; 951; 952</text:p>
          </table:table-cell>
          <table:table-cell office:value-type="string" calcext:value-type="string">
            <text:p>21; 212; 323; 521; 622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; 951; 952</text:p>
          </table:table-cell>
          <table:table-cell office:value-type="string" calcext:value-type="string">
            <text:p>21; 131; 212; 323; 324; 521; 622; 835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; 951; 952</text:p>
          </table:table-cell>
          <table:table-cell office:value-type="string" calcext:value-type="string">
            <text:p>21; 131; 212; 323; 324; 521; 622; 835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631; 632; 633; 634; 951; 952</text:p>
          </table:table-cell>
          <table:table-cell office:value-type="string" calcext:value-type="string">
            <text:p>21; 131; 323; 324; 521; 622; 835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; Not applicable</text:p>
          </table:table-cell>
          <table:table-cell office:value-type="string" calcext:value-type="string">
            <text:p>223; 224; 631; 632; 633; 634; 952</text:p>
          </table:table-cell>
          <table:table-cell office:value-type="string" calcext:value-type="string">
            <text:p>131; 143; 212; 315; 323; 324; 521; 622; 817; 835; 951</text:p>
          </table:table-cell>
        </table:table-row>
        <table:table-row table:style-name="ro1">
          <table:table-cell office:value-type="string" calcext:value-type="string">
            <text:p>Slovenia (SI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; Not applicable</text:p>
          </table:table-cell>
          <table:table-cell office:value-type="string" calcext:value-type="string">
            <text:p>224; 631; 632; 633; 634</text:p>
          </table:table-cell>
          <table:table-cell office:value-type="string" calcext:value-type="string">
            <text:p>131; 212; 223; 315; 323; 324; 521; 622; 835; 951; 952</text:p>
          </table:table-cell>
        </table:table-row>
        <table:table-row table:style-name="ro2">
          <table:table-cell office:value-type="string" calcext:value-type="string">
            <text:p>Slovakia (SK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; 120; 130; 220; 230; 310; 330; 340; 410; 510; 610; 810; 820; 900; 910; Not applicable; Not stated</text:p>
          </table:table-cell>
          <table:table-cell office:value-type="string" calcext:value-type="string">
            <text:p>10; 223</text:p>
          </table:table-cell>
          <table:table-cell office:value-type="string" calcext:value-type="string">
            <text:p>114; 121; 212; 234; 243; 246; 314; 332; 333; 346; 613; 615; 733; 811; 824; 834; 911; 912</text:p>
          </table:table-cell>
        </table:table-row>
        <table:table-row table:style-name="ro2">
          <table:table-cell office:value-type="string" calcext:value-type="string">
            <text:p>Slovakia (SK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; 120; 130; 310; 510; 600; 710; 740; 800; 810; 820; 900; 910; 930; Not applicable</text:p>
          </table:table-cell>
          <table:table-cell office:value-type="string" calcext:value-type="string">
            <text:p>223; 615; 912</text:p>
          </table:table-cell>
          <table:table-cell office:value-type="string" calcext:value-type="string">
            <text:p>10; 114; 121; 212; 243; 246; 314; 332; 333; 346; 348; 613; 733; 824; 834; 911</text:p>
          </table:table-cell>
        </table:table-row>
        <table:table-row table:style-name="ro2">
          <table:table-cell office:value-type="string" calcext:value-type="string">
            <text:p>Slovakia (SK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0; 210; 240; 300; 310; 340; 510; 710; 740; 800; 820; 830; 900; 910; 930; Not applicable</text:p>
          </table:table-cell>
          <table:table-cell/>
          <table:table-cell office:value-type="string" calcext:value-type="string">
            <text:p>114; 121; 212; 223; 246; 314; 332; 333; 346; 348; 521; 613; 615; 733; 811; 822; 834; 911; 912</text:p>
          </table:table-cell>
        </table:table-row>
        <table:table-row table:style-name="ro2">
          <table:table-cell office:value-type="string" calcext:value-type="string">
            <text:p>Slovakia (SK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; 120; 130; 210; 240; 310; 340; 400; 410; 520; 600; 610; 720; 740; 810; 820; 830; 900; 910; Not applicable</text:p>
          </table:table-cell>
          <table:table-cell/>
          <table:table-cell office:value-type="string" calcext:value-type="string">
            <text:p>114; 121; 212; 223; 246; 314; 333; 348; 521; 613; 615; 733; 822; 834; 911; 912</text:p>
          </table:table-cell>
        </table:table-row>
        <table:table-row table:style-name="ro2">
          <table:table-cell office:value-type="string" calcext:value-type="string">
            <text:p>Slovakia (SK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0; 130; 200; 230; 240; 340; 400; 410; 500; 520; 610; 720; 800; 810; 820; 830; 900; 910; 930; Not applicable</text:p>
          </table:table-cell>
          <table:table-cell office:value-type="string" calcext:value-type="string">
            <text:p>114; 348</text:p>
          </table:table-cell>
          <table:table-cell office:value-type="string" calcext:value-type="string">
            <text:p>121; 212; 223; 246; 314; 332; 346; 613; 615; 733; 813; 824; 834; 911; 912</text:p>
          </table:table-cell>
        </table:table-row>
        <table:table-row table:style-name="ro2">
          <table:table-cell office:value-type="string" calcext:value-type="string">
            <text:p>Slovakia (SK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; 120; 130; 200; 230; 240; 320; 330; 340; 400; 410; 420; 500; 510; 520; 610; 700; 720; 740; 800; 810; 820; 830; 900; 910; 930; Not applicable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14; 121; 212; 223; 246; 332; 346; 348; 613; 615; 733; 834; 911</text:p>
          </table:table-cell>
        </table:table-row>
        <table:table-row table:style-name="ro3">
          <table:table-cell office:value-type="string" calcext:value-type="string">
            <text:p>Slovakia (SK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; 120; 130; 200; 230; 240; 310; 330; 340; 400; 410; 420; 500; 510; 520; 600; 610; 700; 710; 720; 730; 740; 800; 810; 820; 830; 900; 910; Not applicable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14; 121; 212; 223; 332; 348; 521; 613; 615; 733; 813; 834; 911</text:p>
          </table:table-cell>
        </table:table-row>
        <table:table-row table:style-name="ro3">
          <table:table-cell office:value-type="string" calcext:value-type="string">
            <text:p>Slovakia (SK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; 11; 120; 130; 200; 220; 230; 240; 310; 330; 340; 400; 410; 420; 500; 510; 520; 600; 610; 710; 720; 730; 740; 800; 810; 820; 830; 900; 910; Not applicable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14; 121; 212; 223; 246; 332; 333; 346; 348; 521; 613; 615; 733; 813; 834; 911</text:p>
          </table:table-cell>
        </table:table-row>
        <table:table-row table:style-name="ro2">
          <table:table-cell office:value-type="string" calcext:value-type="string">
            <text:p>Slovakia (SK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; 11; 120; 130; 200; 220; 230; 340; 400; 410; 420; 500; 520; 610; 720; 800; 810; 820; 830; 900; 910; Not applicable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14; 121; 212; 223; 246; 332; 346; 348; 521; 613; 615; 733; 813; 834; 911</text:p>
          </table:table-cell>
        </table:table-row>
        <table:table-row table:style-name="ro2">
          <table:table-cell office:value-type="string" calcext:value-type="string">
            <text:p>Slovakia (SK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; 120; 130; 200; 340; 400; 410; 420; 500; 510; 610; 720; 830; 900; 910; 930; Not applicable; Not stated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14; 121; 212; 221; 223; 246; 314; 333; 346; 348; 521; 613; 615; 732; 733; 813; 824; 834; 911</text:p>
          </table:table-cell>
        </table:table-row>
        <table:table-row table:style-name="ro2">
          <table:table-cell office:value-type="string" calcext:value-type="string">
            <text:p>Slovakia (SK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; 120; 130; 320; 410; 510; 610; 720; 830; 930; Not applicable</text:p>
          </table:table-cell>
          <table:table-cell/>
          <table:table-cell office:value-type="string" calcext:value-type="string">
            <text:p>114; 121; 212; 223; 246; 332; 348; 521; 613; 615; 733; 813; 824; 829; 834; 911; 912</text:p>
          </table:table-cell>
        </table:table-row>
        <table:table-row table:style-name="ro2">
          <table:table-cell office:value-type="string" calcext:value-type="string">
            <text:p>Slovakia (SK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; 110; 210; 310; 350; 400; 420; 520; 740; 910; 930; Not applicable; Not stated</text:p>
          </table:table-cell>
          <table:table-cell office:value-type="string" calcext:value-type="string">
            <text:p>223; 224; 631; 632; 633; 634</text:p>
          </table:table-cell>
          <table:table-cell office:value-type="string" calcext:value-type="string">
            <text:p>11; 31; 112; 212; 222; 323; 324; 613; 622; 835; 912; 951; 952</text:p>
          </table:table-cell>
        </table:table-row>
        <table:table-row table:style-name="ro2">
          <table:table-cell office:value-type="string" calcext:value-type="string">
            <text:p>Slovakia (SK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; 110; 130; 140; 210; 240; 310; 400; 600; 740; 830; 910; Not applicable; Not stated</text:p>
          </table:table-cell>
          <table:table-cell office:value-type="string" calcext:value-type="string">
            <text:p>223; 224; 323; 632; 634; 952</text:p>
          </table:table-cell>
          <table:table-cell office:value-type="string" calcext:value-type="string">
            <text:p>11; 31; 112; 131; 212; 222; 315; 324; 613; 622; 631; 633; 835; 951</text:p>
          </table:table-cell>
        </table:table-row>
        <table:table-row table:style-name="ro2">
          <table:table-cell office:value-type="string" calcext:value-type="string">
            <text:p>Slovakia (SK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; 120; 130; 140; 220; 250; 330; 350; 410; 420; 520; 600; 740; 830; 910; 950; 960; Not applicable; Not stated</text:p>
          </table:table-cell>
          <table:table-cell office:value-type="string" calcext:value-type="string">
            <text:p>223; 224; 634; 952</text:p>
          </table:table-cell>
          <table:table-cell office:value-type="string" calcext:value-type="string">
            <text:p>112; 212; 222; 323; 324; 613; 622; 631; 632; 633; 835; 912; 951</text:p>
          </table:table-cell>
        </table:table-row>
        <table:table-row table:style-name="ro3">
          <table:table-cell office:value-type="string" calcext:value-type="string">
            <text:p>Slovakia (SK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0; 130; 140; 210; 220; 240; 250; 300; 330; 340; 350; 400; 410; 420; 520; 530; 540; 700; 720; 740; 800; 810; 830; 900; 910; 920; 950; 960; Not applicable; Not stated</text:p>
          </table:table-cell>
          <table:table-cell office:value-type="string" calcext:value-type="string">
            <text:p>223; 224; 323; 835; 952</text:p>
          </table:table-cell>
          <table:table-cell office:value-type="string" calcext:value-type="string">
            <text:p>112; 212; 222; 324; 413; 613; 622; 631; 632; 633; 634; 912; 951</text:p>
          </table:table-cell>
        </table:table-row>
        <table:table-row table:style-name="ro3">
          <table:table-cell office:value-type="string" calcext:value-type="string">
            <text:p>Slovakia (SK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; 120; 130; 140; 210; 230; 240; 300; 320; 330; 340; 350; 400; 410; 420; 500; 520; 530; 540; 700; 710; 720; 740; 800; 810; 830; 910; 930; 960; Not applicable; Not stated</text:p>
          </table:table-cell>
          <table:table-cell office:value-type="string" calcext:value-type="string">
            <text:p>223; 224; 835</text:p>
          </table:table-cell>
          <table:table-cell office:value-type="string" calcext:value-type="string">
            <text:p>112; 212; 225; 323; 324; 613; 622; 631; 632; 633; 634; 951; 952</text:p>
          </table:table-cell>
        </table:table-row>
        <table:table-row table:style-name="ro3">
          <table:table-cell office:value-type="string" calcext:value-type="string">
            <text:p>Slovakia (SK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; 110; 120; 130; 140; 210; 230; 240; 250; 300; 320; 330; 350; 400; 410; 420; 440; 500; 510; 520; 530; 540; 620; 700; 710; 720; 740; 800; 810; 830; 910; 930; Not applicable; Not stated</text:p>
          </table:table-cell>
          <table:table-cell office:value-type="string" calcext:value-type="string">
            <text:p>224; 622; 632; 634; 835</text:p>
          </table:table-cell>
          <table:table-cell office:value-type="string" calcext:value-type="string">
            <text:p>112; 212; 223; 225; 323; 324; 413; 613; 631; 633; 951; 952</text:p>
          </table:table-cell>
        </table:table-row>
        <table:table-row table:style-name="ro3">
          <table:table-cell office:value-type="string" calcext:value-type="string">
            <text:p>Slovakia (SK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; 120; 130; 140; 210; 230; 240; 250; 300; 320; 330; 350; 400; 410; 420; 440; 500; 510; 520; 530; 620; 700; 720; 740; 810; 830; 900; 910; 920; 930; 940; Not applicable</text:p>
          </table:table-cell>
          <table:table-cell office:value-type="string" calcext:value-type="string">
            <text:p>323; 622; 634; 835</text:p>
          </table:table-cell>
          <table:table-cell office:value-type="string" calcext:value-type="string">
            <text:p>212; 223; 224; 324; 413; 516; 613; 631; 632; 633; 912; 951; 952</text:p>
          </table:table-cell>
        </table:table-row>
        <table:table-row table:style-name="ro3">
          <table:table-cell office:value-type="string" calcext:value-type="string">
            <text:p>Slovakia (SK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; 120; 130; 140; 200; 210; 230; 240; 250; 300; 320; 330; 350; 400; 410; 420; 430; 440; 520; 530; 540; 620; 700; 720; 740; 800; 810; 830; 910; 930; 940; Not applicable</text:p>
          </table:table-cell>
          <table:table-cell office:value-type="string" calcext:value-type="string">
            <text:p>223; 224; 323; 622; 634; 952</text:p>
          </table:table-cell>
          <table:table-cell office:value-type="string" calcext:value-type="string">
            <text:p>11; 112; 212; 225; 324; 412; 413; 613; 631; 632; 633; 835; 912; 951</text:p>
          </table:table-cell>
        </table:table-row>
        <table:table-row table:style-name="ro3">
          <table:table-cell office:value-type="string" calcext:value-type="string">
            <text:p>Slovakia (SK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; 110; 120; 130; 140; 210; 230; 240; 250; 300; 310; 330; 350; 400; 410; 420; 430; 440; 520; 530; 700; 720; 740; 800; 810; 830; 910; 920; 930; 960; Not applicable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11; 112; 212; 223; 224; 225; 323; 324; 613; 622; 631; 632; 633; 634; 835; 912; 951</text:p>
          </table:table-cell>
        </table:table-row>
        <table:table-row table:style-name="ro3">
          <table:table-cell office:value-type="string" calcext:value-type="string">
            <text:p>Slovakia (SK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; 120; 130; 140; 210; 230; 240; 250; 300; 310; 320; 330; 340; 350; 400; 410; 420; 430; 440; 520; 530; 540; 610; 630; 740; 800; 810; 830; 910; 930; 960; Not applicable</text:p>
          </table:table-cell>
          <table:table-cell office:value-type="string" calcext:value-type="string">
            <text:p>632; 634; 952</text:p>
          </table:table-cell>
          <table:table-cell office:value-type="string" calcext:value-type="string">
            <text:p>11; 112; 212; 223; 224; 225; 232; 323; 324; 413; 521; 613; 622; 631; 633; 835; 912; 951</text:p>
          </table:table-cell>
        </table:table-row>
        <table:table-row table:style-name="ro3">
          <table:table-cell office:value-type="string" calcext:value-type="string">
            <text:p>Slovakia (SK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; 120; 130; 140; 210; 230; 240; 250; 300; 320; 330; 340; 350; 400; 410; 420; 430; 440; 500; 510; 520; 530; 540; 610; 620; 630; 720; 730; 740; 800; 810; 830; 900; 910; 930; Not applicable; Not stated</text:p>
          </table:table-cell>
          <table:table-cell office:value-type="string" calcext:value-type="string">
            <text:p>223; 632; 952</text:p>
          </table:table-cell>
          <table:table-cell office:value-type="string" calcext:value-type="string">
            <text:p>11; 21; 31; 112; 131; 211; 212; 213; 215; 224; 225; 232; 262; 264; 314; 315; 323; 324; 341; 342; 352; 412; 413; 511; 516; 521; 523; 611; 613; 622; 631; 633; 634; 731; 732; 811; 813; 835; 912; 951; 961</text:p>
          </table:table-cell>
        </table:table-row>
        <table:table-row table:style-name="ro3">
          <table:table-cell office:value-type="string" calcext:value-type="string">
            <text:p>Slovakia (SK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; 120; 130; 140; 210; 230; 240; 250; 300; 310; 330; 340; 350; 400; 410; 420; 430; 440; 500; 510; 520; 530; 600; 610; 620; 700; 710; 740; 750; 800; 810; 830; 900; 910; 920; 930; Not applicable; Not stated</text:p>
          </table:table-cell>
          <table:table-cell office:value-type="string" calcext:value-type="string">
            <text:p>223; 224; 634; 835; 952</text:p>
          </table:table-cell>
          <table:table-cell office:value-type="string" calcext:value-type="string">
            <text:p>11; 21; 31; 112; 131; 211; 212; 213; 215; 225; 232; 262; 264; 314; 315; 323; 324; 341; 342; 352; 412; 413; 511; 516; 521; 611; 612; 613; 622; 631; 632; 633; 731; 732; 811; 813; 912; 951; 961</text:p>
          </table:table-cell>
        </table:table-row>
        <table:table-row table:style-name="ro4">
          <table:table-cell office:value-type="string" calcext:value-type="string">
            <text:p>Turkey (TR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Turkey (TR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Turkey (TR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Turkey (TR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Turkey (TR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4">
          <table:table-cell office:value-type="string" calcext:value-type="string">
            <text:p>Turkey (TR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; 111; 114; 121; 122; 123; 131; 211; 212; 213; 214; 221; 222; 223; 231; 232; 233; 234; 235; 241; 242; 243; 244; 245; 246; 247; 311; 312; 313; 314; 315; 321; 322; 323; 331; 332; 333; 334; 341; 342; 343; 344; 345; 346; 347; 348; 411; 412; 413; 414; 419; 421; 422; 511; 512; 513; 514; 516; 521; 522; 611; 612; 613; 614; 615; 711; 712; 713; 714; 721; 722; 723; 724; 731; 732; 733; 734; 741; 742; 743; 744; 811; 812; 813; 814; 815; 816; 817; 821; 822; 823; 824; 825; 826; 827; 828; 829; 831; 832; 833; 834; 911; 912; 913; 914; 915; 916; 921; 931; 932; 933</text:p>
          </table:table-cell>
          <table:table-cell/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10; 320; 510; 520; 600; Not applicable</text:p>
          </table:table-cell>
          <table:table-cell office:value-type="string" calcext:value-type="string">
            <text:p>10; 247; 346</text:p>
          </table:table-cell>
          <table:table-cell office:value-type="string" calcext:value-type="string">
            <text:p>331; 332; 521</text:p>
          </table:table-cell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; 320; 510; 520; 600; Not applicable; Not stated</text:p>
          </table:table-cell>
          <table:table-cell office:value-type="string" calcext:value-type="string">
            <text:p>10; 247; 345</text:p>
          </table:table-cell>
          <table:table-cell/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10; 24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0; 24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0; 247; 34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; 21; 31; 223; 323</text:p>
          </table:table-cell>
          <table:table-cell/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; 21; 31; 32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; 21; 31</text:p>
          </table:table-cell>
          <table:table-cell office:value-type="string" calcext:value-type="string">
            <text:p>223; 323</text:p>
          </table:table-cell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; 21; 31; 32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; 21; 31; 223</text:p>
          </table:table-cell>
          <table:table-cell office:value-type="string" calcext:value-type="string">
            <text:p>224; 323</text:p>
          </table:table-cell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; 21; 31; 223</text:p>
          </table:table-cell>
          <table:table-cell office:value-type="string" calcext:value-type="string">
            <text:p>224; 634</text:p>
          </table:table-cell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; 21; 31; 223</text:p>
          </table:table-cell>
          <table:table-cell office:value-type="string" calcext:value-type="string">
            <text:p>323; 634</text:p>
          </table:table-cell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; 21; 3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; 21; 31; 223</text:p>
          </table:table-cell>
          <table:table-cell/>
        </table:table-row>
        <table:table-row table:style-name="ro1">
          <table:table-cell office:value-type="string" calcext:value-type="string">
            <text:p>Turkey (TR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11; 21; 31</text:p>
          </table:table-cell>
          <table:table-cell office:value-type="float" office:value="323" calcext:value-type="float">
            <text:p>323</text:p>
          </table:table-cell>
        </table:table-row>
        <table:table-row table:style-name="ro6">
          <table:table-cell office:value-type="string" calcext:value-type="string">
            <text:p>Turkey (TR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6">
          <table:table-cell office:value-type="string" calcext:value-type="string">
            <text:p>Turkey (TR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SCO8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312; 321; 331; 333; 348; 521; 612; 817; 829; 91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SCO8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0; Not applicable; Not stated</text:p>
          </table:table-cell>
          <table:table-cell office:value-type="string" calcext:value-type="string">
            <text:p>212; 223; 331; 332; 333; 348; 521; 612; 614; 711; 817; 824; 825; 912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CO8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0; Not applicable; Not stated</text:p>
          </table:table-cell>
          <table:table-cell office:value-type="string" calcext:value-type="string">
            <text:p>212; 223; 331; 332; 333; 348; 521; 612; 614; 711; 817; 824; 825; 912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CO8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; Not applicable; Not stated</text:p>
          </table:table-cell>
          <table:table-cell office:value-type="string" calcext:value-type="string">
            <text:p>212; 223; 331; 332; 333; 348; 521; 612; 614; 711; 817; 824; 825; 91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SCO8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; Not applicable; Not stated</text:p>
          </table:table-cell>
          <table:table-cell office:value-type="string" calcext:value-type="string">
            <text:p>212; 223; 331; 332; 333; 348; 521; 612; 614; 711; 817; 824; 825; 91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O8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0; Not applicable; Not stated</text:p>
          </table:table-cell>
          <table:table-cell office:value-type="string" calcext:value-type="string">
            <text:p>212; 223; 331; 332; 333; 348; 521; 612; 614; 711; 817; 824; 825; 912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SCO8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0; Not applicable; Not stated</text:p>
          </table:table-cell>
          <table:table-cell office:value-type="string" calcext:value-type="string">
            <text:p>212; 223; 331; 332; 333; 348; 521; 612; 614; 711; 817; 824; 825; 912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CO8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0; Not applicable; Not stated</text:p>
          </table:table-cell>
          <table:table-cell office:value-type="string" calcext:value-type="string">
            <text:p>212; 223; 331; 332; 333; 348; 521; 612; 614; 711; 817; 824; 825; 912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SCO8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; Not applicable; Not stated</text:p>
          </table:table-cell>
          <table:table-cell office:value-type="string" calcext:value-type="string">
            <text:p>212; 223; 331; 332; 333; 348; 521; 612; 614; 711; 817; 824; 825; 91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SCO8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0; Not applicable; Not stated</text:p>
          </table:table-cell>
          <table:table-cell office:value-type="string" calcext:value-type="string">
            <text:p>212; 223; 331; 332; 333; 348; 521; 612; 614; 711; 817; 824; 825; 912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SCO88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0; Not applicable; Not stated</text:p>
          </table:table-cell>
          <table:table-cell office:value-type="string" calcext:value-type="string">
            <text:p>212; 223; 331; 332; 333; 348; 521; 612; 614; 711; 817; 824; 825; 912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252; 322; 412; 613; 622; 631; 632; 633; 634; 817; 951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252; 322; 412; 613; 622; 631; 632; 633; 634; 817; 951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252; 322; 412; 613; 622; 631; 632; 633; 634; 817; 951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252; 322; 412; 613; 622; 631; 632; 633; 634; 817; 951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252; 322; 412; 613; 622; 631; 632; 633; 634; 817; 951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252; 322; 412; 613; 622; 631; 632; 633; 634; 817; 951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252; 322; 412; 613; 622; 631; 632; 633; 634; 817; 951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252; 322; 412; 613; 622; 631; 632; 633; 634; 817; 951</text:p>
          </table:table-cell>
          <table:table-cell/>
        </table:table-row>
        <table:table-row table:style-name="ro1">
          <table:table-cell office:value-type="string" calcext:value-type="string">
            <text:p>United Kingdom (UK)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SCO0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pplicable; Not stated</text:p>
          </table:table-cell>
          <table:table-cell office:value-type="string" calcext:value-type="string">
            <text:p>223; 224; 252; 322; 412; 613; 622; 631; 632; 633; 634; 817; 951</text:p>
          </table:table-cell>
          <table:table-cell/>
        </table:table-row>
        <table:table-row table:style-name="ro6">
          <table:table-cell office:value-type="string" calcext:value-type="string">
            <text:p>United Kingdom (UK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SCO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6">
          <table:table-cell office:value-type="string" calcext:value-type="string">
            <text:p>United Kingdom (UK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SCO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6">
          <table:table-cell office:value-type="string" calcext:value-type="string">
            <text:p>United Kingdom (UK)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SCO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; 21; 31; 111; 112; 121; 122; 131; 132; 133; 134; 141; 142; 143; 211; 212; 213; 214; 215; 216; 221; 222; 223; 224; 225; 226; 231; 232; 233; 234; 235; 241; 242; 243; 251; 252; 261; 262; 263; 264; 265; 311; 312; 313; 314; 315; 321; 322; 323; 324; 325; 331; 332; 333; 334; 335; 341; 342; 343; 351; 352; 411; 412; 413; 421; 422; 431; 432; 441; 511; 512; 513; 514; 515; 516; 521; 522; 523; 524; 531; 532; 541; 611; 612; 613; 621; 622; 631; 632; 633; 634; 711; 712; 713; 721; 722; 723; 731; 732; 741; 742; 751; 752; 753; 754; 811; 812; 813; 814; 815; 816; 817; 818; 821; 831; 832; 833; 834; 835; 911; 912; 921; 931; 932; 933; 941; 951; 952; 961; 962</text:p>
          </table:table-cell>
          <table:table-cell/>
        </table:table-row>
        <table:table-row table:style-name="ro1" table:number-rows-repeated="10477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00:52:49.443265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3-09T00:53:37.462212216</dc:date>
    <meta:editing-duration>PT6M59S</meta:editing-duration>
    <meta:editing-cycles>2</meta:editing-cycles>
    <meta:generator>LibreOffice/7.1.3.2$MacOSX_X86_64 LibreOffice_project/47f78053abe362b9384784d31a6e56f8511eb1c1</meta:generator>
    <meta:document-statistic meta:table-count="1" meta:cell-count="8297" meta:object-count="0"/>
  </office:meta>
</office:document-meta>
</file>